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in" table:align="margins"/>
    </style:style>
    <style:style style:name="Table1.A" style:family="table-column">
      <style:table-column-properties style:column-width="1.259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3in" table:align="margins"/>
    </style:style>
    <style:style style:name="Table2.A" style:family="table-column">
      <style:table-column-properties style:column-width="3.15in" style:rel-column-width="32767*"/>
    </style:style>
    <style:style style:name="Table2.B" style:family="table-column">
      <style:table-column-properties style:column-width="3.1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3in" table:align="margins"/>
    </style:style>
    <style:style style:name="Table3.A" style:family="table-column">
      <style:table-column-properties style:column-width="3.15in" style:rel-column-width="32767*"/>
    </style:style>
    <style:style style:name="Table3.B" style:family="table-column">
      <style:table-column-properties style:column-width="3.1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hesis_5f_caption">
      <style:text-properties officeooo:paragraph-rsid="013042a9"/>
    </style:style>
    <style:style style:name="P2" style:family="paragraph" style:parent-style-name="Thesis_5f_caption">
      <style:text-properties officeooo:paragraph-rsid="0137026c"/>
    </style:style>
    <style:style style:name="P3" style:family="paragraph" style:parent-style-name="Thesis_5f_body">
      <style:text-properties fo:font-style="italic" fo:font-weight="bold" style:font-style-asian="italic" style:font-weight-asian="bold" style:font-style-complex="italic" style:font-weight-complex="bold"/>
    </style:style>
    <style:style style:name="P4" style:family="paragraph" style:parent-style-name="Thesis_5f_body">
      <style:text-properties fo:font-style="italic" fo:font-weight="bold" officeooo:paragraph-rsid="0215754a" style:font-style-asian="italic" style:font-weight-asian="bold" style:font-style-complex="italic" style:font-weight-complex="bold"/>
    </style:style>
    <style:style style:name="P5" style:family="paragraph" style:parent-style-name="Thesis_5f_body">
      <style:text-properties fo:font-style="italic" fo:font-weight="bold" officeooo:rsid="02433408" officeooo:paragraph-rsid="02433408" style:font-style-asian="italic" style:font-weight-asian="bold" style:font-style-complex="italic" style:font-weight-complex="bold"/>
    </style:style>
    <style:style style:name="P6" style:family="paragraph" style:parent-style-name="Thesis_5f_body">
      <style:text-properties fo:font-style="italic" fo:font-weight="bold" officeooo:rsid="02d1e734" officeooo:paragraph-rsid="02d1e734" style:font-style-asian="italic" style:font-weight-asian="bold" style:font-style-complex="italic" style:font-weight-complex="bold"/>
    </style:style>
    <style:style style:name="P7" style:family="paragraph" style:parent-style-name="Thesis_5f_body">
      <style:text-properties fo:font-style="italic" style:font-style-asian="italic" style:font-style-complex="italic"/>
    </style:style>
    <style:style style:name="P8" style:family="paragraph" style:parent-style-name="Thesis_5f_body">
      <style:text-properties fo:font-style="normal" fo:font-weight="bold" style:font-style-asian="normal" style:font-weight-asian="bold" style:font-style-complex="normal" style:font-weight-complex="bold"/>
    </style:style>
    <style:style style:name="P9" style:family="paragraph" style:parent-style-name="Thesis_5f_body">
      <style:text-properties officeooo:rsid="016197a2"/>
    </style:style>
    <style:style style:name="P10" style:family="paragraph" style:parent-style-name="Thesis_5f_body">
      <style:text-properties officeooo:paragraph-rsid="01cb876f"/>
    </style:style>
    <style:style style:name="P11" style:family="paragraph" style:parent-style-name="Thesis_5f_body">
      <style:text-properties officeooo:paragraph-rsid="01d1fbc3"/>
    </style:style>
    <style:style style:name="P12" style:family="paragraph" style:parent-style-name="Thesis_5f_body">
      <style:text-properties fo:language="bg" fo:country="BG" officeooo:rsid="020811ef" officeooo:paragraph-rsid="020fa8f2"/>
    </style:style>
    <style:style style:name="P13" style:family="paragraph" style:parent-style-name="Thesis_5f_body">
      <style:text-properties fo:language="bg" fo:country="BG" officeooo:rsid="02216c56" officeooo:paragraph-rsid="02216c56"/>
    </style:style>
    <style:style style:name="P14" style:family="paragraph" style:parent-style-name="Thesis_5f_body">
      <style:paragraph-properties fo:text-align="justify" style:justify-single-word="false"/>
      <style:text-properties fo:language="bg" fo:country="BG" officeooo:rsid="02316f69" officeooo:paragraph-rsid="02316f69"/>
    </style:style>
    <style:style style:name="P15" style:family="paragraph" style:parent-style-name="Thesis_5f_body">
      <style:text-properties fo:language="bg" fo:country="BG" fo:font-style="italic" fo:font-weight="bold" officeooo:rsid="02452410" officeooo:paragraph-rsid="01f8082d" fo:background-color="transparent" style:font-style-asian="italic" style:font-weight-asian="bold" style:font-style-complex="italic" style:font-weight-complex="bold"/>
    </style:style>
    <style:style style:name="P16" style:family="paragraph" style:parent-style-name="Thesis_5f_body">
      <style:text-properties fo:language="bg" fo:country="BG" officeooo:rsid="024d3423" officeooo:paragraph-rsid="024d3423" fo:background-color="transparent"/>
    </style:style>
    <style:style style:name="P17" style:family="paragraph" style:parent-style-name="Thesis_5f_body">
      <style:text-properties fo:language="bg" fo:country="BG" officeooo:rsid="020c729a" officeooo:paragraph-rsid="02b74a49"/>
    </style:style>
    <style:style style:name="P18" style:family="paragraph" style:parent-style-name="Thesis_5f_body">
      <style:text-properties fo:language="bg" fo:country="BG" fo:font-style="normal" fo:font-weight="normal" officeooo:rsid="02806b7d" officeooo:paragraph-rsid="02906675" fo:background-color="transparent" style:font-style-asian="normal" style:font-weight-asian="normal" style:font-style-complex="normal" style:font-weight-complex="normal"/>
    </style:style>
    <style:style style:name="P19" style:family="paragraph" style:parent-style-name="Thesis_5f_body">
      <style:text-properties officeooo:rsid="02d8dab0" officeooo:paragraph-rsid="02d8dab0" fo:background-color="#ffff00"/>
    </style:style>
    <style:style style:name="P20" style:family="paragraph" style:parent-style-name="Thesis_5f_body">
      <style:text-properties officeooo:rsid="03c59137" officeooo:paragraph-rsid="03c5d787" fo:background-color="#ffff00"/>
    </style:style>
    <style:style style:name="P21" style:family="paragraph" style:parent-style-name="Thesis_5f_body">
      <style:text-properties officeooo:rsid="03c59137" officeooo:paragraph-rsid="03c63aa2" fo:background-color="#ffff00"/>
    </style:style>
    <style:style style:name="P22" style:family="paragraph" style:parent-style-name="Thesis_5f_body">
      <style:paragraph-properties fo:text-align="center" style:justify-single-word="false"/>
      <style:text-properties officeooo:rsid="020252a4" officeooo:paragraph-rsid="02301eed"/>
    </style:style>
    <style:style style:name="P23" style:family="paragraph" style:parent-style-name="Thesis_5f_body">
      <style:text-properties officeooo:paragraph-rsid="021c3539"/>
    </style:style>
    <style:style style:name="P24" style:family="paragraph" style:parent-style-name="Thesis_5f_body">
      <style:text-properties officeooo:paragraph-rsid="021eab53"/>
    </style:style>
    <style:style style:name="P25" style:family="paragraph" style:parent-style-name="Thesis_5f_body">
      <style:text-properties officeooo:rsid="02216c56" officeooo:paragraph-rsid="02216c56"/>
    </style:style>
    <style:style style:name="P26" style:family="paragraph" style:parent-style-name="Thesis_5f_body">
      <style:paragraph-properties fo:text-align="start" style:justify-single-word="false"/>
      <style:text-properties officeooo:rsid="022bd978" officeooo:paragraph-rsid="022bd978"/>
    </style:style>
    <style:style style:name="P27" style:family="paragraph" style:parent-style-name="Thesis_5f_body">
      <style:paragraph-properties fo:text-align="center" style:justify-single-word="false"/>
      <style:text-properties officeooo:paragraph-rsid="022bd978"/>
    </style:style>
    <style:style style:name="P28" style:family="paragraph" style:parent-style-name="Thesis_5f_body">
      <style:paragraph-properties fo:text-align="center" style:justify-single-word="false"/>
      <style:text-properties officeooo:paragraph-rsid="0243bddf"/>
    </style:style>
    <style:style style:name="P29" style:family="paragraph" style:parent-style-name="Thesis_5f_body">
      <style:paragraph-properties fo:text-align="center" style:justify-single-word="false"/>
      <style:text-properties officeooo:paragraph-rsid="0388cbe2"/>
    </style:style>
    <style:style style:name="P30" style:family="paragraph" style:parent-style-name="Thesis_5f_body">
      <style:text-properties officeooo:paragraph-rsid="022bd978"/>
    </style:style>
    <style:style style:name="P31" style:family="paragraph" style:parent-style-name="Thesis_5f_body">
      <style:text-properties officeooo:paragraph-rsid="022f01b8"/>
    </style:style>
    <style:style style:name="P32" style:family="paragraph" style:parent-style-name="Thesis_5f_body">
      <style:paragraph-properties fo:text-align="justify" style:justify-single-word="false"/>
      <style:text-properties officeooo:rsid="02032a7d" officeooo:paragraph-rsid="02316f69"/>
    </style:style>
    <style:style style:name="P33" style:family="paragraph" style:parent-style-name="Thesis_5f_body">
      <style:paragraph-properties fo:text-align="justify" style:justify-single-word="false"/>
      <style:text-properties officeooo:rsid="0204e267" officeooo:paragraph-rsid="0237717f"/>
    </style:style>
    <style:style style:name="P34" style:family="paragraph" style:parent-style-name="Thesis_5f_body">
      <style:paragraph-properties fo:text-align="justify" style:justify-single-word="false"/>
      <style:text-properties officeooo:paragraph-rsid="023cb3eb"/>
    </style:style>
    <style:style style:name="P35" style:family="paragraph" style:parent-style-name="Thesis_5f_body">
      <style:paragraph-properties fo:text-align="justify" style:justify-single-word="false"/>
      <style:text-properties officeooo:paragraph-rsid="02407147"/>
    </style:style>
    <style:style style:name="P36" style:family="paragraph" style:parent-style-name="Thesis_5f_body">
      <style:text-properties officeooo:paragraph-rsid="0243bddf"/>
    </style:style>
    <style:style style:name="P37" style:family="paragraph" style:parent-style-name="Thesis_5f_body">
      <style:text-properties officeooo:rsid="02452410" officeooo:paragraph-rsid="02467ba1"/>
    </style:style>
    <style:style style:name="P38" style:family="paragraph" style:parent-style-name="Thesis_5f_body">
      <style:text-properties officeooo:rsid="011e2908" officeooo:paragraph-rsid="021c3539"/>
    </style:style>
    <style:style style:name="P39" style:family="paragraph" style:parent-style-name="Thesis_5f_body">
      <style:text-properties fo:language="ru" fo:country="RU" officeooo:rsid="01f95797" officeooo:paragraph-rsid="0243bddf" fo:background-color="transparent"/>
    </style:style>
    <style:style style:name="P40" style:family="paragraph" style:parent-style-name="Thesis_5f_body">
      <style:text-properties fo:language="ru" fo:country="RU" officeooo:rsid="017b4e5e" officeooo:paragraph-rsid="02c29d7c"/>
    </style:style>
    <style:style style:name="P41" style:family="paragraph" style:parent-style-name="Thesis_5f_body">
      <style:text-properties fo:language="ru" fo:country="RU" fo:font-style="normal" fo:font-weight="normal" officeooo:rsid="02d1e734" fo:background-color="transparent" style:font-style-asian="normal" style:font-weight-asian="normal" style:font-style-complex="normal" style:font-weight-complex="normal"/>
    </style:style>
    <style:style style:name="P42" style:family="paragraph" style:parent-style-name="Thesis_5f_body">
      <style:text-properties fo:language="ru" fo:country="RU" officeooo:rsid="036550c1" officeooo:paragraph-rsid="036550c1"/>
    </style:style>
    <style:style style:name="P43" style:family="paragraph" style:parent-style-name="Thesis_5f_body">
      <style:text-properties fo:language="ru" fo:country="RU" officeooo:rsid="036c88a6" officeooo:paragraph-rsid="03794632"/>
    </style:style>
    <style:style style:name="P44" style:family="paragraph" style:parent-style-name="Thesis_5f_body">
      <style:text-properties fo:language="ru" fo:country="RU" officeooo:rsid="036c88a6" officeooo:paragraph-rsid="038d644c"/>
    </style:style>
    <style:style style:name="P45" style:family="paragraph" style:parent-style-name="Thesis_5f_body">
      <style:text-properties fo:language="ru" fo:country="RU" officeooo:rsid="037b0866" officeooo:paragraph-rsid="037d2b84"/>
    </style:style>
    <style:style style:name="P46" style:family="paragraph" style:parent-style-name="Thesis_5f_body">
      <style:text-properties fo:language="ru" fo:country="RU" officeooo:rsid="0385755b" officeooo:paragraph-rsid="038299cb"/>
    </style:style>
    <style:style style:name="P47" style:family="paragraph" style:parent-style-name="Thesis_5f_body">
      <style:text-properties fo:language="ru" fo:country="RU" officeooo:rsid="03727f09" officeooo:paragraph-rsid="03794632"/>
    </style:style>
    <style:style style:name="P48" style:family="paragraph" style:parent-style-name="Thesis_5f_body">
      <style:text-properties fo:language="ru" fo:country="RU" officeooo:rsid="03807614" officeooo:paragraph-rsid="03807614"/>
    </style:style>
    <style:style style:name="P49" style:family="paragraph" style:parent-style-name="Thesis_5f_body">
      <style:text-properties fo:language="ru" fo:country="RU" officeooo:rsid="038299cb" officeooo:paragraph-rsid="0388cbe2"/>
    </style:style>
    <style:style style:name="P50" style:family="paragraph" style:parent-style-name="Thesis_5f_body">
      <style:text-properties fo:language="ru" fo:country="RU" officeooo:rsid="037fe5df" officeooo:paragraph-rsid="037fe5df"/>
    </style:style>
    <style:style style:name="P51" style:family="paragraph" style:parent-style-name="Thesis_5f_body">
      <style:text-properties fo:language="ru" fo:country="RU" officeooo:rsid="03c63aa2" officeooo:paragraph-rsid="03c63aa2" fo:background-color="#ffff00"/>
    </style:style>
    <style:style style:name="P52" style:family="paragraph" style:parent-style-name="Thesis_5f_body">
      <style:text-properties fo:language="ru" fo:country="RU" officeooo:paragraph-rsid="03afc98f"/>
    </style:style>
    <style:style style:name="P53" style:family="paragraph" style:parent-style-name="Thesis_5f_body">
      <style:text-properties fo:language="ru" fo:country="RU" officeooo:rsid="03ccd9bc" officeooo:paragraph-rsid="03d8198b"/>
    </style:style>
    <style:style style:name="P54" style:family="paragraph" style:parent-style-name="Thesis_5f_body">
      <style:paragraph-properties fo:text-align="justify" style:justify-single-word="false"/>
      <style:text-properties style:text-position="0% 100%" fo:language="bg" fo:country="BG" officeooo:rsid="02316f69" officeooo:paragraph-rsid="0237717f"/>
    </style:style>
    <style:style style:name="P55" style:family="paragraph" style:parent-style-name="Thesis_5f_body">
      <style:text-properties officeooo:rsid="0256356d" officeooo:paragraph-rsid="0256356d"/>
    </style:style>
    <style:style style:name="P56" style:family="paragraph" style:parent-style-name="Thesis_5f_body">
      <style:text-properties officeooo:rsid="0223c1b4" officeooo:paragraph-rsid="0262477b"/>
    </style:style>
    <style:style style:name="P57" style:family="paragraph" style:parent-style-name="Thesis_5f_body">
      <style:text-properties officeooo:paragraph-rsid="02647b4a"/>
    </style:style>
    <style:style style:name="P58" style:family="paragraph" style:parent-style-name="Thesis_5f_body">
      <style:text-properties officeooo:paragraph-rsid="02669ddf"/>
    </style:style>
    <style:style style:name="P59" style:family="paragraph" style:parent-style-name="Thesis_5f_body">
      <style:text-properties style:font-name="Times New Roman" fo:language="bg" fo:country="BG" officeooo:rsid="028ea244" officeooo:paragraph-rsid="028fdca1" fo:background-color="transparent"/>
    </style:style>
    <style:style style:name="P60" style:family="paragraph" style:parent-style-name="Thesis_5f_body">
      <style:text-properties style:font-name="Times New Roman" fo:language="bg" fo:country="BG" officeooo:rsid="02902cb0" officeooo:paragraph-rsid="02902cb0" fo:background-color="transparent"/>
    </style:style>
    <style:style style:name="P61" style:family="paragraph" style:parent-style-name="Thesis_5f_body">
      <style:paragraph-properties fo:text-align="center" style:justify-single-word="false"/>
      <style:text-properties style:font-name="Times New Roman" fo:language="bg" fo:country="BG" officeooo:rsid="03807614" officeooo:paragraph-rsid="03807614" style:font-size-asian="10.5pt"/>
    </style:style>
    <style:style style:name="P62" style:family="paragraph" style:parent-style-name="Thesis_5f_body">
      <style:text-properties officeooo:paragraph-rsid="0289f5d1"/>
    </style:style>
    <style:style style:name="P63" style:family="paragraph" style:parent-style-name="Thesis_5f_body">
      <style:text-properties officeooo:paragraph-rsid="02906675"/>
    </style:style>
    <style:style style:name="P64" style:family="paragraph" style:parent-style-name="Thesis_5f_body">
      <style:text-properties officeooo:paragraph-rsid="02a1258a"/>
    </style:style>
    <style:style style:name="P65" style:family="paragraph" style:parent-style-name="Thesis_5f_body">
      <style:text-properties officeooo:paragraph-rsid="02a7c037"/>
    </style:style>
    <style:style style:name="P66" style:family="paragraph" style:parent-style-name="Thesis_5f_body">
      <style:text-properties officeooo:paragraph-rsid="02c12a72"/>
    </style:style>
    <style:style style:name="P67" style:family="paragraph" style:parent-style-name="Thesis_5f_body">
      <style:text-properties officeooo:paragraph-rsid="02c29d7c"/>
    </style:style>
    <style:style style:name="P68" style:family="paragraph" style:parent-style-name="Thesis_5f_body">
      <style:text-properties officeooo:paragraph-rsid="02d57940"/>
    </style:style>
    <style:style style:name="P69" style:family="paragraph" style:parent-style-name="Thesis_5f_body">
      <style:text-properties officeooo:paragraph-rsid="02da7e72"/>
    </style:style>
    <style:style style:name="P70" style:family="paragraph" style:parent-style-name="Thesis_5f_body">
      <style:text-properties officeooo:rsid="029c96c9" officeooo:paragraph-rsid="029c96c9"/>
    </style:style>
    <style:style style:name="P71" style:family="paragraph" style:parent-style-name="Thesis_5f_body">
      <style:text-properties officeooo:rsid="018178aa" officeooo:paragraph-rsid="02c8c43a"/>
    </style:style>
    <style:style style:name="P72" style:family="paragraph" style:parent-style-name="Thesis_5f_body">
      <style:text-properties officeooo:paragraph-rsid="02e54a67"/>
    </style:style>
    <style:style style:name="P73" style:family="paragraph" style:parent-style-name="Thesis_5f_body">
      <style:text-properties officeooo:paragraph-rsid="02f25e91"/>
    </style:style>
    <style:style style:name="P74" style:family="paragraph" style:parent-style-name="Thesis_5f_body">
      <style:text-properties officeooo:paragraph-rsid="02f29667"/>
    </style:style>
    <style:style style:name="P75" style:family="paragraph" style:parent-style-name="Thesis_5f_body">
      <style:text-properties officeooo:paragraph-rsid="02faf8e9"/>
    </style:style>
    <style:style style:name="P76" style:family="paragraph" style:parent-style-name="Thesis_5f_body">
      <style:text-properties officeooo:rsid="02e54a67" officeooo:paragraph-rsid="02e91078"/>
    </style:style>
    <style:style style:name="P77" style:family="paragraph" style:parent-style-name="Thesis_5f_body">
      <style:text-properties officeooo:paragraph-rsid="01c386a6"/>
    </style:style>
    <style:style style:name="P78" style:family="paragraph" style:parent-style-name="Thesis_5f_body">
      <style:text-properties officeooo:rsid="030ae902" officeooo:paragraph-rsid="032ef850"/>
    </style:style>
    <style:style style:name="P79" style:family="paragraph" style:parent-style-name="Thesis_5f_body">
      <style:text-properties officeooo:paragraph-rsid="032ef850"/>
    </style:style>
    <style:style style:name="P80" style:family="paragraph" style:parent-style-name="Thesis_5f_body">
      <style:text-properties officeooo:paragraph-rsid="02b4546d"/>
    </style:style>
    <style:style style:name="P81" style:family="paragraph" style:parent-style-name="Thesis_5f_body">
      <style:text-properties officeooo:paragraph-rsid="0333b87e"/>
    </style:style>
    <style:style style:name="P82" style:family="paragraph" style:parent-style-name="Thesis_5f_body">
      <style:text-properties officeooo:rsid="030dda5f" officeooo:paragraph-rsid="032ef850"/>
    </style:style>
    <style:style style:name="P83" style:family="paragraph" style:parent-style-name="Thesis_5f_body">
      <style:text-properties officeooo:paragraph-rsid="035c13a5"/>
    </style:style>
    <style:style style:name="P84" style:family="paragraph" style:parent-style-name="Thesis_5f_body">
      <style:text-properties officeooo:paragraph-rsid="035dc0ef"/>
    </style:style>
    <style:style style:name="P85" style:family="paragraph" style:parent-style-name="Thesis_5f_body">
      <style:text-properties officeooo:rsid="033916ef" officeooo:paragraph-rsid="033916ef"/>
    </style:style>
    <style:style style:name="P86" style:family="paragraph" style:parent-style-name="Thesis_5f_body">
      <style:text-properties officeooo:rsid="036550c1" officeooo:paragraph-rsid="036550c1"/>
    </style:style>
    <style:style style:name="P87" style:family="paragraph" style:parent-style-name="Thesis_5f_body">
      <style:text-properties officeooo:rsid="02bb9787" officeooo:paragraph-rsid="03667c86"/>
    </style:style>
    <style:style style:name="P88" style:family="paragraph" style:parent-style-name="Thesis_5f_body">
      <style:text-properties officeooo:paragraph-rsid="03807614"/>
    </style:style>
    <style:style style:name="P89" style:family="paragraph" style:parent-style-name="Thesis_5f_body">
      <style:text-properties officeooo:paragraph-rsid="0388cbe2"/>
    </style:style>
    <style:style style:name="P90" style:family="paragraph" style:parent-style-name="Thesis_5f_body">
      <style:text-properties officeooo:paragraph-rsid="03b9758b"/>
    </style:style>
    <style:style style:name="P91" style:family="paragraph" style:parent-style-name="Thesis_5f_body">
      <style:text-properties officeooo:rsid="03b9cb28" officeooo:paragraph-rsid="03b9cb28"/>
    </style:style>
    <style:style style:name="P92" style:family="paragraph" style:parent-style-name="Thesis_5f_body">
      <style:text-properties officeooo:rsid="03c59137" officeooo:paragraph-rsid="03c59137"/>
    </style:style>
    <style:style style:name="P93" style:family="paragraph" style:parent-style-name="Thesis_5f_body">
      <style:text-properties officeooo:paragraph-rsid="03c9b2ac"/>
    </style:style>
    <style:style style:name="P94" style:family="paragraph" style:parent-style-name="Thesis_5f_body">
      <style:text-properties officeooo:rsid="03ccd9bc" officeooo:paragraph-rsid="03ccd9bc"/>
    </style:style>
    <style:style style:name="P95" style:family="paragraph" style:parent-style-name="Thesis_5f_body">
      <style:text-properties officeooo:rsid="03d31187" officeooo:paragraph-rsid="03d31187"/>
    </style:style>
    <style:style style:name="P96" style:family="paragraph" style:parent-style-name="Table_20_Contents">
      <style:paragraph-properties fo:text-align="center" style:justify-single-word="false"/>
      <style:text-properties style:font-name="Times New Roman" officeooo:rsid="03794632" officeooo:paragraph-rsid="03794632" style:font-size-asian="10.5pt"/>
    </style:style>
    <style:style style:name="P97" style:family="paragraph" style:parent-style-name="Table_20_Contents">
      <style:paragraph-properties fo:text-align="center" style:justify-single-word="false"/>
      <style:text-properties style:font-name="Times New Roman" style:font-size-asian="10.5pt"/>
    </style:style>
    <style:style style:name="P98" style:family="paragraph" style:parent-style-name="Table_20_Contents">
      <style:paragraph-properties fo:text-align="center" style:justify-single-word="false"/>
      <style:text-properties style:font-name="Times New Roman" officeooo:paragraph-rsid="03794632" style:font-size-asian="10.5pt"/>
    </style:style>
    <style:style style:name="P99" style:family="paragraph" style:parent-style-name="Table_20_Contents">
      <style:paragraph-properties fo:text-align="center" style:justify-single-word="false"/>
      <style:text-properties style:font-name="Times New Roman" officeooo:rsid="037d2b84" officeooo:paragraph-rsid="037d2b84" style:font-size-asian="10.5pt"/>
    </style:style>
    <style:style style:name="P100" style:family="paragraph" style:parent-style-name="Table_20_Contents">
      <style:paragraph-properties fo:text-align="center" style:justify-single-word="false"/>
      <style:text-properties style:font-name="Times New Roman" fo:font-weight="bold" officeooo:rsid="037d2b84" officeooo:paragraph-rsid="037d2b84" style:font-size-asian="10.5pt" style:font-weight-asian="bold" style:font-weight-complex="bold"/>
    </style:style>
    <style:style style:name="P101" style:family="paragraph" style:parent-style-name="Table_20_Contents">
      <style:paragraph-properties fo:text-align="center" style:justify-single-word="false"/>
      <style:text-properties style:font-name="Times New Roman" fo:font-style="normal" fo:font-weight="bold" officeooo:rsid="03794632" officeooo:paragraph-rsid="03794632" style:font-size-asian="10.5pt" style:font-style-asian="normal" style:font-weight-asian="bold" style:font-style-complex="normal" style:font-weight-complex="bold"/>
    </style:style>
    <style:style style:name="P102" style:family="paragraph" style:parent-style-name="Table_20_Contents">
      <style:paragraph-properties fo:text-align="center" style:justify-single-word="false"/>
      <style:text-properties style:font-name="Times New Roman" fo:language="bg" fo:country="BG" officeooo:rsid="03807614" officeooo:paragraph-rsid="03807614" style:font-size-asian="10.5pt"/>
    </style:style>
    <style:style style:name="P103" style:family="paragraph" style:parent-style-name="Table_20_Contents">
      <style:paragraph-properties fo:text-align="center" style:justify-single-word="false"/>
      <style:text-properties style:font-name="Times New Roman" fo:language="bg" fo:country="BG" officeooo:rsid="0381094e" officeooo:paragraph-rsid="0381094e" style:font-size-asian="10.5pt"/>
    </style:style>
    <style:style style:name="P104" style:family="paragraph" style:parent-style-name="Table_20_Contents">
      <style:paragraph-properties fo:text-align="center" style:justify-single-word="false"/>
      <style:text-properties style:font-name="Times New Roman" fo:language="bg" fo:country="BG" fo:font-weight="bold" officeooo:rsid="03807614" officeooo:paragraph-rsid="03807614" style:font-size-asian="10.5pt" style:font-weight-asian="bold" style:font-weight-complex="bold"/>
    </style:style>
    <style:style style:name="P105" style:family="paragraph" style:parent-style-name="Thesis_5f_body" style:list-style-name="L2"/>
    <style:style style:name="P106" style:family="paragraph" style:parent-style-name="Thesis_5f_body">
      <style:text-properties fo:language="bg" fo:country="BG" officeooo:rsid="0209fc3b" officeooo:paragraph-rsid="03df600c"/>
    </style:style>
    <style:style style:name="P107" style:family="paragraph" style:parent-style-name="Thesis_5f_body">
      <style:text-properties officeooo:rsid="0223c1b4" fo:background-color="#ffff00"/>
    </style:style>
    <style:style style:name="P108" style:family="paragraph" style:parent-style-name="Thesis_5f_body">
      <style:text-properties officeooo:paragraph-rsid="03e9781e"/>
    </style:style>
    <style:style style:name="P109" style:family="paragraph" style:parent-style-name="Thesis_5f_body">
      <style:text-properties officeooo:paragraph-rsid="03ed217e"/>
    </style:style>
    <style:style style:name="P110" style:family="paragraph" style:parent-style-name="Thesis_5f_body">
      <style:text-properties officeooo:paragraph-rsid="03fa50dc"/>
    </style:style>
    <style:style style:name="P111" style:family="paragraph" style:parent-style-name="Thesis_5f_body">
      <style:text-properties officeooo:paragraph-rsid="03fb4820"/>
    </style:style>
    <style:style style:name="P112" style:family="paragraph" style:parent-style-name="Thesis_5f_Heading1" style:list-style-name="L1" style:master-page-name="Thesis_5f_bodyPage">
      <style:paragraph-properties style:page-number="auto"/>
    </style:style>
    <style:style style:name="P113" style:family="paragraph" style:parent-style-name="Thesis_5f_Heading3" style:list-style-name="Thesis_5f_numbering">
      <style:text-properties officeooo:rsid="02226352" officeooo:paragraph-rsid="01da3902"/>
    </style:style>
    <style:style style:name="P1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super 58%" officeooo:rsid="011f68f6"/>
    </style:style>
    <style:style style:name="T2" style:family="text">
      <style:text-properties style:text-position="super 58%" officeooo:rsid="0127c0a0" fo:background-color="transparent" loext:char-shading-value="0" style:font-size-asian="10.5pt"/>
    </style:style>
    <style:style style:name="T3" style:family="text">
      <style:text-properties style:text-position="super 58%" style:font-name="Times New Roman" fo:language="en" fo:country="US" officeooo:rsid="024d3423" fo:background-color="transparent" loext:char-shading-value="0"/>
    </style:style>
    <style:style style:name="T4" style:family="text">
      <style:text-properties style:text-position="super 58%" style:font-name="Times New Roman" fo:language="bg" fo:country="BG" officeooo:rsid="02647b4a" fo:background-color="transparent" loext:char-shading-value="0"/>
    </style:style>
    <style:style style:name="T5" style:family="text">
      <style:text-properties style:text-position="super 58%" officeooo:rsid="030c542f"/>
    </style:style>
    <style:style style:name="T6" style:family="text">
      <style:text-properties style:text-position="super 58%" officeooo:rsid="03290a8b"/>
    </style:style>
    <style:style style:name="T7" style:family="text">
      <style:text-properties style:text-position="super 58%" fo:language="ru" fo:country="RU" officeooo:rsid="0360478b" loext:shadow="none"/>
    </style:style>
    <style:style style:name="T8" style:family="text">
      <style:text-properties officeooo:rsid="030dda5f" fo:background-color="#ffff00" loext:char-shading-value="0"/>
    </style:style>
    <style:style style:name="T9" style:family="text">
      <style:text-properties officeooo:rsid="0322b49a" fo:background-color="#ffff00" loext:char-shading-value="0"/>
    </style:style>
    <style:style style:name="T10" style:family="text">
      <style:text-properties style:text-position="sub 58%" fo:language="en" fo:country="US"/>
    </style:style>
    <style:style style:name="T11" style:family="text">
      <style:text-properties style:text-position="sub 58%" fo:language="en" fo:country="US" style:font-size-asian="10.5pt"/>
    </style:style>
    <style:style style:name="T12" style:family="text">
      <style:text-properties style:text-position="sub 58%" fo:language="ru" fo:country="RU" officeooo:rsid="0114fb40"/>
    </style:style>
    <style:style style:name="T13" style:family="text">
      <style:text-properties style:text-position="sub 58%" officeooo:rsid="030c542f"/>
    </style:style>
    <style:style style:name="T14" style:family="text">
      <style:text-properties style:text-position="sub 58%" officeooo:rsid="03290a8b"/>
    </style:style>
    <style:style style:name="T15" style:family="text">
      <style:text-properties style:text-position="0% 100%" fo:language="ru" fo:country="RU" officeooo:rsid="0114fb40"/>
    </style:style>
    <style:style style:name="T16" style:family="text">
      <style:text-properties style:text-position="0% 100%" fo:language="en" fo:country="US"/>
    </style:style>
    <style:style style:name="T17" style:family="text">
      <style:text-properties style:text-position="0% 100%" fo:language="en" fo:country="US" officeooo:rsid="020572cc"/>
    </style:style>
    <style:style style:name="T18" style:family="text">
      <style:text-properties style:text-position="0% 100%" fo:language="en" fo:country="US" officeooo:rsid="0237717f"/>
    </style:style>
    <style:style style:name="T19" style:family="text">
      <style:text-properties style:text-position="0% 100%" fo:language="en" fo:country="US" officeooo:rsid="023e832c" fo:background-color="transparent" loext:char-shading-value="0"/>
    </style:style>
    <style:style style:name="T20" style:family="text">
      <style:text-properties style:text-position="0% 100%" fo:language="en" fo:country="US" officeooo:rsid="0240b852" fo:background-color="transparent" loext:char-shading-value="0"/>
    </style:style>
    <style:style style:name="T21" style:family="text">
      <style:text-properties style:text-position="0% 100%" fo:language="en" fo:country="US" officeooo:rsid="0240b852"/>
    </style:style>
    <style:style style:name="T22" style:family="text">
      <style:text-properties style:text-position="0% 100%" fo:language="bg" fo:country="BG"/>
    </style:style>
    <style:style style:name="T23" style:family="text">
      <style:text-properties style:text-position="0% 100%" fo:language="bg" fo:country="BG" officeooo:rsid="0204e267"/>
    </style:style>
    <style:style style:name="T24" style:family="text">
      <style:text-properties style:text-position="0% 100%" fo:language="bg" fo:country="BG" officeooo:rsid="020572cc"/>
    </style:style>
    <style:style style:name="T25" style:family="text">
      <style:text-properties style:text-position="0% 100%" fo:language="bg" fo:country="BG" officeooo:rsid="02316f69"/>
    </style:style>
    <style:style style:name="T26" style:family="text">
      <style:text-properties style:text-position="0% 100%" fo:language="bg" fo:country="BG" officeooo:rsid="0237717f"/>
    </style:style>
    <style:style style:name="T27" style:family="text">
      <style:text-properties style:text-position="0% 100%" fo:language="bg" fo:country="BG" officeooo:rsid="023cb3eb"/>
    </style:style>
    <style:style style:name="T28" style:family="text">
      <style:text-properties style:text-position="0% 100%" fo:language="bg" fo:country="BG" officeooo:rsid="020252a4" fo:background-color="transparent" loext:char-shading-value="0"/>
    </style:style>
    <style:style style:name="T29" style:family="text">
      <style:text-properties style:text-position="0% 100%" fo:language="bg" fo:country="BG" officeooo:rsid="023e832c" fo:background-color="transparent" loext:char-shading-value="0"/>
    </style:style>
    <style:style style:name="T30" style:family="text">
      <style:text-properties style:text-position="0% 100%" fo:language="bg" fo:country="BG" officeooo:rsid="024292dc"/>
    </style:style>
    <style:style style:name="T31" style:family="text">
      <style:text-properties style:text-position="0% 100%" fo:language="bg" fo:country="BG" officeooo:rsid="03e684b2"/>
    </style:style>
    <style:style style:name="T32" style:family="text">
      <style:text-properties style:text-position="0% 100%" style:font-name="Times New Roman" fo:language="en" fo:country="US" officeooo:rsid="02647b4a" fo:background-color="transparent" loext:char-shading-value="0"/>
    </style:style>
    <style:style style:name="T33" style:family="text">
      <style:text-properties style:text-position="0% 100%" style:font-name="Times New Roman" fo:language="en" fo:country="US" officeooo:rsid="024d3423" fo:background-color="transparent" loext:char-shading-value="0"/>
    </style:style>
    <style:style style:name="T34" style:family="text">
      <style:text-properties style:text-position="0% 100%" style:font-name="Times New Roman" fo:language="bg" fo:country="BG" officeooo:rsid="0269e92a" fo:background-color="transparent" loext:char-shading-value="0"/>
    </style:style>
    <style:style style:name="T35" style:family="text">
      <style:text-properties style:text-position="0% 100%" style:font-name="Times New Roman" fo:language="bg" fo:country="BG" officeooo:rsid="026b2712" fo:background-color="transparent" loext:char-shading-value="0"/>
    </style:style>
    <style:style style:name="T36" style:family="text">
      <style:text-properties style:text-position="0% 100%" style:font-name="Times New Roman" fo:language="bg" fo:country="BG" officeooo:rsid="026dfc35" fo:background-color="transparent" loext:char-shading-value="0"/>
    </style:style>
    <style:style style:name="T37" style:family="text">
      <style:text-properties style:text-position="0% 100%" style:font-name="Times New Roman" fo:language="bg" fo:country="BG" officeooo:rsid="03e9781e" fo:background-color="transparent" loext:char-shading-value="0"/>
    </style:style>
    <style:style style:name="T38" style:family="text">
      <style:text-properties style:text-position="0% 100%" style:font-name="Times New Roman" fo:language="bg" fo:country="BG" officeooo:rsid="03eb0097" fo:background-color="transparent" loext:char-shading-value="0"/>
    </style:style>
    <style:style style:name="T39" style:family="text">
      <style:text-properties style:text-position="0% 100%" style:font-name="Times New Roman4" fo:language="bg" fo:country="BG" officeooo:rsid="024d3423" fo:background-color="transparent" loext:char-shading-value="0"/>
    </style:style>
    <style:style style:name="T40" style:family="text">
      <style:text-properties officeooo:rsid="01458ba0" fo:background-color="transparent" loext:char-shading-value="0"/>
    </style:style>
    <style:style style:name="T41" style:family="text">
      <style:text-properties officeooo:rsid="011e2908" fo:background-color="transparent" loext:char-shading-value="0"/>
    </style:style>
    <style:style style:name="T42" style:family="text">
      <style:text-properties officeooo:rsid="014ae22a" fo:background-color="transparent" loext:char-shading-value="0"/>
    </style:style>
    <style:style style:name="T43" style:family="text">
      <style:text-properties officeooo:rsid="014c301c" fo:background-color="transparent" loext:char-shading-value="0"/>
    </style:style>
    <style:style style:name="T44" style:family="text">
      <style:text-properties fo:color="#000000" officeooo:rsid="016197a2"/>
    </style:style>
    <style:style style:name="T45" style:family="text">
      <style:text-properties fo:language="ru" fo:country="RU"/>
    </style:style>
    <style:style style:name="T46" style:family="text">
      <style:text-properties fo:language="ru" fo:country="RU" officeooo:rsid="0114fb40"/>
    </style:style>
    <style:style style:name="T47" style:family="text">
      <style:text-properties fo:language="ru" fo:country="RU" officeooo:rsid="011846d8"/>
    </style:style>
    <style:style style:name="T48" style:family="text">
      <style:text-properties fo:language="ru" fo:country="RU" officeooo:rsid="012e22f9"/>
    </style:style>
    <style:style style:name="T49" style:family="text">
      <style:text-properties fo:language="ru" fo:country="RU" officeooo:rsid="012f5c58"/>
    </style:style>
    <style:style style:name="T50" style:family="text">
      <style:text-properties fo:language="ru" fo:country="RU" officeooo:rsid="0132ef5d"/>
    </style:style>
    <style:style style:name="T51" style:family="text">
      <style:text-properties fo:language="ru" fo:country="RU" fo:background-color="transparent" loext:char-shading-value="0"/>
    </style:style>
    <style:style style:name="T52" style:family="text">
      <style:text-properties fo:language="ru" fo:country="RU" officeooo:rsid="01f95797" fo:background-color="transparent" loext:char-shading-value="0"/>
    </style:style>
    <style:style style:name="T53" style:family="text">
      <style:text-properties fo:language="ru" fo:country="RU" officeooo:rsid="0116663d" fo:background-color="transparent" loext:char-shading-value="0"/>
    </style:style>
    <style:style style:name="T54" style:family="text">
      <style:text-properties fo:language="ru" fo:country="RU" officeooo:rsid="02a1258a" fo:background-color="transparent" loext:char-shading-value="0"/>
    </style:style>
    <style:style style:name="T55" style:family="text">
      <style:text-properties fo:language="ru" fo:country="RU" officeooo:rsid="02a43f44" fo:background-color="transparent" loext:char-shading-value="0"/>
    </style:style>
    <style:style style:name="T56" style:family="text">
      <style:text-properties fo:language="ru" fo:country="RU" officeooo:rsid="03018a0e" fo:background-color="transparent" loext:char-shading-value="0"/>
    </style:style>
    <style:style style:name="T57" style:family="text">
      <style:text-properties fo:language="ru" fo:country="RU" officeooo:rsid="0302601a" fo:background-color="transparent" loext:char-shading-value="0"/>
    </style:style>
    <style:style style:name="T58" style:family="text">
      <style:text-properties fo:language="ru" fo:country="RU" officeooo:rsid="0309534b" fo:background-color="transparent" loext:char-shading-value="0"/>
    </style:style>
    <style:style style:name="T59" style:family="text">
      <style:text-properties fo:language="ru" fo:country="RU" officeooo:rsid="03040e44" fo:background-color="transparent" loext:char-shading-value="0"/>
    </style:style>
    <style:style style:name="T60" style:family="text">
      <style:text-properties fo:language="ru" fo:country="RU" officeooo:rsid="0309e951" fo:background-color="transparent" loext:char-shading-value="0"/>
    </style:style>
    <style:style style:name="T61" style:family="text">
      <style:text-properties fo:language="ru" fo:country="RU" officeooo:rsid="0328cc18" fo:background-color="transparent" loext:char-shading-value="0"/>
    </style:style>
    <style:style style:name="T62" style:family="text">
      <style:text-properties fo:language="ru" fo:country="RU" officeooo:rsid="032ae6b5" fo:background-color="transparent" loext:char-shading-value="0"/>
    </style:style>
    <style:style style:name="T63" style:family="text">
      <style:text-properties fo:language="ru" fo:country="RU" officeooo:rsid="0333b87e" fo:background-color="transparent" loext:char-shading-value="0"/>
    </style:style>
    <style:style style:name="T64" style:family="text">
      <style:text-properties fo:language="ru" fo:country="RU" officeooo:rsid="033468b1" fo:background-color="transparent" loext:char-shading-value="0"/>
    </style:style>
    <style:style style:name="T65" style:family="text">
      <style:text-properties fo:language="ru" fo:country="RU" officeooo:rsid="03359499" fo:background-color="transparent" loext:char-shading-value="0"/>
    </style:style>
    <style:style style:name="T66" style:family="text">
      <style:text-properties fo:language="ru" fo:country="RU" officeooo:rsid="03376d89" fo:background-color="transparent" loext:char-shading-value="0"/>
    </style:style>
    <style:style style:name="T67" style:family="text">
      <style:text-properties fo:language="ru" fo:country="RU" officeooo:rsid="033aefb6" fo:background-color="transparent" loext:char-shading-value="0"/>
    </style:style>
    <style:style style:name="T68" style:family="text">
      <style:text-properties fo:language="ru" fo:country="RU" officeooo:rsid="030745f4" fo:background-color="transparent" loext:char-shading-value="0"/>
    </style:style>
    <style:style style:name="T69" style:family="text">
      <style:text-properties fo:language="ru" fo:country="RU" officeooo:rsid="0135215b"/>
    </style:style>
    <style:style style:name="T70" style:family="text">
      <style:text-properties fo:language="ru" fo:country="RU" officeooo:rsid="0179ceb9"/>
    </style:style>
    <style:style style:name="T71" style:family="text">
      <style:text-properties fo:language="ru" fo:country="RU" officeooo:rsid="017b4e5e"/>
    </style:style>
    <style:style style:name="T72" style:family="text">
      <style:text-properties fo:language="ru" fo:country="RU" officeooo:rsid="019e9021"/>
    </style:style>
    <style:style style:name="T73" style:family="text">
      <style:text-properties fo:language="ru" fo:country="RU" officeooo:rsid="019fcfd6"/>
    </style:style>
    <style:style style:name="T74" style:family="text">
      <style:text-properties fo:language="ru" fo:country="RU" officeooo:rsid="01a014c2"/>
    </style:style>
    <style:style style:name="T75" style:family="text">
      <style:text-properties fo:language="ru" fo:country="RU" officeooo:rsid="01a51461"/>
    </style:style>
    <style:style style:name="T76" style:family="text">
      <style:text-properties fo:language="ru" fo:country="RU" officeooo:rsid="01b2cbb3"/>
    </style:style>
    <style:style style:name="T77" style:family="text">
      <style:text-properties fo:language="ru" fo:country="RU" fo:font-style="normal" fo:font-weight="normal" officeooo:rsid="02d1e734" fo:background-color="transparent" loext:char-shading-value="0" style:font-style-asian="normal" style:font-weight-asian="normal" style:font-style-complex="normal" style:font-weight-complex="normal"/>
    </style:style>
    <style:style style:name="T78" style:family="text">
      <style:text-properties fo:language="ru" fo:country="RU" officeooo:rsid="01c386a6"/>
    </style:style>
    <style:style style:name="T79" style:family="text">
      <style:text-properties fo:language="ru" fo:country="RU" officeooo:rsid="01e574b9"/>
    </style:style>
    <style:style style:name="T80" style:family="text">
      <style:text-properties fo:language="ru" fo:country="RU" officeooo:rsid="01e77159"/>
    </style:style>
    <style:style style:name="T81" style:family="text">
      <style:text-properties fo:language="ru" fo:country="RU" officeooo:rsid="01e8fbf5"/>
    </style:style>
    <style:style style:name="T82" style:family="text">
      <style:text-properties fo:language="ru" fo:country="RU" officeooo:rsid="022bd978"/>
    </style:style>
    <style:style style:name="T83" style:family="text">
      <style:text-properties fo:language="ru" fo:country="RU" officeooo:rsid="029d8513"/>
    </style:style>
    <style:style style:name="T84" style:family="text">
      <style:text-properties fo:language="ru" fo:country="RU" officeooo:rsid="029f26c8"/>
    </style:style>
    <style:style style:name="T85" style:family="text">
      <style:text-properties fo:language="ru" fo:country="RU" officeooo:rsid="02a1258a"/>
    </style:style>
    <style:style style:name="T86" style:family="text">
      <style:text-properties fo:language="ru" fo:country="RU" officeooo:rsid="02a38236"/>
    </style:style>
    <style:style style:name="T87" style:family="text">
      <style:text-properties fo:language="ru" fo:country="RU" officeooo:rsid="02a43f44"/>
    </style:style>
    <style:style style:name="T88" style:family="text">
      <style:text-properties fo:language="ru" fo:country="RU" officeooo:rsid="02a5a0fa"/>
    </style:style>
    <style:style style:name="T89" style:family="text">
      <style:text-properties fo:language="ru" fo:country="RU" officeooo:rsid="02bfe583"/>
    </style:style>
    <style:style style:name="T90" style:family="text">
      <style:text-properties fo:language="ru" fo:country="RU" officeooo:rsid="02c12a72"/>
    </style:style>
    <style:style style:name="T91" style:family="text">
      <style:text-properties fo:language="ru" fo:country="RU" officeooo:rsid="02c30232"/>
    </style:style>
    <style:style style:name="T92" style:family="text">
      <style:text-properties fo:language="ru" fo:country="RU" officeooo:rsid="02d1e734"/>
    </style:style>
    <style:style style:name="T93" style:family="text">
      <style:text-properties fo:language="ru" fo:country="RU" officeooo:rsid="02d3b7f0"/>
    </style:style>
    <style:style style:name="T94" style:family="text">
      <style:text-properties fo:language="ru" fo:country="RU" officeooo:rsid="02d57940"/>
    </style:style>
    <style:style style:name="T95" style:family="text">
      <style:text-properties fo:language="ru" fo:country="RU" officeooo:rsid="02d5d240"/>
    </style:style>
    <style:style style:name="T96" style:family="text">
      <style:text-properties fo:language="ru" fo:country="RU" officeooo:rsid="02da7e72"/>
    </style:style>
    <style:style style:name="T97" style:family="text">
      <style:text-properties fo:language="ru" fo:country="RU" officeooo:rsid="02efaeb2"/>
    </style:style>
    <style:style style:name="T98" style:family="text">
      <style:text-properties fo:language="ru" fo:country="RU" officeooo:rsid="02f07443"/>
    </style:style>
    <style:style style:name="T99" style:family="text">
      <style:text-properties fo:language="ru" fo:country="RU" officeooo:rsid="02f25e91"/>
    </style:style>
    <style:style style:name="T100" style:family="text">
      <style:text-properties fo:language="ru" fo:country="RU" officeooo:rsid="02f29667"/>
    </style:style>
    <style:style style:name="T101" style:family="text">
      <style:text-properties fo:language="ru" fo:country="RU" officeooo:rsid="02f45237"/>
    </style:style>
    <style:style style:name="T102" style:family="text">
      <style:text-properties fo:language="ru" fo:country="RU" officeooo:rsid="02f63f3b"/>
    </style:style>
    <style:style style:name="T103" style:family="text">
      <style:text-properties fo:language="ru" fo:country="RU" officeooo:rsid="02f6bb36"/>
    </style:style>
    <style:style style:name="T104" style:family="text">
      <style:text-properties fo:language="ru" fo:country="RU" officeooo:rsid="02f89262"/>
    </style:style>
    <style:style style:name="T105" style:family="text">
      <style:text-properties fo:language="ru" fo:country="RU" officeooo:rsid="02f96f2d"/>
    </style:style>
    <style:style style:name="T106" style:family="text">
      <style:text-properties fo:language="ru" fo:country="RU" officeooo:rsid="02faf8e9"/>
    </style:style>
    <style:style style:name="T107" style:family="text">
      <style:text-properties fo:language="ru" fo:country="RU" officeooo:rsid="02fc9825"/>
    </style:style>
    <style:style style:name="T108" style:family="text">
      <style:text-properties fo:language="ru" fo:country="RU" officeooo:rsid="02fe6b87"/>
    </style:style>
    <style:style style:name="T109" style:family="text">
      <style:text-properties fo:language="ru" fo:country="RU" officeooo:rsid="03018a0e"/>
    </style:style>
    <style:style style:name="T110" style:family="text">
      <style:text-properties fo:language="ru" fo:country="RU" officeooo:rsid="034e5d9d" fo:background-color="#ffff00" loext:char-shading-value="0"/>
    </style:style>
    <style:style style:name="T111" style:family="text">
      <style:text-properties fo:language="ru" fo:country="RU" officeooo:rsid="035dc0ef" fo:background-color="#ffff00" loext:char-shading-value="0"/>
    </style:style>
    <style:style style:name="T112" style:family="text">
      <style:text-properties fo:language="ru" fo:country="RU" officeooo:rsid="035ee637" fo:background-color="#ffff00" loext:char-shading-value="0"/>
    </style:style>
    <style:style style:name="T113" style:family="text">
      <style:text-properties fo:language="ru" fo:country="RU" officeooo:rsid="03afc98f" fo:background-color="#ffff00" loext:char-shading-value="0"/>
    </style:style>
    <style:style style:name="T114" style:family="text">
      <style:text-properties fo:language="ru" fo:country="RU" officeooo:rsid="03c63aa2" fo:background-color="#ffff00" loext:char-shading-value="0"/>
    </style:style>
    <style:style style:name="T115" style:family="text">
      <style:text-properties fo:language="ru" fo:country="RU" officeooo:rsid="03c9b2ac" fo:background-color="#ffff00" loext:char-shading-value="0"/>
    </style:style>
    <style:style style:name="T116" style:family="text">
      <style:text-properties fo:language="ru" fo:country="RU" officeooo:rsid="03bbe83a" fo:background-color="#ffff00" loext:char-shading-value="0"/>
    </style:style>
    <style:style style:name="T117" style:family="text">
      <style:text-properties fo:language="ru" fo:country="RU" officeooo:rsid="03caf9ff" fo:background-color="#ffff00" loext:char-shading-value="0"/>
    </style:style>
    <style:style style:name="T118" style:family="text">
      <style:text-properties fo:language="ru" fo:country="RU" officeooo:rsid="03c7c107" fo:background-color="#ffff00" loext:char-shading-value="0"/>
    </style:style>
    <style:style style:name="T119" style:family="text">
      <style:text-properties fo:language="ru" fo:country="RU" officeooo:rsid="03d73594" fo:background-color="#ffff00" loext:char-shading-value="0"/>
    </style:style>
    <style:style style:name="T120" style:family="text">
      <style:text-properties fo:language="ru" fo:country="RU" officeooo:rsid="0305a991"/>
    </style:style>
    <style:style style:name="T121" style:family="text">
      <style:text-properties fo:language="ru" fo:country="RU" officeooo:rsid="03071805"/>
    </style:style>
    <style:style style:name="T122" style:family="text">
      <style:text-properties fo:language="ru" fo:country="RU" fo:font-style="italic" fo:font-weight="bold" style:font-style-asian="italic" style:font-weight-asian="bold" style:font-style-complex="italic" style:font-weight-complex="bold"/>
    </style:style>
    <style:style style:name="T123" style:family="text">
      <style:text-properties fo:language="ru" fo:country="RU" fo:font-style="italic" fo:font-weight="bold" officeooo:rsid="030ca7ce" style:font-style-asian="italic" style:font-weight-asian="bold" style:font-style-complex="italic" style:font-weight-complex="bold"/>
    </style:style>
    <style:style style:name="T124" style:family="text">
      <style:text-properties fo:language="ru" fo:country="RU" officeooo:rsid="0328cc18"/>
    </style:style>
    <style:style style:name="T125" style:family="text">
      <style:text-properties fo:language="ru" fo:country="RU" officeooo:rsid="032c7896"/>
    </style:style>
    <style:style style:name="T126" style:family="text">
      <style:text-properties fo:language="ru" fo:country="RU" officeooo:rsid="032ef850"/>
    </style:style>
    <style:style style:name="T127" style:family="text">
      <style:text-properties fo:language="ru" fo:country="RU" officeooo:rsid="032f3b89"/>
    </style:style>
    <style:style style:name="T128" style:family="text">
      <style:text-properties fo:language="ru" fo:country="RU" officeooo:rsid="03310ff2"/>
    </style:style>
    <style:style style:name="T129" style:family="text">
      <style:text-properties fo:language="ru" fo:country="RU" officeooo:rsid="0332bc9b"/>
    </style:style>
    <style:style style:name="T130" style:family="text">
      <style:text-properties fo:language="ru" fo:country="RU" officeooo:rsid="0340481b"/>
    </style:style>
    <style:style style:name="T131" style:family="text">
      <style:text-properties fo:language="ru" fo:country="RU" officeooo:rsid="03418fe5"/>
    </style:style>
    <style:style style:name="T132" style:family="text">
      <style:text-properties fo:language="ru" fo:country="RU" officeooo:rsid="034383b3"/>
    </style:style>
    <style:style style:name="T133" style:family="text">
      <style:text-properties fo:language="ru" fo:country="RU" officeooo:rsid="034514af"/>
    </style:style>
    <style:style style:name="T134" style:family="text">
      <style:text-properties fo:language="ru" fo:country="RU" officeooo:rsid="034527f1"/>
    </style:style>
    <style:style style:name="T135" style:family="text">
      <style:text-properties fo:language="ru" fo:country="RU" officeooo:rsid="0346479f"/>
    </style:style>
    <style:style style:name="T136" style:family="text">
      <style:text-properties fo:language="ru" fo:country="RU" officeooo:rsid="03475a6a"/>
    </style:style>
    <style:style style:name="T137" style:family="text">
      <style:text-properties fo:language="ru" fo:country="RU" officeooo:rsid="034a6b9d"/>
    </style:style>
    <style:style style:name="T138" style:family="text">
      <style:text-properties fo:language="ru" fo:country="RU" officeooo:rsid="034c5ca6"/>
    </style:style>
    <style:style style:name="T139" style:family="text">
      <style:text-properties fo:language="ru" fo:country="RU" officeooo:rsid="034da883"/>
    </style:style>
    <style:style style:name="T140" style:family="text">
      <style:text-properties fo:language="ru" fo:country="RU" officeooo:rsid="034dec27"/>
    </style:style>
    <style:style style:name="T141" style:family="text">
      <style:text-properties fo:language="ru" fo:country="RU" officeooo:rsid="034e8eba"/>
    </style:style>
    <style:style style:name="T142" style:family="text">
      <style:text-properties fo:language="ru" fo:country="RU" officeooo:rsid="03511121"/>
    </style:style>
    <style:style style:name="T143" style:family="text">
      <style:text-properties fo:language="ru" fo:country="RU" officeooo:rsid="03526e24"/>
    </style:style>
    <style:style style:name="T144" style:family="text">
      <style:text-properties fo:language="ru" fo:country="RU" officeooo:rsid="035346ee"/>
    </style:style>
    <style:style style:name="T145" style:family="text">
      <style:text-properties fo:language="ru" fo:country="RU" officeooo:rsid="0354c8ca"/>
    </style:style>
    <style:style style:name="T146" style:family="text">
      <style:text-properties fo:language="ru" fo:country="RU" officeooo:rsid="03569bbd"/>
    </style:style>
    <style:style style:name="T147" style:family="text">
      <style:text-properties fo:language="ru" fo:country="RU" officeooo:rsid="0357ea99"/>
    </style:style>
    <style:style style:name="T148" style:family="text">
      <style:text-properties fo:language="ru" fo:country="RU" officeooo:rsid="03597257"/>
    </style:style>
    <style:style style:name="T149" style:family="text">
      <style:text-properties fo:language="ru" fo:country="RU" officeooo:rsid="0359dbe6"/>
    </style:style>
    <style:style style:name="T150" style:family="text">
      <style:text-properties fo:language="ru" fo:country="RU" officeooo:rsid="035aaa4e"/>
    </style:style>
    <style:style style:name="T151" style:family="text">
      <style:text-properties fo:language="ru" fo:country="RU" officeooo:rsid="035c13a5"/>
    </style:style>
    <style:style style:name="T152" style:family="text">
      <style:text-properties fo:language="ru" fo:country="RU" officeooo:rsid="035dc0ef"/>
    </style:style>
    <style:style style:name="T153" style:family="text">
      <style:text-properties fo:language="ru" fo:country="RU" officeooo:rsid="035ee637"/>
    </style:style>
    <style:style style:name="T154" style:family="text">
      <style:text-properties fo:language="ru" fo:country="RU" officeooo:rsid="0360478b"/>
    </style:style>
    <style:style style:name="T155" style:family="text">
      <style:text-properties fo:language="ru" fo:country="RU" officeooo:rsid="0360605a"/>
    </style:style>
    <style:style style:name="T156" style:family="text">
      <style:text-properties fo:language="ru" fo:country="RU" officeooo:rsid="03625f38"/>
    </style:style>
    <style:style style:name="T157" style:family="text">
      <style:text-properties fo:language="ru" fo:country="RU" officeooo:rsid="03658168"/>
    </style:style>
    <style:style style:name="T158" style:family="text">
      <style:text-properties fo:language="ru" fo:country="RU" officeooo:rsid="03667c86"/>
    </style:style>
    <style:style style:name="T159" style:family="text">
      <style:text-properties fo:language="ru" fo:country="RU" officeooo:rsid="0367673a"/>
    </style:style>
    <style:style style:name="T160" style:family="text">
      <style:text-properties fo:language="ru" fo:country="RU" officeooo:rsid="036b4ca2"/>
    </style:style>
    <style:style style:name="T161" style:family="text">
      <style:text-properties fo:language="ru" fo:country="RU" officeooo:rsid="037ea35f"/>
    </style:style>
    <style:style style:name="T162" style:family="text">
      <style:text-properties fo:language="ru" fo:country="RU" officeooo:rsid="037fe5df"/>
    </style:style>
    <style:style style:name="T163" style:family="text">
      <style:text-properties fo:language="ru" fo:country="RU" officeooo:rsid="03807614"/>
    </style:style>
    <style:style style:name="T164" style:family="text">
      <style:text-properties fo:language="ru" fo:country="RU" officeooo:rsid="038299cb"/>
    </style:style>
    <style:style style:name="T165" style:family="text">
      <style:text-properties fo:language="ru" fo:country="RU" officeooo:rsid="0388d214"/>
    </style:style>
    <style:style style:name="T166" style:family="text">
      <style:text-properties fo:language="ru" fo:country="RU" officeooo:rsid="038a2166"/>
    </style:style>
    <style:style style:name="T167" style:family="text">
      <style:text-properties fo:language="ru" fo:country="RU" officeooo:rsid="038ceaa1"/>
    </style:style>
    <style:style style:name="T168" style:family="text">
      <style:text-properties fo:language="ru" fo:country="RU" officeooo:rsid="038d644c"/>
    </style:style>
    <style:style style:name="T169" style:family="text">
      <style:text-properties fo:language="ru" fo:country="RU" officeooo:rsid="038ef1ee"/>
    </style:style>
    <style:style style:name="T170" style:family="text">
      <style:text-properties fo:language="ru" fo:country="RU" officeooo:rsid="0391ac23"/>
    </style:style>
    <style:style style:name="T171" style:family="text">
      <style:text-properties fo:language="ru" fo:country="RU" officeooo:rsid="03935606"/>
    </style:style>
    <style:style style:name="T172" style:family="text">
      <style:text-properties fo:language="ru" fo:country="RU" officeooo:rsid="03946dea"/>
    </style:style>
    <style:style style:name="T173" style:family="text">
      <style:text-properties fo:language="ru" fo:country="RU" officeooo:rsid="039653b7"/>
    </style:style>
    <style:style style:name="T174" style:family="text">
      <style:text-properties fo:language="ru" fo:country="RU" officeooo:rsid="039809e4"/>
    </style:style>
    <style:style style:name="T175" style:family="text">
      <style:text-properties fo:language="ru" fo:country="RU" officeooo:rsid="0398b1a3"/>
    </style:style>
    <style:style style:name="T176" style:family="text">
      <style:text-properties fo:language="ru" fo:country="RU" officeooo:rsid="0399f1ba"/>
    </style:style>
    <style:style style:name="T177" style:family="text">
      <style:text-properties fo:language="ru" fo:country="RU" officeooo:rsid="039ab30e"/>
    </style:style>
    <style:style style:name="T178" style:family="text">
      <style:text-properties fo:language="ru" fo:country="RU" officeooo:rsid="039b0fc6"/>
    </style:style>
    <style:style style:name="T179" style:family="text">
      <style:text-properties fo:language="ru" fo:country="RU" officeooo:rsid="039c5159"/>
    </style:style>
    <style:style style:name="T180" style:family="text">
      <style:text-properties fo:language="ru" fo:country="RU" officeooo:rsid="039dec0e"/>
    </style:style>
    <style:style style:name="T181" style:family="text">
      <style:text-properties fo:language="ru" fo:country="RU" officeooo:rsid="039fbaae"/>
    </style:style>
    <style:style style:name="T182" style:family="text">
      <style:text-properties fo:language="ru" fo:country="RU" officeooo:rsid="03a24917"/>
    </style:style>
    <style:style style:name="T183" style:family="text">
      <style:text-properties fo:language="ru" fo:country="RU" officeooo:rsid="03a40fcd"/>
    </style:style>
    <style:style style:name="T184" style:family="text">
      <style:text-properties fo:language="ru" fo:country="RU" officeooo:rsid="03a52cca"/>
    </style:style>
    <style:style style:name="T185" style:family="text">
      <style:text-properties fo:language="ru" fo:country="RU" officeooo:rsid="03a6fd75"/>
    </style:style>
    <style:style style:name="T186" style:family="text">
      <style:text-properties fo:language="ru" fo:country="RU" officeooo:rsid="03a7ae67"/>
    </style:style>
    <style:style style:name="T187" style:family="text">
      <style:text-properties fo:language="ru" fo:country="RU" officeooo:rsid="03a7ec8e"/>
    </style:style>
    <style:style style:name="T188" style:family="text">
      <style:text-properties fo:language="ru" fo:country="RU" officeooo:rsid="03abe033"/>
    </style:style>
    <style:style style:name="T189" style:family="text">
      <style:text-properties fo:language="ru" fo:country="RU" officeooo:rsid="03add80c"/>
    </style:style>
    <style:style style:name="T190" style:family="text">
      <style:text-properties fo:language="ru" fo:country="RU" officeooo:rsid="03afc98f"/>
    </style:style>
    <style:style style:name="T191" style:family="text">
      <style:text-properties fo:language="ru" fo:country="RU" officeooo:rsid="03b085a8"/>
    </style:style>
    <style:style style:name="T192" style:family="text">
      <style:text-properties fo:language="ru" fo:country="RU" officeooo:rsid="03b22d9a"/>
    </style:style>
    <style:style style:name="T193" style:family="text">
      <style:text-properties fo:language="ru" fo:country="RU" officeooo:rsid="03b24bcb"/>
    </style:style>
    <style:style style:name="T194" style:family="text">
      <style:text-properties fo:language="ru" fo:country="RU" officeooo:rsid="03b32f39"/>
    </style:style>
    <style:style style:name="T195" style:family="text">
      <style:text-properties fo:language="ru" fo:country="RU" officeooo:rsid="03b41447"/>
    </style:style>
    <style:style style:name="T196" style:family="text">
      <style:text-properties fo:language="ru" fo:country="RU" officeooo:rsid="03b494c8"/>
    </style:style>
    <style:style style:name="T197" style:family="text">
      <style:text-properties fo:language="ru" fo:country="RU" officeooo:rsid="03b60106"/>
    </style:style>
    <style:style style:name="T198" style:family="text">
      <style:text-properties fo:language="ru" fo:country="RU" officeooo:rsid="03b6e097"/>
    </style:style>
    <style:style style:name="T199" style:family="text">
      <style:text-properties fo:language="ru" fo:country="RU" officeooo:rsid="03b7f0be"/>
    </style:style>
    <style:style style:name="T200" style:family="text">
      <style:text-properties fo:language="ru" fo:country="RU" officeooo:rsid="03b94247"/>
    </style:style>
    <style:style style:name="T201" style:family="text">
      <style:text-properties fo:language="ru" fo:country="RU" officeooo:rsid="03bdcdb1"/>
    </style:style>
    <style:style style:name="T202" style:family="text">
      <style:text-properties fo:language="ru" fo:country="RU" officeooo:rsid="03bf4941"/>
    </style:style>
    <style:style style:name="T203" style:family="text">
      <style:text-properties fo:language="ru" fo:country="RU" officeooo:rsid="03c147cc"/>
    </style:style>
    <style:style style:name="T204" style:family="text">
      <style:text-properties fo:language="ru" fo:country="RU" officeooo:rsid="03c29331"/>
    </style:style>
    <style:style style:name="T205" style:family="text">
      <style:text-properties fo:language="ru" fo:country="RU" officeooo:rsid="03c346f9"/>
    </style:style>
    <style:style style:name="T206" style:family="text">
      <style:text-properties fo:language="ru" fo:country="RU" officeooo:rsid="03c5d787"/>
    </style:style>
    <style:style style:name="T207" style:family="text">
      <style:text-properties fo:language="ru" fo:country="RU" officeooo:rsid="03c63aa2"/>
    </style:style>
    <style:style style:name="T208" style:family="text">
      <style:text-properties fo:language="ru" fo:country="RU" officeooo:rsid="03ce75e2"/>
    </style:style>
    <style:style style:name="T209" style:family="text">
      <style:text-properties fo:language="ru" fo:country="RU" officeooo:rsid="03d05011"/>
    </style:style>
    <style:style style:name="T210" style:family="text">
      <style:text-properties fo:language="ru" fo:country="RU" officeooo:rsid="03d0afb1"/>
    </style:style>
    <style:style style:name="T211" style:family="text">
      <style:text-properties fo:language="ru" fo:country="RU" officeooo:rsid="03d1ac9b"/>
    </style:style>
    <style:style style:name="T212" style:family="text">
      <style:text-properties fo:language="ru" fo:country="RU" officeooo:rsid="03d259ff"/>
    </style:style>
    <style:style style:name="T213" style:family="text">
      <style:text-properties fo:language="ru" fo:country="RU" officeooo:rsid="03d31187"/>
    </style:style>
    <style:style style:name="T214" style:family="text">
      <style:text-properties fo:language="ru" fo:country="RU" officeooo:rsid="03d361d8"/>
    </style:style>
    <style:style style:name="T215" style:family="text">
      <style:text-properties fo:language="ru" fo:country="RU" officeooo:rsid="03d45610"/>
    </style:style>
    <style:style style:name="T216" style:family="text">
      <style:text-properties fo:language="ru" fo:country="RU" officeooo:rsid="03d599ba"/>
    </style:style>
    <style:style style:name="T217" style:family="text">
      <style:text-properties fo:language="ru" fo:country="RU" officeooo:rsid="03d73594"/>
    </style:style>
    <style:style style:name="T218" style:family="text">
      <style:text-properties fo:language="ru" fo:country="RU" officeooo:rsid="03d812b5"/>
    </style:style>
    <style:style style:name="T219" style:family="text">
      <style:text-properties fo:language="ru" fo:country="RU" officeooo:rsid="02a5e8ab"/>
    </style:style>
    <style:style style:name="T220" style:family="text">
      <style:text-properties fo:language="en" fo:country="US"/>
    </style:style>
    <style:style style:name="T221" style:family="text">
      <style:text-properties fo:language="en" fo:country="US" fo:background-color="transparent" loext:char-shading-value="0"/>
    </style:style>
    <style:style style:name="T222" style:family="text">
      <style:text-properties fo:language="en" fo:country="US" officeooo:rsid="01f95797" fo:background-color="transparent" loext:char-shading-value="0"/>
    </style:style>
    <style:style style:name="T223" style:family="text">
      <style:text-properties fo:language="en" fo:country="US" officeooo:rsid="02003a92" fo:background-color="transparent" loext:char-shading-value="0"/>
    </style:style>
    <style:style style:name="T224" style:family="text">
      <style:text-properties fo:language="en" fo:country="US" officeooo:rsid="0232c982" fo:background-color="transparent" loext:char-shading-value="0"/>
    </style:style>
    <style:style style:name="T225" style:family="text">
      <style:text-properties fo:language="en" fo:country="US" officeooo:rsid="023cb3eb" fo:background-color="transparent" loext:char-shading-value="0"/>
    </style:style>
    <style:style style:name="T226" style:family="text">
      <style:text-properties fo:language="en" fo:country="US" officeooo:rsid="0243bddf" fo:background-color="transparent" loext:char-shading-value="0"/>
    </style:style>
    <style:style style:name="T227" style:family="text">
      <style:text-properties fo:language="en" fo:country="US" officeooo:rsid="02467ba1" fo:background-color="transparent" loext:char-shading-value="0"/>
    </style:style>
    <style:style style:name="T228" style:family="text">
      <style:text-properties fo:language="en" fo:country="US" officeooo:rsid="02824caa" fo:background-color="transparent" loext:char-shading-value="0"/>
    </style:style>
    <style:style style:name="T229" style:family="text">
      <style:text-properties fo:language="en" fo:country="US" officeooo:rsid="0282e0e0" fo:background-color="transparent" loext:char-shading-value="0"/>
    </style:style>
    <style:style style:name="T230" style:family="text">
      <style:text-properties fo:language="en" fo:country="US" officeooo:rsid="019bde14"/>
    </style:style>
    <style:style style:name="T231" style:family="text">
      <style:text-properties fo:language="en" fo:country="US" officeooo:rsid="01a15bc4"/>
    </style:style>
    <style:style style:name="T232" style:family="text">
      <style:text-properties fo:language="en" fo:country="US" fo:font-weight="bold" officeooo:rsid="02157838" style:font-weight-asian="bold" style:font-weight-complex="bold"/>
    </style:style>
    <style:style style:name="T233" style:family="text">
      <style:text-properties fo:language="en" fo:country="US" officeooo:rsid="02257e6c"/>
    </style:style>
    <style:style style:name="T234" style:family="text">
      <style:text-properties fo:language="en" fo:country="US" officeooo:rsid="022bd978"/>
    </style:style>
    <style:style style:name="T235" style:family="text">
      <style:text-properties fo:language="en" fo:country="US" officeooo:rsid="022f01b8"/>
    </style:style>
    <style:style style:name="T236" style:family="text">
      <style:text-properties fo:language="en" fo:country="US" officeooo:rsid="02433408"/>
    </style:style>
    <style:style style:name="T237" style:family="text">
      <style:text-properties fo:language="en" fo:country="US" officeooo:rsid="03597257"/>
    </style:style>
    <style:style style:name="T238" style:family="text">
      <style:text-properties fo:language="en" fo:country="US" officeooo:rsid="03e332aa"/>
    </style:style>
    <style:style style:name="T239" style:family="text">
      <style:text-properties fo:language="en" fo:country="US" officeooo:rsid="03e65356"/>
    </style:style>
    <style:style style:name="T240" style:family="text">
      <style:text-properties fo:language="en" fo:country="US" officeooo:rsid="03625f38"/>
    </style:style>
    <style:style style:name="T241" style:family="text">
      <style:text-properties fo:language="en" fo:country="US" officeooo:rsid="03fa50dc"/>
    </style:style>
    <style:style style:name="T242" style:family="text">
      <style:text-properties fo:language="en" fo:country="US" officeooo:rsid="03fb4820"/>
    </style:style>
    <style:style style:name="T243" style:family="text">
      <style:text-properties officeooo:rsid="011e2908"/>
    </style:style>
    <style:style style:name="T244" style:family="text">
      <style:text-properties officeooo:rsid="0120cf33"/>
    </style:style>
    <style:style style:name="T245" style:family="text">
      <style:text-properties officeooo:rsid="0125745b"/>
    </style:style>
    <style:style style:name="T246" style:family="text">
      <style:text-properties officeooo:rsid="0127c0a0"/>
    </style:style>
    <style:style style:name="T247" style:family="text">
      <style:text-properties officeooo:rsid="013042a9"/>
    </style:style>
    <style:style style:name="T248" style:family="text">
      <style:text-properties officeooo:rsid="01314fd3"/>
    </style:style>
    <style:style style:name="T249" style:family="text">
      <style:text-properties officeooo:rsid="01327a68"/>
    </style:style>
    <style:style style:name="T250" style:family="text">
      <style:text-properties officeooo:rsid="0132ef5d"/>
    </style:style>
    <style:style style:name="T251" style:family="text">
      <style:text-properties officeooo:rsid="0135215b"/>
    </style:style>
    <style:style style:name="T252" style:family="text">
      <style:text-properties officeooo:rsid="0137026c"/>
    </style:style>
    <style:style style:name="T253" style:family="text">
      <style:text-properties officeooo:rsid="013a8537"/>
    </style:style>
    <style:style style:name="T254" style:family="text">
      <style:text-properties officeooo:rsid="01458ba0"/>
    </style:style>
    <style:style style:name="T255" style:family="text">
      <style:text-properties officeooo:rsid="0149110c"/>
    </style:style>
    <style:style style:name="T256" style:family="text">
      <style:text-properties officeooo:rsid="01513726"/>
    </style:style>
    <style:style style:name="T257" style:family="text">
      <style:text-properties officeooo:rsid="015deeee"/>
    </style:style>
    <style:style style:name="T258" style:family="text">
      <style:text-properties officeooo:rsid="015fd117"/>
    </style:style>
    <style:style style:name="T259" style:family="text">
      <style:text-properties officeooo:rsid="016197a2"/>
    </style:style>
    <style:style style:name="T260" style:family="text">
      <style:text-properties officeooo:rsid="016536b1"/>
    </style:style>
    <style:style style:name="T261" style:family="text">
      <style:text-properties officeooo:rsid="0167ee2d"/>
    </style:style>
    <style:style style:name="T262" style:family="text">
      <style:text-properties officeooo:rsid="01693abf"/>
    </style:style>
    <style:style style:name="T263" style:family="text">
      <style:text-properties officeooo:rsid="016bef15"/>
    </style:style>
    <style:style style:name="T264" style:family="text">
      <style:text-properties officeooo:rsid="016d48c7"/>
    </style:style>
    <style:style style:name="T265" style:family="text">
      <style:text-properties officeooo:rsid="0182f139"/>
    </style:style>
    <style:style style:name="T266" style:family="text">
      <style:text-properties officeooo:rsid="018b830b"/>
    </style:style>
    <style:style style:name="T267" style:family="text">
      <style:text-properties officeooo:rsid="018bcb40"/>
    </style:style>
    <style:style style:name="T268" style:family="text">
      <style:text-properties officeooo:rsid="018ee703"/>
    </style:style>
    <style:style style:name="T269" style:family="text">
      <style:text-properties officeooo:rsid="018fbbd2"/>
    </style:style>
    <style:style style:name="T270" style:family="text">
      <style:text-properties officeooo:rsid="01a340ae"/>
    </style:style>
    <style:style style:name="T271" style:family="text">
      <style:text-properties officeooo:rsid="01a70fa8"/>
    </style:style>
    <style:style style:name="T272" style:family="text">
      <style:text-properties officeooo:rsid="01a914ff"/>
    </style:style>
    <style:style style:name="T273" style:family="text">
      <style:text-properties fo:font-style="italic" fo:font-weight="bold" style:font-style-asian="italic" style:font-weight-asian="bold" style:font-style-complex="italic" style:font-weight-complex="bold"/>
    </style:style>
    <style:style style:name="T274" style:family="text">
      <style:text-properties fo:font-style="italic" fo:font-weight="bold" officeooo:rsid="01e32c06" style:font-style-asian="italic" style:font-weight-asian="bold" style:font-style-complex="italic" style:font-weight-complex="bold"/>
    </style:style>
    <style:style style:name="T275" style:family="text">
      <style:text-properties fo:font-style="italic" fo:font-weight="bold" officeooo:rsid="0118445e" style:font-style-asian="italic" style:font-weight-asian="bold" style:font-style-complex="italic" style:font-weight-complex="bold"/>
    </style:style>
    <style:style style:name="T276" style:family="text">
      <style:text-properties fo:font-style="italic" fo:font-weight="bold" officeooo:rsid="03eb88ae" style:font-style-asian="italic" style:font-weight-asian="bold" style:font-style-complex="italic" style:font-weight-complex="bold"/>
    </style:style>
    <style:style style:name="T277" style:family="text">
      <style:text-properties fo:font-style="italic" officeooo:rsid="030c542f" style:font-style-asian="italic" style:font-style-complex="italic"/>
    </style:style>
    <style:style style:name="T278" style:family="text">
      <style:text-properties fo:font-weight="bold" officeooo:rsid="018ee703" style:font-weight-asian="bold" style:font-weight-complex="bold"/>
    </style:style>
    <style:style style:name="T279" style:family="text">
      <style:text-properties officeooo:rsid="01c9d372"/>
    </style:style>
    <style:style style:name="T280" style:family="text">
      <style:text-properties officeooo:rsid="01cb876f"/>
    </style:style>
    <style:style style:name="T281" style:family="text">
      <style:text-properties officeooo:rsid="01cc512b"/>
    </style:style>
    <style:style style:name="T282" style:family="text">
      <style:text-properties officeooo:rsid="01cdd957"/>
    </style:style>
    <style:style style:name="T283" style:family="text">
      <style:text-properties officeooo:rsid="01d07b47"/>
    </style:style>
    <style:style style:name="T284" style:family="text">
      <style:text-properties officeooo:rsid="01d10d2a"/>
    </style:style>
    <style:style style:name="T285" style:family="text">
      <style:text-properties officeooo:rsid="01d1d041"/>
    </style:style>
    <style:style style:name="T286" style:family="text">
      <style:text-properties officeooo:rsid="01d1fbc3"/>
    </style:style>
    <style:style style:name="T287" style:family="text">
      <style:text-properties fo:language="bg" fo:country="BG"/>
    </style:style>
    <style:style style:name="T288" style:family="text">
      <style:text-properties fo:language="bg" fo:country="BG" fo:background-color="transparent" loext:char-shading-value="0"/>
    </style:style>
    <style:style style:name="T289" style:family="text">
      <style:text-properties fo:language="bg" fo:country="BG" officeooo:rsid="01f4c18c" fo:background-color="transparent" loext:char-shading-value="0"/>
    </style:style>
    <style:style style:name="T290" style:family="text">
      <style:text-properties fo:language="bg" fo:country="BG" officeooo:rsid="01f95797" fo:background-color="transparent" loext:char-shading-value="0"/>
    </style:style>
    <style:style style:name="T291" style:family="text">
      <style:text-properties fo:language="bg" fo:country="BG" officeooo:rsid="01fcab99" fo:background-color="transparent" loext:char-shading-value="0"/>
    </style:style>
    <style:style style:name="T292" style:family="text">
      <style:text-properties fo:language="bg" fo:country="BG" officeooo:rsid="01fe7b53" fo:background-color="transparent" loext:char-shading-value="0"/>
    </style:style>
    <style:style style:name="T293" style:family="text">
      <style:text-properties fo:language="bg" fo:country="BG" officeooo:rsid="020252a4" fo:background-color="transparent" loext:char-shading-value="0"/>
    </style:style>
    <style:style style:name="T294" style:family="text">
      <style:text-properties fo:language="bg" fo:country="BG" officeooo:rsid="020572cc" fo:background-color="transparent" loext:char-shading-value="0"/>
    </style:style>
    <style:style style:name="T295" style:family="text">
      <style:text-properties fo:language="bg" fo:country="BG" officeooo:rsid="02301eed" fo:background-color="transparent" loext:char-shading-value="0"/>
    </style:style>
    <style:style style:name="T296" style:family="text">
      <style:text-properties fo:language="bg" fo:country="BG" officeooo:rsid="02316f69" fo:background-color="transparent" loext:char-shading-value="0"/>
    </style:style>
    <style:style style:name="T297" style:family="text">
      <style:text-properties fo:language="bg" fo:country="BG" officeooo:rsid="0232c982" fo:background-color="transparent" loext:char-shading-value="0"/>
    </style:style>
    <style:style style:name="T298" style:family="text">
      <style:text-properties fo:language="bg" fo:country="BG" officeooo:rsid="02341588" fo:background-color="transparent" loext:char-shading-value="0"/>
    </style:style>
    <style:style style:name="T299" style:family="text">
      <style:text-properties fo:language="bg" fo:country="BG" officeooo:rsid="02349ec8" fo:background-color="transparent" loext:char-shading-value="0"/>
    </style:style>
    <style:style style:name="T300" style:family="text">
      <style:text-properties fo:language="bg" fo:country="BG" officeooo:rsid="0237717f" fo:background-color="transparent" loext:char-shading-value="0"/>
    </style:style>
    <style:style style:name="T301" style:family="text">
      <style:text-properties fo:language="bg" fo:country="BG" officeooo:rsid="02394d68" fo:background-color="transparent" loext:char-shading-value="0"/>
    </style:style>
    <style:style style:name="T302" style:family="text">
      <style:text-properties fo:language="bg" fo:country="BG" officeooo:rsid="023af906" fo:background-color="transparent" loext:char-shading-value="0"/>
    </style:style>
    <style:style style:name="T303" style:family="text">
      <style:text-properties fo:language="bg" fo:country="BG" officeooo:rsid="023cb3eb" fo:background-color="transparent" loext:char-shading-value="0"/>
    </style:style>
    <style:style style:name="T304" style:family="text">
      <style:text-properties fo:language="bg" fo:country="BG" officeooo:rsid="02407147" fo:background-color="transparent" loext:char-shading-value="0"/>
    </style:style>
    <style:style style:name="T305" style:family="text">
      <style:text-properties fo:language="bg" fo:country="BG" officeooo:rsid="0243bddf" fo:background-color="transparent" loext:char-shading-value="0"/>
    </style:style>
    <style:style style:name="T306" style:family="text">
      <style:text-properties fo:language="bg" fo:country="BG" officeooo:rsid="02465153" fo:background-color="transparent" loext:char-shading-value="0"/>
    </style:style>
    <style:style style:name="T307" style:family="text">
      <style:text-properties fo:language="bg" fo:country="BG" officeooo:rsid="02467ba1" fo:background-color="transparent" loext:char-shading-value="0"/>
    </style:style>
    <style:style style:name="T308" style:family="text">
      <style:text-properties fo:language="bg" fo:country="BG" officeooo:rsid="0248c756" fo:background-color="transparent" loext:char-shading-value="0"/>
    </style:style>
    <style:style style:name="T309" style:family="text">
      <style:text-properties fo:language="bg" fo:country="BG" officeooo:rsid="024a6d7c" fo:background-color="transparent" loext:char-shading-value="0"/>
    </style:style>
    <style:style style:name="T310" style:family="text">
      <style:text-properties fo:language="bg" fo:country="BG" officeooo:rsid="024bb53f" fo:background-color="transparent" loext:char-shading-value="0"/>
    </style:style>
    <style:style style:name="T311" style:family="text">
      <style:text-properties fo:language="bg" fo:country="BG" officeooo:rsid="024d3423" fo:background-color="transparent" loext:char-shading-value="0"/>
    </style:style>
    <style:style style:name="T312" style:family="text">
      <style:text-properties fo:language="bg" fo:country="BG" officeooo:rsid="025b1d4b" fo:background-color="transparent" loext:char-shading-value="0"/>
    </style:style>
    <style:style style:name="T313" style:family="text">
      <style:text-properties fo:language="bg" fo:country="BG" officeooo:rsid="025bf00f" fo:background-color="transparent" loext:char-shading-value="0"/>
    </style:style>
    <style:style style:name="T314" style:family="text">
      <style:text-properties fo:language="bg" fo:country="BG" officeooo:rsid="025de409" fo:background-color="transparent" loext:char-shading-value="0"/>
    </style:style>
    <style:style style:name="T315" style:family="text">
      <style:text-properties fo:language="bg" fo:country="BG" officeooo:rsid="025f17c0" fo:background-color="transparent" loext:char-shading-value="0"/>
    </style:style>
    <style:style style:name="T316" style:family="text">
      <style:text-properties fo:language="bg" fo:country="BG" officeooo:rsid="02611361" fo:background-color="transparent" loext:char-shading-value="0"/>
    </style:style>
    <style:style style:name="T317" style:family="text">
      <style:text-properties fo:language="bg" fo:country="BG" officeooo:rsid="02647b4a" fo:background-color="transparent" loext:char-shading-value="0"/>
    </style:style>
    <style:style style:name="T318" style:family="text">
      <style:text-properties fo:language="bg" fo:country="BG" officeooo:rsid="0264a8fa" fo:background-color="transparent" loext:char-shading-value="0"/>
    </style:style>
    <style:style style:name="T319" style:family="text">
      <style:text-properties fo:language="bg" fo:country="BG" officeooo:rsid="0265a99f" fo:background-color="transparent" loext:char-shading-value="0"/>
    </style:style>
    <style:style style:name="T320" style:family="text">
      <style:text-properties fo:language="bg" fo:country="BG" officeooo:rsid="02806b7d" fo:background-color="transparent" loext:char-shading-value="0"/>
    </style:style>
    <style:style style:name="T321" style:family="text">
      <style:text-properties fo:language="bg" fo:country="BG" officeooo:rsid="02824caa" fo:background-color="transparent" loext:char-shading-value="0"/>
    </style:style>
    <style:style style:name="T322" style:family="text">
      <style:text-properties fo:language="bg" fo:country="BG" officeooo:rsid="0282e0e0" fo:background-color="transparent" loext:char-shading-value="0"/>
    </style:style>
    <style:style style:name="T323" style:family="text">
      <style:text-properties fo:language="bg" fo:country="BG" officeooo:rsid="028461dc" fo:background-color="transparent" loext:char-shading-value="0"/>
    </style:style>
    <style:style style:name="T324" style:family="text">
      <style:text-properties fo:language="bg" fo:country="BG" officeooo:rsid="02844bdf" fo:background-color="transparent" loext:char-shading-value="0"/>
    </style:style>
    <style:style style:name="T325" style:family="text">
      <style:text-properties fo:language="bg" fo:country="BG" officeooo:rsid="028c77b8" fo:background-color="transparent" loext:char-shading-value="0"/>
    </style:style>
    <style:style style:name="T326" style:family="text">
      <style:text-properties fo:language="bg" fo:country="BG" officeooo:rsid="028da3c2" fo:background-color="transparent" loext:char-shading-value="0"/>
    </style:style>
    <style:style style:name="T327" style:family="text">
      <style:text-properties fo:language="bg" fo:country="BG" officeooo:rsid="028ea244" fo:background-color="transparent" loext:char-shading-value="0"/>
    </style:style>
    <style:style style:name="T328" style:family="text">
      <style:text-properties fo:language="bg" fo:country="BG" officeooo:rsid="03e684b2" fo:background-color="transparent" loext:char-shading-value="0"/>
    </style:style>
    <style:style style:name="T329" style:family="text">
      <style:text-properties fo:language="bg" fo:country="BG" officeooo:rsid="03e69426" fo:background-color="transparent" loext:char-shading-value="0"/>
    </style:style>
    <style:style style:name="T330" style:family="text">
      <style:text-properties fo:language="bg" fo:country="BG" officeooo:rsid="01f6622d"/>
    </style:style>
    <style:style style:name="T331" style:family="text">
      <style:text-properties fo:language="bg" fo:country="BG" officeooo:rsid="020252a4"/>
    </style:style>
    <style:style style:name="T332" style:family="text">
      <style:text-properties fo:language="bg" fo:country="BG" officeooo:rsid="02257e6c"/>
    </style:style>
    <style:style style:name="T333" style:family="text">
      <style:text-properties fo:language="bg" fo:country="BG" officeooo:rsid="022f01b8"/>
    </style:style>
    <style:style style:name="T334" style:family="text">
      <style:text-properties fo:language="bg" fo:country="BG" officeooo:rsid="02301eed"/>
    </style:style>
    <style:style style:name="T335" style:family="text">
      <style:text-properties fo:language="bg" fo:country="BG" officeooo:rsid="02316f69"/>
    </style:style>
    <style:style style:name="T336" style:family="text">
      <style:text-properties fo:language="bg" fo:country="BG" officeooo:rsid="024292dc"/>
    </style:style>
    <style:style style:name="T337" style:family="text">
      <style:text-properties fo:language="bg" fo:country="BG" officeooo:rsid="024e3ff8"/>
    </style:style>
    <style:style style:name="T338" style:family="text">
      <style:text-properties fo:language="bg" fo:country="BG" officeooo:rsid="024f0d3a"/>
    </style:style>
    <style:style style:name="T339" style:family="text">
      <style:text-properties fo:language="bg" fo:country="BG" officeooo:rsid="025806a3"/>
    </style:style>
    <style:style style:name="T340"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41"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342"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343"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344"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345"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346"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347" style:family="text">
      <style:text-properties fo:language="bg" fo:country="BG" officeooo:rsid="02d1e734"/>
    </style:style>
    <style:style style:name="T348"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349"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350"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351" style:family="text">
      <style:text-properties fo:language="bg" fo:country="BG" officeooo:rsid="03e332aa"/>
    </style:style>
    <style:style style:name="T352" style:family="text">
      <style:text-properties fo:language="bg" fo:country="BG" officeooo:rsid="03e332aa" fo:background-color="#ffff00" loext:char-shading-value="0"/>
    </style:style>
    <style:style style:name="T353" style:family="text">
      <style:text-properties fo:language="bg" fo:country="BG" officeooo:rsid="03e65356" fo:background-color="#ffff00" loext:char-shading-value="0"/>
    </style:style>
    <style:style style:name="T354" style:family="text">
      <style:text-properties fo:language="bg" fo:country="BG" officeooo:rsid="03e65356"/>
    </style:style>
    <style:style style:name="T355" style:family="text">
      <style:text-properties fo:language="bg" fo:country="BG" officeooo:rsid="03ec7aed"/>
    </style:style>
    <style:style style:name="T356" style:family="text">
      <style:text-properties fo:language="bg" fo:country="BG" officeooo:rsid="03ecb466"/>
    </style:style>
    <style:style style:name="T357" style:family="text">
      <style:text-properties fo:language="bg" fo:country="BG" officeooo:rsid="03f400d2"/>
    </style:style>
    <style:style style:name="T358" style:family="text">
      <style:text-properties fo:language="bg" fo:country="BG" officeooo:rsid="03f48134"/>
    </style:style>
    <style:style style:name="T359" style:family="text">
      <style:text-properties fo:language="bg" fo:country="BG" officeooo:rsid="03f48b69"/>
    </style:style>
    <style:style style:name="T360" style:family="text">
      <style:text-properties fo:language="bg" fo:country="BG" officeooo:rsid="03f6211d"/>
    </style:style>
    <style:style style:name="T361" style:family="text">
      <style:text-properties fo:language="bg" fo:country="BG" officeooo:rsid="0305a991"/>
    </style:style>
    <style:style style:name="T362" style:family="text">
      <style:text-properties fo:language="bg" fo:country="BG" officeooo:rsid="03f761a1"/>
    </style:style>
    <style:style style:name="T363" style:family="text">
      <style:text-properties fo:language="bg" fo:country="BG" officeooo:rsid="03f8f194"/>
    </style:style>
    <style:style style:name="T364" style:family="text">
      <style:text-properties fo:language="bg" fo:country="BG" officeooo:rsid="034e8eba"/>
    </style:style>
    <style:style style:name="T365" style:family="text">
      <style:text-properties fo:language="bg" fo:country="BG" officeooo:rsid="03fa50dc"/>
    </style:style>
    <style:style style:name="T366" style:family="text">
      <style:text-properties fo:language="bg" fo:country="BG" officeooo:rsid="03fb4820"/>
    </style:style>
    <style:style style:name="T367" style:family="text">
      <style:text-properties fo:language="bg" fo:country="BG" officeooo:rsid="039ab30e"/>
    </style:style>
    <style:style style:name="T368" style:family="text">
      <style:text-properties fo:language="bg" fo:country="BG" officeooo:rsid="03fc199d"/>
    </style:style>
    <style:style style:name="T369" style:family="text">
      <style:text-properties officeooo:rsid="020a01b5"/>
    </style:style>
    <style:style style:name="T370" style:family="text">
      <style:text-properties officeooo:rsid="020fa8f2"/>
    </style:style>
    <style:style style:name="T371" style:family="text">
      <style:text-properties officeooo:rsid="021014ed"/>
    </style:style>
    <style:style style:name="T372" style:family="text">
      <style:text-properties officeooo:rsid="02165299"/>
    </style:style>
    <style:style style:name="T373" style:family="text">
      <style:text-properties officeooo:rsid="021eab53"/>
    </style:style>
    <style:style style:name="T374" style:family="text">
      <style:text-properties officeooo:rsid="0221accc"/>
    </style:style>
    <style:style style:name="T375" style:family="text">
      <style:text-properties officeooo:rsid="02226352"/>
    </style:style>
    <style:style style:name="T376" style:family="text">
      <style:text-properties officeooo:rsid="02257e6c"/>
    </style:style>
    <style:style style:name="T377" style:family="text">
      <style:text-properties officeooo:rsid="022ddc5f"/>
    </style:style>
    <style:style style:name="T378" style:family="text">
      <style:text-properties officeooo:rsid="022f01b8"/>
    </style:style>
    <style:style style:name="T379" style:family="text">
      <style:text-properties style:font-name="Times New Roman4" fo:language="bg" fo:country="BG" officeooo:rsid="024d3423" fo:background-color="transparent" loext:char-shading-value="0"/>
    </style:style>
    <style:style style:name="T380" style:family="text">
      <style:text-properties style:font-name="Times New Roman4" fo:language="bg" fo:country="BG" officeooo:rsid="02647b4a" fo:background-color="transparent" loext:char-shading-value="0"/>
    </style:style>
    <style:style style:name="T381" style:family="text">
      <style:text-properties style:font-name="Times New Roman" fo:language="bg" fo:country="BG" officeooo:rsid="024d3423" fo:background-color="transparent" loext:char-shading-value="0"/>
    </style:style>
    <style:style style:name="T382" style:family="text">
      <style:text-properties style:font-name="Times New Roman" fo:language="bg" fo:country="BG" officeooo:rsid="02647b4a" fo:background-color="transparent" loext:char-shading-value="0"/>
    </style:style>
    <style:style style:name="T383" style:family="text">
      <style:text-properties style:font-name="Times New Roman" fo:language="bg" fo:country="BG" officeooo:rsid="02669ddf" fo:background-color="transparent" loext:char-shading-value="0"/>
    </style:style>
    <style:style style:name="T384" style:family="text">
      <style:text-properties style:font-name="Times New Roman" fo:language="bg" fo:country="BG" officeooo:rsid="026838fc" fo:background-color="transparent" loext:char-shading-value="0"/>
    </style:style>
    <style:style style:name="T385" style:family="text">
      <style:text-properties style:font-name="Times New Roman" fo:language="bg" fo:country="BG" officeooo:rsid="0269e92a" fo:background-color="transparent" loext:char-shading-value="0"/>
    </style:style>
    <style:style style:name="T386" style:family="text">
      <style:text-properties style:font-name="Times New Roman" fo:language="bg" fo:country="BG" officeooo:rsid="026b2712" fo:background-color="transparent" loext:char-shading-value="0"/>
    </style:style>
    <style:style style:name="T387" style:family="text">
      <style:text-properties style:font-name="Times New Roman" fo:language="bg" fo:country="BG" officeooo:rsid="026dfc35" fo:background-color="transparent" loext:char-shading-value="0"/>
    </style:style>
    <style:style style:name="T388" style:family="text">
      <style:text-properties style:font-name="Times New Roman" fo:language="bg" fo:country="BG" officeooo:rsid="026fab51" fo:background-color="transparent" loext:char-shading-value="0"/>
    </style:style>
    <style:style style:name="T389" style:family="text">
      <style:text-properties style:font-name="Times New Roman" fo:language="bg" fo:country="BG" officeooo:rsid="02714d7a" fo:background-color="transparent" loext:char-shading-value="0"/>
    </style:style>
    <style:style style:name="T390" style:family="text">
      <style:text-properties style:font-name="Times New Roman" fo:language="bg" fo:country="BG" officeooo:rsid="03e84d50" fo:background-color="transparent" loext:char-shading-value="0"/>
    </style:style>
    <style:style style:name="T391" style:family="text">
      <style:text-properties style:font-name="Times New Roman" fo:language="bg" fo:country="BG" officeooo:rsid="03e9781e" fo:background-color="transparent" loext:char-shading-value="0"/>
    </style:style>
    <style:style style:name="T392" style:family="text">
      <style:text-properties style:font-name="Times New Roman" fo:language="bg" fo:country="BG" officeooo:rsid="0272886e" fo:background-color="#ffff00" loext:char-shading-value="0"/>
    </style:style>
    <style:style style:name="T393" style:family="text">
      <style:text-properties style:font-name="Times New Roman" fo:language="bg" fo:country="BG" officeooo:rsid="02a5e8ab" style:font-size-asian="10.5pt"/>
    </style:style>
    <style:style style:name="T394" style:family="text">
      <style:text-properties style:font-name="Times New Roman" fo:language="en" fo:country="US" officeooo:rsid="02714d7a" fo:background-color="transparent" loext:char-shading-value="0"/>
    </style:style>
    <style:style style:name="T395" style:family="text">
      <style:text-properties fo:font-variant="normal" fo:text-transform="none" style:text-position="0% 100%" fo:font-style="normal" style:text-underline-style="none" fo:font-weight="normal"/>
    </style:style>
    <style:style style:name="T396" style:family="text">
      <style:text-properties officeooo:rsid="0254f986"/>
    </style:style>
    <style:style style:name="T397"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98" style:family="text">
      <style:text-properties fo:color="#009933" fo:language="bg" fo:country="BG" officeooo:rsid="03e332aa" fo:background-color="#ffff00" loext:char-shading-value="0"/>
    </style:style>
    <style:style style:name="T399" style:family="text">
      <style:text-properties fo:color="#009933" officeooo:rsid="0296cb70"/>
    </style:style>
    <style:style style:name="T400" style:family="text">
      <style:text-properties fo:color="#009933" fo:language="ru" fo:country="RU" officeooo:rsid="0309e951" fo:background-color="transparent" loext:char-shading-value="0"/>
    </style:style>
    <style:style style:name="T401" style:family="text">
      <style:text-properties fo:color="#009933" officeooo:rsid="030c542f"/>
    </style:style>
    <style:style style:name="T402" style:family="text">
      <style:text-properties officeooo:rsid="028fdca1"/>
    </style:style>
    <style:style style:name="T403" style:family="text">
      <style:text-properties officeooo:rsid="029210c9"/>
    </style:style>
    <style:style style:name="T404" style:family="text">
      <style:text-properties officeooo:rsid="0294d9bb"/>
    </style:style>
    <style:style style:name="T405" style:family="text">
      <style:text-properties officeooo:rsid="0296cb70"/>
    </style:style>
    <style:style style:name="T406" style:family="text">
      <style:text-properties officeooo:rsid="02a5e8ab"/>
    </style:style>
    <style:style style:name="T407" style:family="text">
      <style:text-properties officeooo:rsid="02ae2b29"/>
    </style:style>
    <style:style style:name="T408" style:family="text">
      <style:text-properties officeooo:rsid="02ae4f30"/>
    </style:style>
    <style:style style:name="T409" style:family="text">
      <style:text-properties officeooo:rsid="02b0055a"/>
    </style:style>
    <style:style style:name="T410" style:family="text">
      <style:text-properties officeooo:rsid="02b74a49"/>
    </style:style>
    <style:style style:name="T411" style:family="text">
      <style:text-properties fo:font-style="normal" fo:font-weight="bold" style:font-style-asian="normal" style:font-weight-asian="bold" style:font-style-complex="normal" style:font-weight-complex="bold"/>
    </style:style>
    <style:style style:name="T412" style:family="text">
      <style:text-properties fo:font-style="normal" fo:font-weight="bold" officeooo:rsid="013a61e8" style:font-style-asian="normal" style:font-weight-asian="bold" style:font-style-complex="normal" style:font-weight-complex="bold"/>
    </style:style>
    <style:style style:name="T413" style:family="text">
      <style:text-properties fo:font-style="normal" fo:font-weight="bold" officeooo:rsid="02ba0ad9" style:font-style-asian="normal" style:font-weight-asian="bold" style:font-style-complex="normal" style:font-weight-complex="bold"/>
    </style:style>
    <style:style style:name="T414" style:family="text">
      <style:text-properties officeooo:rsid="02bc6748"/>
    </style:style>
    <style:style style:name="T415" style:family="text">
      <style:text-properties officeooo:rsid="02c36bef"/>
    </style:style>
    <style:style style:name="T416" style:family="text">
      <style:text-properties officeooo:rsid="02cec7d8"/>
    </style:style>
    <style:style style:name="T417" style:family="text">
      <style:text-properties officeooo:rsid="02cf3d48"/>
    </style:style>
    <style:style style:name="T418" style:family="text">
      <style:text-properties officeooo:rsid="02d0d77c"/>
    </style:style>
    <style:style style:name="T419" style:family="text">
      <style:text-properties officeooo:rsid="02d1e734"/>
    </style:style>
    <style:style style:name="T420" style:family="text">
      <style:text-properties officeooo:rsid="02d84c28"/>
    </style:style>
    <style:style style:name="T421" style:family="text">
      <style:text-properties officeooo:rsid="02dc6837"/>
    </style:style>
    <style:style style:name="T422" style:family="text">
      <style:text-properties officeooo:rsid="02dd60a1"/>
    </style:style>
    <style:style style:name="T423" style:family="text">
      <style:text-properties officeooo:rsid="030c542f"/>
    </style:style>
    <style:style style:name="T424" style:family="text">
      <style:text-properties officeooo:rsid="030ca7ce"/>
    </style:style>
    <style:style style:name="T425" style:family="text">
      <style:text-properties officeooo:rsid="030dda5f"/>
    </style:style>
    <style:style style:name="T426" style:family="text">
      <style:text-properties officeooo:rsid="0322b49a"/>
    </style:style>
    <style:style style:name="T427" style:family="text">
      <style:text-properties officeooo:rsid="037001e3"/>
    </style:style>
    <style:style style:name="T428" style:family="text">
      <style:text-properties officeooo:rsid="03727f09"/>
    </style:style>
    <style:style style:name="T429" style:family="text">
      <style:text-properties officeooo:rsid="0373efca"/>
    </style:style>
    <style:style style:name="T430" style:family="text">
      <style:text-properties officeooo:rsid="037538a4"/>
    </style:style>
    <style:style style:name="T431" style:family="text">
      <style:text-properties officeooo:rsid="03794632"/>
    </style:style>
    <style:style style:name="T432" style:family="text">
      <style:text-properties officeooo:rsid="0379c197"/>
    </style:style>
    <style:style style:name="T433" style:family="text">
      <style:text-properties officeooo:rsid="037dc8f9"/>
    </style:style>
    <style:style style:name="T434" style:family="text">
      <style:text-properties officeooo:rsid="038299cb"/>
    </style:style>
    <style:style style:name="T435" style:family="text">
      <style:text-properties officeooo:rsid="038bad68"/>
    </style:style>
    <style:style style:name="T436" style:family="text">
      <style:text-properties officeooo:rsid="038d644c"/>
    </style:style>
    <style:style style:name="T437" style:family="text">
      <style:text-properties officeooo:rsid="03bab988"/>
    </style:style>
    <style:style style:name="T438" style:family="text">
      <style:text-properties officeooo:rsid="03b22d9a"/>
    </style:style>
    <style:style style:name="T439" style:family="text">
      <style:text-properties officeooo:rsid="03daad5f"/>
    </style:style>
    <style:style style:name="T440" style:family="text">
      <style:text-properties officeooo:rsid="03dc6b3f"/>
    </style:style>
    <style:style style:name="T441" style:family="text">
      <style:text-properties officeooo:rsid="03de5f36"/>
    </style:style>
    <style:style style:name="T442" style:family="text">
      <style:text-properties officeooo:rsid="03df600c"/>
    </style:style>
    <style:style style:name="T443" style:family="text">
      <style:text-properties officeooo:rsid="03e18d7e"/>
    </style:style>
    <style:style style:name="T444" style:family="text">
      <style:text-properties officeooo:rsid="03e84d50"/>
    </style:style>
    <style:style style:name="T445" style:family="text">
      <style:text-properties officeooo:rsid="03ede201"/>
    </style:style>
    <style:style style:name="T446" style:family="text">
      <style:text-properties officeooo:rsid="03ef0d03"/>
    </style:style>
    <style:style style:name="T447"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protect="position" style:wrap="none" style:vertical-pos="top" style:vertical-rel="paragraph" style:horizontal-pos="left" style:horizontal-rel="paragraph-content"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background-color="#ffffff" style:background-transparency="0%" draw:fill="solid" draw:fill-color="#ffffff" draw:opacity="100%" fo:padding="0.0008in" fo:border="none"/>
    </style:style>
    <style:style style:name="fr4"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5143740536944554455" text:style-name="L1">
        <text:list-item>
          <text:p text:style-name="P112"><text:bookmark-start text:name="__RefHeading__6520_970456079"/>Материали и методи<text:bookmark-end text:name="__RefHeading__6520_970456079"/></text:p>
        </text:list-item>
      </text:list>
      <text:list xml:id="list617619946227154636" text:style-name="Thesis_5f_numbering">
        <text:list-item>
          <text:list>
            <text:list-item>
              <text:list>
                <text:list-item>
                  <text:p text:style-name="Thesis_5f_Heading2"><text:bookmark-start text:name="__RefHeading__12336_119404090"/>Експериментална постановка<text:bookmark-end text:name="__RefHeading__12336_119404090"/></text:p>
                </text:list-item>
              </text:list>
            </text:list-item>
          </text:list>
        </text:list-item>
      </text:list>
      <text:p text:style-name="Thesis_5f_body">Една от основните <text:span text:style-name="T256">задачи </text:span>на тази дисертация е <text:span text:style-name="T256">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Thesis_5f_body"><text:span text:style-name="T256">Избрани бяха два типа местообитания в крайбрежната зона: полетата от морски треви от р. Zostera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256">беше разработена следната схема на пробонабиране</text:span><office:annotation office:name="__Fieldmark__13502_119404090"><dc:creator>K </dc:creator><dc:date>2015-12-14T14:28:00</dc:date><text:p>оправи картите!</text:p></office:annotation><text:span text:style-name="T256">. </text:span><office:annotation-end office:name="__Fieldmark__13502_119404090"/></text:p>
      <text:list xml:id="list154245353509627" text:continue-numbering="true" text:style-name="Thesis_5f_numbering">
        <text:list-item>
          <text:list>
            <text:list-item>
              <text:list>
                <text:list-item>
                  <text:list>
                    <text:list-item>
                      <text:p text:style-name="Thesis_5f_Heading3"><text:bookmark-start text:name="__RefHeading__1723_913202925"/>Пилотно изследване в Созополски залив <text:span text:style-name="T258">(2012 г.)</text:span><text:bookmark-end text:name="__RefHeading__1723_913202925"/></text:p>
                    </text:list-item>
                  </text:list>
                </text:list-item>
              </text:list>
            </text:list-item>
          </text:list>
        </text:list-item>
      </text:list>
      <text:p text:style-name="Thesis_5f_body">През 2012 г. беше извършено пилотно изследване в Созополския залив. <text:span text:style-name="T263">И</text:span>зследвани <text:span text:style-name="T263">бяха </text:span>три полета от морски треви и съседните пясъчни субстрати. Станциите <text:span text:style-name="T264">на пробовзимане (</text:span><text:sequence-ref text:reference-format="category-and-value" text:ref-name="refФиг.0">Фиг. 1</text:sequence-ref><text:span text:style-name="T264">)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262">па</text:span>дни води, <text:span text:style-name="T257">за да се проследят промените в състава и структурата на зообентосните съобщества, изложени на въздействието му</text:span>. </text:p>
      <text:p text:style-name="Thesis_5f_body"><draw:frame draw:style-name="fr1" draw:name="Frame7" text:anchor-type="paragraph" svg:width="6.3in" draw:z-index="3"><draw:text-box fo:min-height="4.7228in"><text:p text:style-name="Thesis_5f_caption">Фиг. <text:sequence text:ref-name="refФиг.0" text:name="Фиг." text:formula="ooow:Фиг.+1" style:num-format="1">1</text:sequence>. Станции <text:span text:style-name="T261">за пробонабиране </text:span>в Созополския залив (2012 г.). С червена стрелка е отбелязано местоположението на <text:span text:style-name="T279">източника на непречистени отпадни води</text:span> на град Созопол.</text:p></draw:text-box></draw:frame><text:soft-page-break/></text:p>
      <text:p text:style-name="P10"><text:span text:style-name="T280">В</text:span>ъв вътрешността на всяко <text:span text:style-name="T280">от трите</text:span> поле<text:span text:style-name="T280">та от морски треви от р. Zostera в залива</text:span> бяха избрани <text:span text:style-name="T281">по </text:span>две станции. <text:span text:style-name="T282">По този начин може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 </text:span></text:p>
      <text:list xml:id="list154244487757660" text:continue-numbering="true" text:style-name="Thesis_5f_numbering">
        <text:list-item>
          <text:list>
            <text:list-item>
              <text:list>
                <text:list-item>
                  <text:list>
                    <text:list-item>
                      <text:p text:style-name="Thesis_5f_Heading3"><text:bookmark-start text:name="__RefHeading__1725_913202925"/>Изследвания в Бургаския залив (2013-2014 г.)<text:bookmark-end text:name="__RefHeading__1725_913202925"/></text:p>
                    </text:list-item>
                  </text:list>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259">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text:span><text:soft-page-break/><text:span text:style-name="T259">беше формулирана хипотезата, че зообентосните съобщества във вътрешните части на залива ще са в по-лошо състояние, отколкото тези във външните му части. <text:s/></text:span></text:p>
      <text:p text:style-name="Thesis_5f_body">Отново бяха <text:span text:style-name="T259">разгледани предните два типа местообитания в крайбрежната зона (морски треви и пясъци) (</text:span><text:span text:style-name="T44"><text:sequence-ref text:reference-format="category-and-value" text:ref-name="refФиг.1">Фиг. 2</text:sequence-ref></text:span><text:span text:style-name="T259">). <text:s text:c="2"/></text:span></text:p>
      <text:p text:style-name="Thesis_5f_body"><draw:frame draw:style-name="fr1" draw:name="Frame6" text:anchor-type="paragraph" svg:width="6.3in" draw:z-index="2"><draw:text-box fo:min-height="4.8193in"><text:p text:style-name="Thesis_5f_caption">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p>Ропотамо?</text:p></office:annotation>отбелязани<office:annotation-end office:name="__Fieldmark__1267_1284863287"/> станциите в полетата от морски треви, а в червено - станциите в пясъчното дъно.</text:p></draw:text-box></draw:frame></text:p>
      <text:p text:style-name="P9">Във всяко от полетата от морски треви беше избрана само по една станция, за да могат да бъдат <text:span text:style-name="T283">изследвани</text:span> повече полета. От станции Пода, Отманли и Градина бяха събрани <text:span text:style-name="T284">зообентосни </text:span>проби през 2013 и 2014 г.; от станция Ропотамо – <text:span text:style-name="T285">само </text:span>през 2013 г., а от станция Вромос – <text:span text:style-name="T285">само </text:span>през 2014 г.</text:p>
      <text:p text:style-name="Thesis_5f_body">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260">а през 2014 г. - едно пробонабиране (юли)</text:span>.</text:p>
      <text:list xml:id="list154246263646605" text:continue-numbering="true" text:style-name="Thesis_5f_numbering">
        <text:list-item>
          <text:list>
            <text:list-item>
              <text:list>
                <text:list-item>
                  <text:p text:style-name="Thesis_5f_Heading2"><text:bookmark-start text:name="__RefHeading__6526_970456079"/><text:soft-page-break/>Полеви методи и лабораторна обработка на пробите<text:bookmark-end text:name="__RefHeading__6526_970456079"/></text:p>
                </text:list-item>
              </text:list>
            </text:list-item>
          </text:list>
        </text:list-item>
      </text:list>
      <text:p text:style-name="P23"><text:span text:style-name="T243">Полевите изследвания за тази дисертация бяха проведени в периода 2012-2014 г. Пробите бяха събирани в рамките на </text:span><text:span text:style-name="T41">проект </text:span><text:span text:style-name="T43">„</text:span><text:span text:style-name="T42">PERSEUS - </text:span>Стратегически изследвания на морската среда в южните европейски морета“, <text:span text:style-name="T255">ф</text:span>инансиран от Седма Рамкова програма на ЕС<text:span text:style-name="T41">. </text:span></text:p>
      <text:p text:style-name="P38">Пробонабирането се осъществяваше по мрежа от мониторингови станции в Бургаския залив. Пробите бяха от два типа местообитания – полета от морски треви от р. Zostera (дълбочина 3-4 m), и крайбрежни пясъци (дълбочина 10-13 m). </text:p>
      <text:p text:style-name="P11">П<text:span text:style-name="T286">о време на пилотното изследване в Созополски залив п</text:span>рез 2012 г. <text:span text:style-name="T286">беше изпробвана методичната схема на пробонабиране</text:span>. <text:span text:style-name="T254">Събрани бяха зообентосни проби от полета морски треви и от съседните пясъчни местообитания по схемата, описана в т. </text:span><text:span text:style-name="T254"><text:bookmark-ref text:reference-format="number" text:ref-name="__RefHeading__1723_913202925">1.1.1.1</text:bookmark-ref></text:span><text:span text:style-name="T40">.</text:span><text:span text:style-name="T254"> </text:span></text:p>
      <text:p text:style-name="Thesis_5f_body">През 2013-2014 г. <text:span text:style-name="T286">бяха събирани проби в рамките на Големия Бургаски залив от същите два типа местообитания по схемата, описана в т. </text:span><text:span text:style-name="T286"><text:bookmark-ref text:reference-format="number" text:ref-name="__RefHeading__1725_913202925">1.1.1.2</text:bookmark-ref></text:span><text:span text:style-name="T286">. </text:span></text:p>
      <text:p text:style-name="Thesis_5f_body"><text:span text:style-name="T243">Събрани и обработени бяха общо 134</text:span><text:span text:style-name="T41"> </text:span><text:span text:style-name="T243">количествени зообентосни проби от плитката крайбрежна зона (</text:span><office:annotation office:name="__Annotation__1836_1828351701"><dc:creator>Unknown Author</dc:creator><dc:date>2016-08-04T09:53:16</dc:date><text:p>Може би по някакъв друг начин да се каже, защото реално са 54 проби от пясък + 32 от треви + 48 от 2012 – и треви, и пясък..</text:p></office:annotation><text:span text:style-name="T243">56 от полетата от морски треви и 78 от пясъчните местообитания</text:span><office:annotation-end office:name="__Annotation__1836_1828351701"/><text:span text:style-name="T243">).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243">(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243">,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243">(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243">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243">(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243">.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243">(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243">. Тъй като това е основна задача на тази дисертация, използваният метод на пробонабиране е подходящ за целта.</text:span></text:p>
      <text:p text:style-name="Thesis_5f_body"><text:span text:style-name="T243">В мекото пясъчно дъно без растителност пробовзимането се извършваше от лодка с дъночерпател тип Van Veen с опробваща площ 0.05 m</text:span><text:span text:style-name="T1">2</text:span>, <text:span text:style-name="T244">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 </text:p>
      <text:p text:style-name="Thesis_5f_body"><text:soft-page-break/>Макрозообентосните организми <text:span text:style-name="T373">бяха</text:span> отдел<text:span text:style-name="T373">яни</text:span> от седимента чрез промиване на малки порции от пробата през сито с диаметър на окото 0.5 mm, след което <text:span text:style-name="T373">бяха</text:span> фиксира<text:span text:style-name="T373">ни</text:span> с 10% разтвор на формалдехид в морска вода. </text:p>
      <text:p text:style-name="P24"><text:span text:style-name="T245">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45">(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45">,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45">(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45">,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45">(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45">,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45">(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45">.</text:span></text:p>
      <text:p text:style-name="Thesis_5f_body"><text:span text:style-name="T246">При сортирането индивидите от всеки вид бяха преброявани, за да се определи индивидуалната численост на видовете в пробата; след това последната беше преизчислена за 1 m</text:span><text:span text:style-name="T2">2</text:span><text:span text:style-name="T246">. </text:span></text:p>
      <text:p text:style-name="Thesis_5f_body"><text:span text:style-name="T246">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Теглото се приемаше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246">(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246">. Биомасата на всеки вид също беше преизчислена за 1 m</text:span><text:span text:style-name="T2">2</text:span><text:span text:style-name="T246">. </text:span></text:p>
      <text:p text:style-name="P25">Тези основни параметри на макрозообентосните съобщества <text:span text:style-name="T287">бяха</text:span><text:span text:style-name="T45"> използва</text:span><text:span text:style-name="T287">ни </text:span><text:span text:style-name="T45">за </text:span><text:span text:style-name="T287">характеризиране на тяхното биоразнообразие, както и за </text:span><text:span text:style-name="T45">изчисляването на индекси</text:span><text:span text:style-name="T287">те</text:span><text:span text:style-name="T45"> за екологично качество на средата.</text:span></text:p>
      <text:list xml:id="list154246195353035" text:continue-numbering="true" text:style-name="Thesis_5f_numbering">
        <text:list-item>
          <text:list>
            <text:list-item>
              <text:list>
                <text:list-item>
                  <text:p text:style-name="Thesis_5f_Heading2"><text:bookmark-start text:name="__RefHeading__6528_970456079"/>Статистическа обработка и анализ на данните<text:bookmark-end text:name="__RefHeading__6528_970456079"/></text:p>
                </text:list-item>
              </text:list>
            </text:list-item>
          </text:list>
        </text:list-item>
      </text:list>
      <text:p text:style-name="P13">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 text:style-name="T374">зона; от друга – характеризиране на екологичното им състояние по смисъла на европейските директиви, свързани с морската околна среда. Различните статистически методи и анализи на събраните данни, позволяващи изпълнението на тези задачи, са описани по-долу.</text:span></text:p>
      <text:list xml:id="list154245886880454" text:continue-list="list154246195353035" text:style-name="Thesis_5f_numbering">
        <text:list-item>
          <text:list>
            <text:list-item>
              <text:list>
                <text:list-item>
                  <text:list>
                    <text:list-item text:start-value="1">
                      <text:p text:style-name="P113"><text:bookmark-start text:name="__RefHeading__13188_1543247252"/><text:soft-page-break/>Методи за характеристика на биоразнообразието на макрозообентосните съобщества <text:bookmark-end text:name="__RefHeading__13188_1543247252"/></text:p>
                    </text:list-item>
                  </text:list>
                </text:list-item>
              </text:list>
            </text:list-item>
          </text:list>
        </text:list-item>
      </text:list>
      <text:p text:style-name="P12"><text:span text:style-name="T375">Върху събраните данни бяха приложени </text:span>обективни методи за оценка на биоразнообразието, <text:span text:style-name="T375">които </text:span>се използват <text:span text:style-name="T375">рутинно </text:span>в екологичните изследвания. Основната <text:span text:style-name="T439">им </text:span>цел е да се направи количествена оценка на състава и структурата на съобществата, която да позволи <text:span text:style-name="T440">сравнението на последните</text:span> в пространств<text:span text:style-name="T440">ено</text:span> <text:span text:style-name="T375">и/</text:span>или във време<text:span text:style-name="T440">в</text:span>о <text:span text:style-name="T440">отношение</text:span>. Терминът „разнообразие“ обикновено <text:span text:style-name="T370">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375">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06">Оценк<text:span text:style-name="T371">а</text:span>та на биоразнообразието се основава на 3 допускания. <text:span text:style-name="T410">Първото е, че </text:span>всички видове са равн<text:span text:style-name="T441">опоставени</text:span>: не се прави разлика между многобройните и редките видове, <text:span text:style-name="T442">а всички </text:span>имат еднаква тежест в изчисленията <text:span text:style-name="T375">на индексите</text:span>. Относителната пропорция (численост) на един вид в <text:span text:style-name="T369">пробата е единственият фактор, който определя тежестта му в един индекс за биоразнообразие. Второто допускане на индексите за биоразнообразие е, че всички индивиди са равнопоставени: не се прави разлика между най-големите и най-малките индивиди; на практика обаче най-малките организми не се задържат от използваната при пробонабирането мрежа. </text:span></text:p>
      <text:p text:style-name="P17"><text:span text:style-name="T443">От своя страна, и</text:span>ндексите за таксономично и функционално разнообразие <text:span text:style-name="T443">се различават по това, че </text:span>не <text:span text:style-name="T375">правят тези допускания: при тях таксономичната идентичност на </text:span>видове<text:span text:style-name="T375">те</text:span> <text:span text:style-name="T375">е от значение</text:span>.</text:p>
      <text:p text:style-name="P17"><text:span text:style-name="T410">Третото основно допускане е, че ч</text:span>ислеността на видовете винаги се измерва в подходящи, сравними мерни единици. Индекси за биоразнообразие, базирани на различни единици, не са директно сравними помежду си. </text:p>
      <text:p text:style-name="P107"/>
      <text:p text:style-name="Thesis_5f_body"><text:span text:style-name="T274">Индекси за биоразнообразие</text:span> <text:s/></text:p>
      <text:p text:style-name="P56">Видовото богатство (<text:span text:style-name="T220">species richness, S</text:span>) може да се приеме като най-простия индекс за биоразнообразие. Представлява <text:span text:style-name="T376">общият брой различни видове в пробата или съобществото. Зависи силно от размера на пробата, както и от броя събрани проби. Съществуват индекси за видово богатство (напр. </text:span><text:span text:style-name="T233">d </text:span><text:span text:style-name="T332">на </text:span><text:span text:style-name="T233">Margalef</text:span><text:span text:style-name="T376">), които се опитват да </text:span><text:soft-page-break/><text:span text:style-name="T376">компенсират тези зависимости чрез различни корекции, но въпреки това зависимостта от броя проби си остава: с всяка следващ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Thesis_5f_body"><text:span text:style-name="T396">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80">индексът </text:span><text:span text:style-name="T82">на </text:span><text:span text:style-name="T234">Shannon</text:span><text:span text:style-name="T82">-</text:span><text:span text:style-name="T234">W</text:span><text:span text:style-name="T231">iene</text:span><text:span text:style-name="T230">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230">(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82">:</text:span></text:p>
      <text:p text:style-name="P30"/>
      <text:p text:style-name="P27"><draw:frame draw:style-name="fr5" draw:name="Object5" text:anchor-type="as-char" svg:y="-0.1728in" svg:width="1.5299in" svg:height="0.2339in" draw:z-index="4"><draw:object xlink:href="./Object 5" xlink:type="simple" xlink:show="embed" xlink:actuate="onLoad"/><draw:image xlink:href="./ObjectReplacements/Object 5" xlink:type="simple" xlink:show="embed" xlink:actuate="onLoad"/><svg:desc>formula</svg:desc></draw:frame></text:p>
      <text:p text:style-name="P55">където:</text:p>
      <text:p text:style-name="P26"><text:span text:style-name="T220">p</text:span><text:span text:style-name="T11">i</text:span><text:span text:style-name="T45"> = </text:span>n<text:span text:style-name="T10">i </text:span><text:span text:style-name="T45">/ </text:span>N<text:span text:style-name="T45"> – пропорция на индивидите от вида </text:span><text:span text:style-name="T220">i</text:span><text:span text:style-name="T45"> в пробата <text:line-break/></text:span><text:span text:style-name="T220">n</text:span><text:span text:style-name="T10">i</text:span><text:span text:style-name="T12"> </text:span><text:span text:style-name="T15">-</text:span><text:span text:style-name="T45"> брой индивиди от вида </text:span>i<text:span text:style-name="T45"> в пробата <text:line-break/></text:span><text:span text:style-name="T220">N</text:span><text:span text:style-name="T45"> </text:span><text:span text:style-name="T46">- </text:span><text:span text:style-name="T45">общ брой индивиди от всички видове в пробата</text:span></text:p>
      <text:p text:style-name="Thesis_5f_body"/>
      <text:p text:style-name="Thesis_5f_body"><text:span text:style-name="T333">В</text:span><text:span text:style-name="T330"> екологичните изследвания </text:span><text:span text:style-name="T79">най-често </text:span><text:span text:style-name="T45">се използва основа 2 </text:span><text:span text:style-name="T333">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33">(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45">; </text:span><text:span text:style-name="T79">тази основа е използвана и в настоящето изследване.</text:span><text:span text:style-name="T81"> </text:span></text:p>
      <text:p text:style-name="P31"><text:span text:style-name="T235">H’</text:span><text:span text:style-name="T377">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 подобен начин на информацията, съдържаща се в код или съобщение. На практика, при използвана основа на логаритъма 2, индексът представлява </text:span><text:span text:style-name="T336">несигурността при</text:span><text:span text:style-name="T377"> определянето на таксономичната принадлежност на даден вид, или средната дълбочина на максимално ефектив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77">(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77">. Това обаче затруднява интерпретацията му, тъй като той не представлява директна мярка за разнообразието на системата (каквато е например видовото богатство). </text:span><text:span text:style-name="T238">H’ </text:span><text:span text:style-name="T351">нараства с увеличаването на </text:span><text:soft-page-break/><text:span text:style-name="T351">броя видове и теоретично може да достигне много високи стойности</text:span><text:span text:style-name="T354">, като теоретичният максимум е </text:span><text:span text:style-name="T239">log(S)</text:span><text:span text:style-name="T354">, където </text:span><text:span text:style-name="T239">S </text:span><text:span text:style-name="T354">е броят видове</text:span><text:span text:style-name="T351">. На практика обаче </text:span><text:span text:style-name="T352">в естествените морски екосистеми максималните </text:span><text:span text:style-name="T353">му </text:span><text:span text:style-name="T352">стойности са 4.5 – 5 (</text:span><text:span text:style-name="T398">РЕФ?</text:span><text:span text:style-name="T352">).</text:span><text:span text:style-name="T351"> <text:s text:c="3"/></text:span></text:p>
      <text:p text:style-name="P36"><text:span text:style-name="T305">П</text:span><text:span text:style-name="T290">аралелно </text:span><text:span text:style-name="T305">с </text:span><text:span text:style-name="T226">H’ </text:span><text:span text:style-name="T305">често </text:span><text:span text:style-name="T290">се използва и индексът на </text:span><text:span text:style-name="T222">Pielou</text:span><text:span text:style-name="T52"> </text:span><text:span text:style-name="T222">J</text:span><text:span text:style-name="T52">’ </text:span><text:span text:style-name="T290">за изравненост на съобществата, който описва доминирането и кодоминирането на видовете:</text:span><text:span text:style-name="T52"> </text:span></text:p>
      <text:p text:style-name="P28"><draw:frame draw:style-name="fr5" draw:name="Object2" text:anchor-type="as-char" svg:y="-0.152in" svg:width="1.1134in" svg:height="0.1992in" draw:z-index="7"><draw:object xlink:href="./Object 1" xlink:type="simple" xlink:show="embed" xlink:actuate="onLoad"/><draw:image xlink:href="./ObjectReplacements/Object 1" xlink:type="simple" xlink:show="embed" xlink:actuate="onLoad"/><svg:desc>formula</svg:desc></draw:frame></text:p>
      <text:p text:style-name="P36"><text:span text:style-name="T53">където S e</text:span><text:span text:style-name="T52"> бро</text:span><text:span text:style-name="T53">ят</text:span><text:span text:style-name="T52"> видове в пробата, </text:span><text:span text:style-name="T53">а </text:span><text:span text:style-name="T52">Н’ – индекс</text:span><text:span text:style-name="T53">ът на </text:span><text:span text:style-name="T222">Shannon</text:span><text:span text:style-name="T52">. </text:span><text:span text:style-name="T222">J</text:span><text:span text:style-name="T52">’ варира от 0 (неравномерно съобщество, </text:span><text:span text:style-name="T289">в което </text:span><text:span text:style-name="T52">един или няколко вида силно доминират </text:span><text:span text:style-name="T289">по численост</text:span><text:span text:style-name="T52">) до 1 (напълно равномерно съобщество — нито един вид не доминира; видовете се срещат в равни пропорции). </text:span></text:p>
      <text:p text:style-name="P39"/>
      <text:p text:style-name="P5">Ефективно разнообразие (ефективен брой видове)</text:p>
      <text:p text:style-name="Thesis_5f_body"><text:span text:style-name="T378">Трудностите в интерпретацията на </text:span><text:span text:style-name="T236">H’</text:span><text:span text:style-name="T378"> могат да се избегнат чрез превръщането на индекса </text:span><text:span text:style-name="T334">в </text:span><text:span text:style-name="T339">ефективно разнообразие или </text:span><text:span text:style-name="T334">ефективен брой видове – </text:span><text:span text:style-name="T292">броят </text:span><text:span text:style-name="T296">еднакви по честота </text:span><text:span text:style-name="T292">видове, </text:span><text:span text:style-name="T296">които трябва да присъстват в едно теоретично</text:span><text:span text:style-name="T292"> съобщество, </text:span><text:span text:style-name="T296">за да има то</text:span><text:span text:style-name="T292"> същата стойност на индекса за биоразнообразие като изучаваното</text:span><text:span text:style-name="T295">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295">(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291">. </text:span><text:span text:style-name="T292">Ефективният брой видове е познат също така като </text:span><text:span text:style-name="T294">едно от </text:span><text:span text:style-name="T292">числ</text:span><text:span text:style-name="T294">ата</text:span><text:span text:style-name="T292"> на </text:span><text:span text:style-name="T223">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223">(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334">. </text:span><text:span text:style-name="T331">Целта на тези числа е да свържат компонентите видово богатство и изравненост на съобществата. </text:span><text:span text:style-name="T335">Те също представляват ентропия (несигурност) и се и</text:span><text:span text:style-name="T331">зчисляват по формулата:</text:span></text:p>
      <text:p text:style-name="P22"><draw:frame draw:style-name="fr5" draw:name="Object6" text:anchor-type="as-char" svg:y="-0.2075in" svg:width="1.2846in" svg:height="0.3764in" draw:z-index="8"><draw:object xlink:href="./Object 6" xlink:type="simple" xlink:show="embed" xlink:actuate="onLoad"/><draw:image xlink:href="./ObjectReplacements/Object 6" xlink:type="simple" xlink:show="embed" xlink:actuate="onLoad"/><svg:desc>formula</svg:desc></draw:frame></text:p>
      <text:p text:style-name="P14">където:</text:p>
      <text:p text:style-name="P32"><text:span text:style-name="T220">p</text:span><text:span text:style-name="T10">i </text:span><text:span text:style-name="T16">= </text:span><text:span text:style-name="T23">пропорционална численост на вид </text:span><text:span text:style-name="T24">i</text:span><text:span text:style-name="T17"> </text:span><text:span text:style-name="T24">в пробата</text:span></text:p>
      <text:p text:style-name="P33"><text:span text:style-name="T21">q</text:span><text:span text:style-name="T16"> = </text:span><text:span text:style-name="T22">„порядък“ на индекса; </text:span><text:span text:style-name="T26">о</text:span><text:span text:style-name="T22">бозначава зависимостта на индекса </text:span><text:span text:style-name="T25">от</text:span><text:span text:style-name="T22"> редките видове</text:span><text:span text:style-name="T25">. </text:span></text:p>
      <text:p text:style-name="P54"/>
      <text:p text:style-name="Thesis_5f_body"><text:span text:style-name="T26">Параметърът </text:span><text:span text:style-name="T30">q</text:span><text:span text:style-name="T18"> </text:span><text:span text:style-name="T26">и честотата </text:span><text:span text:style-name="T31">(пропорцията от общата численост)</text:span><text:span text:style-name="T26">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8">В</text:span><text:span text:style-name="T29">сички стойности на </text:span><text:span text:style-name="T20">q</text:span><text:span text:style-name="T29"> </text:span><text:span text:style-name="T19">&lt; 1 </text:span><text:span text:style-name="T29">отдават по-голяма тежест на редките </text:span><text:soft-page-break/><text:span text:style-name="T29">видове, а стойностите на </text:span><text:span text:style-name="T20">q</text:span><text:span text:style-name="T29"> </text:span><text:span text:style-name="T19">&gt; 1 </text:span><text:span text:style-name="T29">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9">(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9">.</text:span></text:p>
      <text:p text:style-name="P34"><text:span text:style-name="T27">В настоящето изследване е използвано е</text:span><text:span text:style-name="T26">фективното разнообразие от порядък 1, <text:s/></text:span><text:span text:style-name="T27">което </text:span><text:span text:style-name="T26">отговаря на експоненциала на индекса на </text:span><text:span text:style-name="T18">Shannon, </text:span><text:span text:style-name="T26">и </text:span><text:span text:style-name="T293">разглежда </text:span><text:span text:style-name="T300">редките и обичайните </text:span><text:span text:style-name="T301">видове </text:span><text:span text:style-name="T293">като </text:span><text:span text:style-name="T300">напълно </text:span><text:span text:style-name="T293">еквивалентни, </text:span><text:span text:style-name="T300">утежнени само от собствената си честота в </text:span><text:span text:style-name="T302">съобществото</text:span><text:span text:style-name="T293">. </text:span><text:span text:style-name="T303">Това свойство обуславя и централната роля, която индексът </text:span><text:span text:style-name="T225">H’ </text:span><text:span text:style-name="T303">играе в биологичните изследвания. </text:span></text:p>
      <text:p text:style-name="P35"><text:span text:style-name="T304">Ефективното разнообразие е лесно за интерпретация, тъй като </text:span><text:span text:style-name="T299">варира линейно и пропорционално при промяна в разнообразието на съобществат</text:span><text:span text:style-name="T304">а </text:span><text:span text:style-name="T312">и позволява директно сравнение на две съобщества</text:span><text:span text:style-name="T304">. Също така </text:span><text:span text:style-name="T328">от тях може да се получи и информация за изравнеността на съобществата: </text:span><text:span text:style-name="T304">к</text:span><text:span text:style-name="T297">огато в изучаваното съобщество има силно доминиране на един или няколко вида над останалите, ефективният брой видове за </text:span><text:span text:style-name="T224">H’ </text:span><text:span text:style-name="T297">ще е по-малък от действителния брой видове (видовото богатство) на съобществото; </text:span><text:span text:style-name="T298">колкото по-голяма е разликата, толкова по-силно е доминирането. </text:span></text:p>
      <text:p text:style-name="P15"/>
      <text:p text:style-name="P15">Таксономични индекси</text:p>
      <text:p text:style-name="P37"><text:span text:style-name="T288">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306">Ако две съобщества имат еднакъв брой видове и идентично разпределение на численостите </text:span><text:span text:style-name="T308">им</text:span><text:span text:style-name="T306">, но се различават по </text:span><text:span text:style-name="T313">набора</text:span><text:span text:style-name="T306">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309">Изчисляването </text:span><text:span text:style-name="T306">на таксономични индекси е възможно, когато таксономичната резолюция на данните е достатъчно висока. </text:span></text:p>
      <text:p text:style-name="Thesis_5f_body"><text:span text:style-name="T310">В настоящето изследване </text:span><text:span text:style-name="T311">са</text:span><text:span text:style-name="T310"> приложен</text:span><text:span text:style-name="T311">и</text:span><text:span text:style-name="T310"> </text:span><text:span text:style-name="T307">индекс</text:span><text:span text:style-name="T311">и</text:span><text:span text:style-name="T307">т</text:span><text:span text:style-name="T311">е</text:span><text:span text:style-name="T307"> за таксономична разлика на </text:span><text:span text:style-name="T227">Warwick </text:span><text:span text:style-name="T307">и </text:span><text:span text:style-name="T227">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227">(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52">: </text:span><text:span text:style-name="T310">таксономично разнообразие (</text:span><text:span text:style-name="T379">Δ</text:span><text:span text:style-name="T310">) и таксономична разлика (</text:span><text:span text:style-name="T379">Δ</text:span><text:span text:style-name="T381">*</text:span><text:span text:style-name="T310">). </text:span></text:p>
      <text:p text:style-name="Thesis_5f_body"><text:span text:style-name="T310">Т</text:span><text:span text:style-name="T311">аксономичното разнообразие 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314">Когато разпределението на видовете между надвидовите таксони е по-равномерно, стойността на индекса е по-висока. </text:span><text:span text:style-name="T311">Разстоянието може да се изрази като дължината на „клоните“ на филогенетичното дърво, свързващи тези организми. </text:span><text:span text:style-name="T317">Обикновено се приема, че </text:span><text:soft-page-break/><text:span text:style-name="T317">разликата между два вида от един и същ род е 1, от едно и също семейство – 2, и т.н.; за улеснение на сравненията между различни набори данни и таксономии обаче таксономичните разстояния често се приравняват към 100. Друга</text:span><text:span text:style-name="T329">та</text:span><text:span text:style-name="T317"> възможност, която беше приложена и в настоящето изследване, е стъпките между таксономичните нива да се утежнят пропорционално на намаляването на броя категории </text:span><text:span text:style-name="T327">при „изкачване“ в таксономичната йерархия</text:span><text:span text:style-name="T317">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317">(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31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6">Таксономичната разлика представлява средната дължина на „клоните“, свързващи два произволно избрани, но таксономично различни организми; т.<text:span text:style-name="T444">е.</text:span> това е мярка изключително на таксономичната свързаност на видовете в съобществото. </text:p>
      <text:p text:style-name="P57"><text:span text:style-name="T314">Ако</text:span><text:span text:style-name="T311"> </text:span><text:span text:style-name="T314">количествените </text:span><text:span text:style-name="T311">данни се </text:span><text:span text:style-name="T315">превърнат в</text:span><text:span text:style-name="T311"> присъствие/отсъствие, двата предишни индекса се свеждат до един и същ индекс - </text:span><text:span text:style-name="T379">Δ</text:span><text:span text:style-name="T3">+</text:span><text:span text:style-name="T310"> , </text:span><text:span text:style-name="T311">който може да се разглежда като средната таксономична разлика между които и да е два произволни вида </text:span><text:span text:style-name="T316">в съобществото, </text:span><text:span text:style-name="T317">и чието стандартно отклонение може да бъде изчислено</text:span><text:span text:style-name="T311">. </text:span><text:span text:style-name="T319">Така този индекс по същество представлява мярка за таксономичния обхват на пробата.</text:span></text:p>
      <text:p text:style-name="P58"><text:span text:style-name="T317">На базата на </text:span><text:span text:style-name="T379">Δ</text:span><text:span text:style-name="T3">+ <text:s/></text:span><text:span text:style-name="T32">м</text:span><text:span text:style-name="T317">оже също така да се изчисли индексът на вариация на таксономичната разлика </text:span><text:span text:style-name="T380">Λ</text:span><text:span text:style-name="T4">+</text:span><text:span text:style-name="T382">, </text:span><text:span text:style-name="T383">който изразява неравномерността в таксономичната структура. </text:span></text:p>
      <text:p text:style-name="P108"><text:span text:style-name="T383">За да се тества разликата </text:span><text:span text:style-name="T384">между</text:span><text:span text:style-name="T383"> </text:span><text:span text:style-name="T384">таксономичното разнообразие на </text:span><text:span text:style-name="T383">изучаваните съобщества </text:span><text:span text:style-name="T384">и</text:span><text:span text:style-name="T383"> „очакван</text:span><text:span text:style-name="T384">о</text:span><text:span text:style-name="T383">т</text:span><text:span text:style-name="T384">о</text:span><text:span text:style-name="T383">“ </text:span><text:span text:style-name="T384">разнообразие в района на изследване </text:span><text:span text:style-name="T383">е възможно да се построят вероятностни „фунии“ </text:span><text:span text:style-name="T386">(95 % доверителен интервал на индексите) </text:span><text:span text:style-name="T383">на базата на максимално пълен видов списък на фауната на </text:span><text:span text:style-name="T384">този </text:span><text:span text:style-name="T383">район. Видовете, намерени в проба </text:span><text:span text:style-name="T386">от даден</text:span><text:span text:style-name="T390">а станция</text:span><text:span text:style-name="T386"> в района на изследване</text:span><text:span text:style-name="T383">, се считат за </text:span><text:span text:style-name="T386">случайна извадка</text:span><text:span text:style-name="T384"> от </text:span><text:span text:style-name="T391">пълния</text:span><text:span text:style-name="T384"> набор видове. </text:span><text:span text:style-name="T391">Затова </text:span><text:span text:style-name="T34">се очаква </text:span><text:span text:style-name="T391">с</text:span><text:span text:style-name="T385">редната таксономична разлика </text:span><text:span text:style-name="T379">Δ</text:span><text:span text:style-name="T3">+</text:span><text:span text:style-name="T34"> да е еднаква както за извадката (</text:span><text:span text:style-name="T37">пробата от </text:span><text:span text:style-name="T34">изучаваното съобщество), така и за пълния видов списък за района. Така последната се разглежда като „очакваната“ стойност на </text:span><text:span text:style-name="T39">Δ</text:span><text:span text:style-name="T3">+</text:span><text:span text:style-name="T33"> </text:span><text:span text:style-name="T37">и</text:span><text:span text:style-name="T34"> едно намаляване на стойността </text:span><text:span text:style-name="T35">на </text:span><text:span text:style-name="T39">Δ</text:span><text:span text:style-name="T3">+ </text:span><text:span text:style-name="T34">на дадено място по време на изследването би могл</text:span><text:span text:style-name="T35">о</text:span><text:span text:style-name="T34"> да се дълж</text:span><text:span text:style-name="T35">и</text:span><text:span text:style-name="T34"> на намаляване на биоразнообразието </text:span><text:span text:style-name="T38">там</text:span><text:span text:style-name="T34">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4">(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4">. </text:span></text:p>
      <text:p text:style-name="P62"><text:span text:style-name="T34">В </text:span><text:span text:style-name="T36">настоящето изследване инвентарният видов списък на макрозообентоса от българския сектор на Черно море е съставен на базата на Каталога на българската </text:span><text:soft-page-break/><text:span text:style-name="T36">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95">(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83">, </text:span><text:span text:style-name="T387">а също и </text:span><text:span text:style-name="T388">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88">(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83">, </text:span><text:span text:style-name="T389">T</text:span><text:span text:style-name="T394">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94">(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83">, </text:span><office:annotation office:name="__Annotation__6407_1416121077"><dc:creator>Unknown Author</dc:creator><dc:date>2016-08-05T13:51:24</dc:date><text:p>Намери и добави! </text:p></office:annotation><text:span text:style-name="T392">доклад натура...</text:span><office:annotation-end office:name="__Annotation__6407_1416121077"/></text:p>
      <text:p text:style-name="P59"><text:span text:style-name="T402">По подобен начин може да се оцени и функционалното разнообразие на съобществата, като за изчисляването на разстоянията между видовете </text:span>вместо <text:span text:style-name="T402">матрица, отговаряща на </text:span>таксономична йерархия, <text:span text:style-name="T402">се използва матрица с биологични (функционални) черти за всеки вид. „Чертите“ са добре дефинирани, измерваеми характеристики на организмите. Обикновено се измерват при всеки индивид и се използват за сравнения между видовете. Функционалните черти са характеристики,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402">(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402">. Например, за макрозообентосните организми такива могат да са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02">(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02">.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 </text:span></text:p>
      <text:p text:style-name="P60">Съществуват и по-сложни, многомерни статистически методи за анализ на функционалното разнообразие на съобществата, които бяха приложени и в настоящето изследване. Принципите им са описани <text:span text:style-name="T403">при многомерните анализи</text:span> <office:annotation office:name="__Fieldmark__3945_1543247252"><dc:creator>K </dc:creator><dc:date>2016-08-08T13:08:32</dc:date><text:p>в точка … някоя? </text:p></office:annotation>по-долу<office:annotation-end office:name="__Fieldmark__3945_1543247252"/>. </text:p>
      <text:p text:style-name="Thesis_5f_body"/>
      <text:p text:style-name="Thesis_5f_body"><text:span text:style-name="T275">Г</text:span><text:span text:style-name="T273">рафични методи за характеризиране на </text:span><text:span text:style-name="T276">разнообразиетио на </text:span><text:span text:style-name="T273">съобществата</text:span></text:p>
      <text:p text:style-name="P70">За допълнително характеризиране на биоразнообразието на зообентосните съобщества бяха приложени също така <text:span text:style-name="T421">г</text:span>рафични аналитични методи.</text:p>
      <text:p text:style-name="P69"><text:span text:style-name="T337">Графичните методи</text:span><text:span text:style-name="T45"> </text:span><text:span text:style-name="T338">могат </text:span><text:span text:style-name="T45">да се определят като междинни между едно- и многомерните методи. Главното </text:span><text:span text:style-name="T96">им</text:span><text:span text:style-name="T45">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96">отколкото при </text:span><text:span text:style-name="T355">останалите методи за анализ</text:span><text:span text:style-name="T45">. <text:s/></text:span></text:p>
      <text:p text:style-name="P69"><text:span text:style-name="T47">Един </text:span><text:span text:style-name="T45">от най-широко използваните </text:span><text:span text:style-name="T47">графични </text:span><text:span text:style-name="T45">методи за сравнение на биоразнообразието са </text:span><text:span text:style-name="T220">k</text:span><text:span text:style-name="T45">-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45">(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45">. </text:span><text:span text:style-name="T47">Те </text:span><text:span text:style-name="T45">се получават по следния начин: относителната численост на </text:span><text:span text:style-name="T83">всеки</text:span><text:span text:style-name="T45"> вид се представя като процент от </text:span><text:soft-page-break/><text:span text:style-name="T45">общата численост в пробата, </text:span><text:span text:style-name="T83">след което всички видове се подреждат в низходящ ред и получават </text:span><text:span text:style-name="T45">ранг </text:span><text:span text:style-name="T220">k: </text:span><text:span text:style-name="T45">най-многобройният вид </text:span><text:span text:style-name="T83">е с </text:span><text:span text:style-name="T45">ранг 1, следващият – ранг 2, и т. н. </text:span><text:span text:style-name="T83">На графиката п</text:span><text:span text:style-name="T45">о </text:span><text:span text:style-name="T83">оста </text:span><text:span text:style-name="T220">y</text:span><text:span text:style-name="T45"> се представя % кумулативна численост, </text:span><text:span text:style-name="T83">а </text:span><text:span text:style-name="T45">по </text:span><text:span text:style-name="T83">оста </text:span><text:span text:style-name="T220">x</text:span><text:span text:style-name="T45"> – ранг</text:span><text:span text:style-name="T84">а</text:span><text:span text:style-name="T45"> </text:span><text:span text:style-name="T83">на вида </text:span><text:span text:style-name="T45">в логаритмична скала. Получените криви дават представа за биоразнообразието: </text:span><text:span text:style-name="T49">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45">робите с по-високо разнообразие </text:span><text:span text:style-name="T49">и по-голяма изравненост </text:span><text:span text:style-name="T45">са разположени по-ниско от пробите с по-малко разнообразие </text:span><text:span text:style-name="T48">(</text:span><text:span text:style-name="T45"><text:sequence-ref text:reference-format="category-and-value" text:ref-name="refФиг.2">Фиг. 3</text:sequence-ref></text:span><text:span text:style-name="T48">)</text:span><text:span text:style-name="T45">.</text:span></text:p>
      <text:p text:style-name="Thesis_5f_body"><draw:frame draw:style-name="fr2" draw:name="Frame2" text:anchor-type="paragraph" svg:width="6.328in" draw:z-index="1"><draw:text-box fo:min-height="3.6874in"><text:p text:style-name="P1">Фиг. <text:sequence text:ref-name="refФиг.2" text:name="Фиг." text:formula="ooow:Фиг.+1" style:num-format="1">3</text:sequence>. k-доминантни криви за зообентосни проби от морски интертидални пясъ<text:span text:style-name="T249">ц</text:span>и; всяка крива се базира на средните числености от 4 репликата. <text:span text:style-name="T248">Всяка крива отговаря на</text:span> определена комбинация от мрежа на ситото и площ на пробонабиране <text:span text:style-name="T247">(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text:span text:style-name="T247">).</text:span> </text:p></draw:text-box></draw:frame></text:p>
      <text:p text:style-name="P64"><text:span text:style-name="T220">ABC</text:span><text:span text:style-name="T45"> (</text:span><text:span text:style-name="T220">abundance</text:span><text:span text:style-name="T45">-</text:span><text:span text:style-name="T220">biomass</text:span><text:span text:style-name="T45"> </text:span><text:span text:style-name="T220">comparison</text:span><text:span text:style-name="T45">)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45">(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45"> </text:span><text:span text:style-name="T85">представляват р</text:span><text:span text:style-name="T45">азширение на този метод: на една графика се представят </text:span><text:span text:style-name="T220">k</text:span><text:span text:style-name="T45">-доминантните криви на биомасата и числеността, като взаимните им позиции показват ефекти</text:span><text:span text:style-name="T50">те</text:span><text:span text:style-name="T45"> </text:span><text:span text:style-name="T50">от</text:span><text:span text:style-name="T45"> евентуално </text:span><text:span text:style-name="T356">увреждане на съобществата</text:span><text:span text:style-name="T45"> </text:span><text:span text:style-name="T51">(</text:span><text:span text:style-name="T51"><text:sequence-ref text:reference-format="category-and-value" text:ref-name="refФиг.3">Фиг. 4</text:sequence-ref></text:span><text:span text:style-name="T51">). При нормални условия (</text:span><text:span text:style-name="T51"><text:sequence-ref text:reference-format="category-and-value" text:ref-name="refФиг.3">Фиг. 4</text:sequence-ref></text:span><text:span text:style-name="T51">а) в съобществата доминират консервативни видове, с големи размери и </text:span><text:span text:style-name="T54">обикновено </text:span><text:span text:style-name="T51">малка численост – затова кривата на биомасата се намира над тази на числеността. При </text:span><text:span text:style-name="T55">средно въздействие</text:span><text:span text:style-name="T51"> (</text:span><text:span text:style-name="T51"><text:sequence-ref text:reference-format="category-and-value" text:ref-name="refФиг.3">Фиг. 4</text:sequence-ref></text:span><text:span text:style-name="T221">b</text:span><text:span text:style-name="T51">) опортюнистичните видове с малки размери, но </text:span><text:span text:style-name="T55">развиващи се в</text:span><text:span text:style-name="T51"> голяма численост, започват да</text:span><text:span text:style-name="T45"> изместват най-чувствителните видове – кривите на биомасата и числеността са близо разположени </text:span><text:soft-page-break/><text:span text:style-name="T45">и/или се пресичат </text:span><text:span text:style-name="T87">един или няколко пъти</text:span><text:span text:style-name="T45">. Когато въздействие</text:span><text:span text:style-name="T86">то</text:span><text:span text:style-name="T45"> </text:span><text:span text:style-name="T88">е много силно</text:span><text:span text:style-name="T45">, в съобществата </text:span><text:span text:style-name="T86">започват да </text:span><text:span text:style-name="T45">доминират само един или няколко </text:span><text:span text:style-name="T88">от тези </text:span><text:span text:style-name="T45">малки </text:span><text:span text:style-name="T86">по размери </text:span><text:span text:style-name="T45">вид</text:span><text:span text:style-name="T86">ове-</text:span><text:span text:style-name="T88">опортюнисти</text:span><text:span text:style-name="T45"> (</text:span><text:span text:style-name="T45"><text:sequence-ref text:reference-format="category-and-value" text:ref-name="refФиг.3">Фиг. 4</text:sequence-ref></text:span><text:span text:style-name="T220">c</text:span><text:span text:style-name="T45">), </text:span><text:span text:style-name="T86">а</text:span><text:span text:style-name="T45"> кривата на числеността се намира над тази на биомасата </text:span><text:span text:style-name="T87">по цялата си дължина</text:span><text:span text:style-name="T45">. </text:span></text:p>
      <text:p text:style-name="Thesis_5f_body"><draw:frame draw:style-name="fr3" draw:name="Frame3" text:anchor-type="as-char" svg:width="6.1016in" draw:z-index="9"><draw:text-box fo:min-height="1.9693in"><text:p text:style-name="Thesis_5f_caption">Фиг. <text:sequence text:ref-name="refФиг.3"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250">(от Clarke and Warwick </text:span><text:reference-mark-start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250">(2001b)</text:span><text:reference-mark-end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250">).</text:span></text:p></draw:text-box></draw:frame></text:p>
      <text:p text:style-name="P65"/>
      <text:p text:style-name="P109"><text:span text:style-name="T406">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06">(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06"> предлага също така статистически израз на разстоянието между кривите на биомасата – W статистиката, която представлява стандартизираната сума на разликата между кривите на числеността и биомасата за всеки ранг i. Въпреки че съществуват и други подобни статистики, W има предимството да е правилно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219">–</text:span><text:span text:style-name="T406"> -1. W е силно положителна, когато кривата на биомасата се намира над кривата на числеността през цялата им дължина (неповлияни, нормални условия); силно отрицателна, когато кривата на числеността е над тази на биомасата (повлияни условия); близо до 0 в междинни случаи, когато двете криви са близо разположени и се </text:span><text:span text:style-name="T393">пресичат. </text:span></text:p>
      <text:p text:style-name="Thesis_5f_body">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408">изчислението на </text:span>тези криви <text:span text:style-name="T408">се </text:span><text:s/><text:span text:style-name="T408">пресмята </text:span>относителния дял от числеността и<text:span text:style-name="T409">ли</text:span> биомасата <text:span text:style-name="T408">на всеки вид от числеността или биомасата на следващите по ранг, като</text:span> <text:span text:style-name="T408">се изключва </text:span>п<text:span text:style-name="T408">редишния </text:span>вид <text:span text:style-name="T408">с по-висок ранг.</text:span> <text:span text:style-name="T408">П</text:span>о този начин по-ранните стойности не влияят на следващите точки от кривата. При неповлияни съобщества кривата на частично доминиране на биомасата също се намира <text:soft-page-break/>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445">а </text:span>кривата на числеността е сравнително гладка. При повлияни <text:span text:style-name="T446">или увредени </text:span>съобщества отново има смяна на позициите на кривите на числеността и биомасата, <text:span text:style-name="T446">а </text:span>кривата на числеността е много по-неравномерна, <text:span text:style-name="T407">тъй като </text:span>негативното въздействие засяга всички видове в съобществото. </text:p>
      <text:p text:style-name="P72"><text:span text:style-name="T422">Също така, бяха изчислени и начертани профили на биоразнообразието на съобществата, утежнени спрямо </text:span><office:annotation office:name="__Fieldmark__4479_1038233140"><dc:creator>K </dc:creator><dc:date>2016-08-13T14:25:11</dc:date><text:p>по-добре да се направи за функционалните черти (?) и да мине изцяло в частта за функционално разнообразие; тук анализите много се припокриват и никаква нова информация не носят... </text:p></office:annotation><text:span text:style-name="T422">таксономичното сходство между видовете</text:span><office:annotation-end office:name="__Fieldmark__4479_1038233140"/><text:span text:style-name="T422"> </text:span><text:reference-mark-start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422">(Leinster and Cobbold, 2012)</text:span><text:reference-mark-end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422">. Тези профили представят „отпечатък“ на структурата на съобществата. В основата им са същите уравнения за обща ентропия като числата на Hill. Принципът им е следният: изчислява се ефективното биоразнообразие за спектър от стойности на параметъра q, който определя тежестта на редките видове, като се взима предвид относителната численост на всеки вид и матрица на сходството между видовете – таксономично, морфологично, функционално или друго. Тази стъпка е особено важна, тъй като отличава тази мярка за биоразнообразие от „класическите“ такива, за които идентичността на видовете не е важна. В естествени условия обаче някои видове са по-близки от други, затова методът на профилите на биоразнообразие по-точно представя реалната биологична структура на изучаваните съобщества. <text:s text:c="2"/></text:span></text:p>
      <text:p text:style-name="P76">Изчислените за всяка стойност на q ефективни биоразнообразия се представят графично – това е профилът на биоразнообразието на съобществото. Лявата част на профила, където стойностите на q са малки, носи информация за видовото богатство в съобществото и за редките видове в него. Дясната част на профила пък информира за доминирането и обичайните видове: при големи стойности на q ефективното разнообразие почти не се влияе от редките видове. С увеличаването на стойността на q ефективното биоразнообразие намалява – профилът винаги представлява спускаща се крива. Профилът на едно съобщество с по-високо биоразнообразие се разполага над този на съобщество с по-ниско такова. Ако профилите се пресичат, мястото на пресичане също може да носи информация за разликите в структурата на съобществата. Тъй като ефективното разнообразие в този случай взима предвид и таксономичното сходство между видовете, информацията, получена от профила на биоразнообразие, е още по-значима. <text:s text:c="14"/></text:p>
      <text:p text:style-name="Thesis_5f_body"><text:soft-page-break/></text:p>
      <text:p text:style-name="P3"><text:span text:style-name="T251">М</text:span>ногомерни <text:span text:style-name="T253">статистически </text:span>методи </text:p>
      <text:p text:style-name="P73"><text:span text:style-name="T99">Бяха приложени методи на многомерната статистика, за да </text:span><text:span text:style-name="T100">се анализира </text:span><text:span text:style-name="T357">по-</text:span><text:span text:style-name="T100">задълбочено сходството между макрозообентосните съобщества на изследваните станции, както и </text:span><text:span text:style-name="T45">на </text:span><text:span text:style-name="T100">всяка</text:span><text:span text:style-name="T45"> станция </text:span><text:span text:style-name="T100">във</text:span><text:span text:style-name="T69"> </text:span><text:span text:style-name="T45">време</text:span><text:span text:style-name="T100">то</text:span><text:span text:style-name="T45">. Многомерните методи се използват рутинно за анализ на бентосните съобщества </text:span><text:span text:style-name="T97">в съвременните изследвания</text:span><text:span text:style-name="T45">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45">(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45"> благодарение на разработката на </text:span><text:span text:style-name="T100">достатъчно </text:span><text:span text:style-name="T98">бързи компютри и </text:span><text:span text:style-name="T45">лесен за употреба статистически софтуер, </text:span><text:span text:style-name="T98">например 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R Core Team, 2015)<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45">. </text:span><text:span text:style-name="T99">Повечето многомерни методи, които най-често се използват в анализа на биологичните съобщества,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99">(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99">.</text:span><text:span text:style-name="T45"> <text:s/></text:span></text:p>
      <text:p text:style-name="Thesis_5f_body"><text:span text:style-name="T100">М</text:span><text:span text:style-name="T45">ногомерните методи взимат предвид идентичността на видовете и </text:span><text:span text:style-name="T100">с</text:span><text:span text:style-name="T45">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45">(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45">. Те обаче </text:span><text:span text:style-name="T101">са </text:span><text:span text:style-name="T45">по-сложни са от другите методи, тъй като изискват значителна предварителна обработка на данните. </text:span><text:span text:style-name="T101">Най-често суровите данни се </text:span><text:span text:style-name="T45">трансфор</text:span><text:span text:style-name="T101">мират</text:span><text:span text:style-name="T45">, </text:span><text:span text:style-name="T101">за да </text:span><text:span text:style-name="T102">се намали приносът на доминиращите видове и да се увеличи този на редките </text:span><text:span text:style-name="T103">видове</text:span><text:span text:style-name="T45">. </text:span><text:span text:style-name="T103">От м</text:span><text:span text:style-name="T45">атрицата </text:span><text:span text:style-name="T101">със зообентосни</text:span><text:span text:style-name="T45"> данни също понякога </text:span><text:span text:style-name="T101">се </text:span><text:span text:style-name="T45">премахва</text:span><text:span text:style-name="T101">т</text:span><text:span text:style-name="T45"> на</text:span><text:span text:style-name="T101">й-</text:span><text:span text:style-name="T45">редките видове </text:span><text:span text:style-name="T101">(например т.нар. singletons — видове, срещащи се само </text:span><text:span text:style-name="T358">с </text:span><text:span text:style-name="T359">един</text:span><text:span text:style-name="T358"> екземпляр </text:span><text:span text:style-name="T101">в една проба от целия набор данни, които рядко допринасят значителна информация)</text:span><text:span text:style-name="T45">; или пък </text:span><text:span text:style-name="T101">се </text:span><text:span text:style-name="T45">превръща </text:span><text:span text:style-name="T101">от</text:span><text:span text:style-name="T45"> числени данни в матрица на присъствие и отсъствие на видовете. </text:span></text:p>
      <text:p text:style-name="P75"><text:span text:style-name="T104">Върху макрозообентосните данни от настоящата дисертация бяха приложени </text:span><text:span text:style-name="T45">два</text:span><text:span text:style-name="T104">та</text:span><text:span text:style-name="T45"> </text:span><text:span text:style-name="T104">основни </text:span><text:span text:style-name="T45">типа </text:span><text:span text:style-name="T104">многомерни анализи </text:span><text:span text:style-name="T45">– класификация и ординация (</text:span><text:span text:style-name="T45"><text:sequence-ref text:reference-format="category-and-value" text:ref-name="refФиг.4">Фиг. 5</text:sequence-ref></text:span><text:span text:style-name="T45">). </text:span><text:span text:style-name="T106">Д</text:span><text:span text:style-name="T45">анните </text:span><text:span text:style-name="T104">бяха </text:span><text:span text:style-name="T45">трансформира</text:span><text:span text:style-name="T104">ни чрез </text:span><text:span text:style-name="T106">взимане на </text:span><text:span text:style-name="T104">четвърт</text:span><text:span text:style-name="T106">и</text:span><text:span text:style-name="T105"> корен, </text:span><text:span text:style-name="T106">след което </text:span><text:span text:style-name="T104">беше</text:span><text:span text:style-name="T45"> определ</text:span><text:span text:style-name="T104">ено</text:span><text:span text:style-name="T45"> сходството</text:span><text:span text:style-name="T104">то</text:span><text:span text:style-name="T45"> </text:span><text:span text:style-name="T104">по</text:span><text:span text:style-name="T45"> </text:span><text:span text:style-name="T220">Bray</text:span><text:span text:style-name="T45">-</text:span><text:span text:style-name="T220">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220">(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5"> между всички проби две по две. </text:span><text:span text:style-name="T104">Това е н</text:span><text:span text:style-name="T45">ай-често използваният </text:span><text:span text:style-name="T104">в екологични изследвания </text:span><text:span text:style-name="T45">коефициент за прилика; изчислява </text:span><text:span text:style-name="T104">се </text:span><text:span text:style-name="T45">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06">затова и е необходима предварителната трансформация на данните</text:span><text:span text:style-name="T45">.</text:span></text:p>
      <text:p text:style-name="Thesis_5f_body"><draw:frame draw:style-name="fr1" draw:name="Frame4" text:anchor-type="paragraph" svg:width="6.3in" draw:z-index="0"><draw:text-box fo:min-height="2.7598in"><text:p text:style-name="P2">Фиг. <text:sequence text:ref-name="refФиг.4" text:name="Фиг." text:formula="ooow:Фиг.+1" style:num-format="1">5</text:sequence>. Етапи на многомерния анализ <text:span text:style-name="T252">(от Field et al. </text:span><text:reference-mark-start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252">(1982)</text:span><text:reference-mark-end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252">).</text:span></text:p></draw:text-box></draw:frame><text:soft-page-break/> </text:p>
      <text:p text:style-name="P75"><text:span text:style-name="T45">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220">hierarchical</text:span><text:span text:style-name="T45"> </text:span><text:span text:style-name="T220">agglomerative</text:span><text:span text:style-name="T45"> </text:span><text:span text:style-name="T220">clustering</text:span><text:span text:style-name="T45">),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220">Bray</text:span><text:span text:style-name="T45">-</text:span><text:span text:style-name="T220">Curtis</text:span><text:span text:style-name="T45"> като мярка за сходство. Крайният резултат се представя като една обща дендрограма. </text:span></text:p>
      <text:p text:style-name="P75"><text:span text:style-name="T45">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45">(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45">. </text:span><text:span text:style-name="T360">К</text:span><text:span text:style-name="T45">ласификацията е необратима — веднъж поставена в една група, пробата губи „идентичността” си; дендрограмите налагат организация в отделни класове — т.е. накъсват серии, които в действителност са непрекъснати; последователността на групиране е произволна — две съседни проби, принадлежащи на различни клъстери, не са непременно най-сходните. <text:s text:c="2"/></text:span></text:p>
      <text:p text:style-name="P77"><text:span text:style-name="T45">Целта на ординацията е да представи станциите в пространство с </text:span><text:span text:style-name="T220">n</text:span><text:span text:style-name="T45"> измерения, като относителното разстояние между тях съответства на разликата помежду им.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 </text:span></text:p>
      <text:p text:style-name="P74"><text:soft-page-break/><text:span text:style-name="T360">За настоящето изследване б</text:span><text:span text:style-name="T120">еше </text:span><text:span text:style-name="T148">направена</text:span><text:span text:style-name="T120"> </text:span><text:span text:style-name="T126">не</text:span><text:span text:style-name="T148">метрична многомерна ординация (non-metric multidimensional scaling, </text:span><text:span text:style-name="T107">n</text:span><text:span text:style-name="T220">MDS</text:span><text:span text:style-name="T237">)</text:span><text:span text:style-name="T45"> </text:span><text:span text:style-name="T120">на </text:span><text:span text:style-name="T148">базата на </text:span><text:span text:style-name="T120">макрозообентосните данни. Този анализ </text:span><text:span text:style-name="T45">съставя „карта” на станциите/пробите, на която две проби </text:span><text:span text:style-name="T108">са толкова </text:span><text:span text:style-name="T45">по-близо </text:span><text:span text:style-name="T78">една до друга, </text:span><text:span text:style-name="T108">колкото по-сходна е структурата на съобществата им</text:span><text:span text:style-name="T45">.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text:span></text:p>
      <text:p text:style-name="P84"><text:span text:style-name="T149">З</text:span><text:span text:style-name="T45">а </text:span><text:span text:style-name="T149">да се установи </text:span><text:span text:style-name="T45">връзката на </text:span><text:span text:style-name="T121">наблюдаваното разпределение на пробите/станциите </text:span><text:span text:style-name="T149">(промените в </text:span><text:span text:style-name="T45">структурата на </text:span><text:span text:style-name="T149">макрозообентосните </text:span><text:span text:style-name="T45">съобщества</text:span><text:span text:style-name="T149">)</text:span><text:span text:style-name="T45"> с </text:span><text:span text:style-name="T152">параметрите</text:span><text:span text:style-name="T45"> на околната среда, които </text:span><text:span text:style-name="T149">биха </text:span><text:span text:style-name="T45">мог</text:span><text:span text:style-name="T149">ли</text:span><text:span text:style-name="T45"> да </text:span><text:span text:style-name="T149">го </text:span><text:span text:style-name="T45">обяснят</text:span><text:span text:style-name="T121">,</text:span><text:span text:style-name="T45"> </text:span><text:span text:style-name="T68">беше използвана функцията envfit от пакета vegan към R</text:span><text:span text:style-name="T51">.</text:span><text:span text:style-name="T45"> </text:span><text:span text:style-name="T130">Тази функция налага върху ординацията вектори</text:span><text:span text:style-name="T131">, </text:span><text:span text:style-name="T132">чиято посока показва посоката на увеличаване на градиента и чиято дължина е пропорционална на корелацията </text:span><text:span text:style-name="T133">между променливата и ординацията. </text:span><text:span text:style-name="T151">Ако </text:span><text:span text:style-name="T362">променливата е</text:span><text:span text:style-name="T151"> качествена, </text:span><text:span text:style-name="T152">функцията изчислява </text:span><text:span text:style-name="T111">средната стойност на </text:span><text:span text:style-name="T112">ординационните координати за всяко ниво на променливата</text:span><text:span text:style-name="T153">.</text:span><text:span text:style-name="T152"> </text:span><text:span text:style-name="T134">Тъй като осите на nMDS ординацията </text:span><text:span text:style-name="T135">са произволни, не може да се говори за директна корелация </text:span><text:span text:style-name="T150">на позициите на станциите </text:span><text:span text:style-name="T136">с векторите, както е например при PCA; </text:span><text:span text:style-name="T150">в случая проекцията на станциите върху </text:span><text:span text:style-name="T151">всеки </text:span><text:span text:style-name="T150">вектор </text:span><text:span text:style-name="T151">е максимално корелирана със съответния </text:span><text:span text:style-name="T153">параметър</text:span><text:span text:style-name="T151"> на средата</text:span><text:span text:style-name="T136">.</text:span><text:span text:style-name="T152"> </text:span></text:p>
      <text:p text:style-name="P83"><text:span text:style-name="T152">„Значимостта“ на напаснатите вектори или фактори се </text:span><text:span text:style-name="T153">определя чрез пермутации</text:span><text:span text:style-name="T152"> </text:span><text:span text:style-name="T153">на параметрите на средата; </text:span><text:span text:style-name="T154">степента й се определя от квадратен коефициент на корелация (r</text:span><text:span text:style-name="T7">2</text:span><text:span text:style-name="T154">)</text:span><text:span text:style-name="T153">. </text:span></text:p>
      <text:p text:style-name="P110"><text:span text:style-name="T155">Тъй като </text:span><text:span text:style-name="T140">ординация</text:span><text:span text:style-name="T155">та е</text:span><text:span text:style-name="T140"> </text:span><text:span text:style-name="T110">неограничена</text:span><text:span text:style-name="T140"> (unconstrained</text:span><text:span text:style-name="T155">)</text:span><text:span text:style-name="T140"> </text:span><text:span text:style-name="T137">няма причина да се предполага, че </text:span><text:span text:style-name="T155">параметрите на средата</text:span><text:span text:style-name="T137"> варират линейно </text:span><text:span text:style-name="T140">на </text:span><text:span text:style-name="T147">ординационната </text:span><text:span text:style-name="T140">графика, </text:span><text:span text:style-name="T138">т. е. </text:span><text:span text:style-name="T139">векторът най-често не дава най-добрата представа за реалния градиент </text:span><text:span text:style-name="T363">от стойности на променливата</text:span><text:span text:style-name="T135">. </text:span><text:span text:style-name="T141">Затова беше приложена друга процедура — ordisurf, която </text:span><text:span text:style-name="T364">напасва</text:span><text:span text:style-name="T141"> повърхности, изчисл</text:span><text:span text:style-name="T147">ени</text:span><text:span text:style-name="T141"> чрез генерализиран адитивен модел (generalized additive model, GAM), </text:span><text:span text:style-name="T147">които </text:span><text:span text:style-name="T141">отговаря</text:span><text:span text:style-name="T147">т</text:span><text:span text:style-name="T141"> на промяната на всеки фактор. </text:span><text:span text:style-name="T145">Целта е максимално добре да се представи </text:span><text:span text:style-name="T144">вариацията в стойностите на фактора на средата на станциите на изследване</text:span><text:span text:style-name="T143"> </text:span><text:span text:style-name="T147">спрямо</text:span><text:span text:style-name="T143"> промените във видовия състав, </text:span><text:span text:style-name="T148">наблюдавани на</text:span><text:span text:style-name="T143"> </text:span><text:span text:style-name="T146">о</text:span><text:span text:style-name="T143">рдинацията</text:span><text:span text:style-name="T142">. </text:span><text:span text:style-name="T141">На ординационната графика тази повърхност се </text:span><text:span text:style-name="T146">представя чрез изолинии. </text:span></text:p>
      <text:p text:style-name="P110"><text:soft-page-break/><text:span text:style-name="T365">В рамките на настоящето изследване бяха изчислени </text:span><text:span text:style-name="T241">o</text:span><text:span text:style-name="T156">rdisurf повърхности само за параметрите на средата, определени като значими от envfit, тъй като те </text:span><text:span text:style-name="T365">най-вероятно </text:span><text:span text:style-name="T156">обясняват най-добре наблюдаваните промени в структурата на съобществата. <text:s text:c="2"/></text:span><text:span text:style-name="T141"><text:s/></text:span></text:p>
      <text:p text:style-name="P111"><text:span text:style-name="T169">Следващата логична стъпка в анализа на структурата на съобществата е определянето на видовете, които </text:span><text:span text:style-name="T45">допринасят най-много за </text:span><text:span text:style-name="T169">наблюдаваното </text:span><text:span text:style-name="T45">разделяне на станциите. </text:span><text:span text:style-name="T169">Най-често се прилага Analysis of Similarities (ANOSIM) анализ, за да се провери статистическата значимост на наблюдаваното групиране на станциите или пробите; най-силно допринасящите видове</text:span><text:span text:style-name="T45"> се определят чрез </text:span><text:span text:style-name="T366">анализа </text:span><text:span text:style-name="T242">S</text:span><text:span text:style-name="T45">imilarity </text:span><text:span text:style-name="T242">P</text:span><text:span text:style-name="T45">ercentages (SIMPER</text:span><text:span text:style-name="T366">)</text:span><text:span text:style-name="T45">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45">(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45">). </text:span><text:span text:style-name="T169">Тези анализи обаче се базират на </text:span><office:annotation office:name="__Fieldmark__7095_614782620"><dc:creator>K </dc:creator><dc:date>2016-08-15T13:40:55</dc:date><text:p>nMDS също е distance-based — защо е запазен в анализите, а другите не са?? - може би защото <text:s/></text:p></office:annotation><text:span text:style-name="T169">матрицата от разстояния</text:span><office:annotation-end office:name="__Fieldmark__7095_614782620"/><text:span text:style-name="T169">, изчислена по-рано, т. е. на обобщение на изходните данни. Това е било необходима стъпка по времето на разработване на тези статистически процедури, тъй като използването на суровите данни изисква значителна изчислителна способност, която не е съществувала при тогавашните компютри. </text:span><text:span text:style-name="T170">Обобщаването на многомерния масив данни (числености на видовете, записани за различните места) </text:span><text:span text:style-name="T171">улеснява изчисленията, но</text:span><text:span text:style-name="T170"> не </text:span><text:span text:style-name="T171">взима предвид едно от най-важните свойства на този тип данни — връзката между средните стойности </text:span><text:span text:style-name="T173">(локацията) </text:span><text:span text:style-name="T171">и </text:span><text:span text:style-name="T172">дисперсията</text:span><text:span text:style-name="T171"> на видовете. </text:span><text:span text:style-name="T178">Типични такива връзки за различни многомерни масиви данни от екологични изследвания са представени на </text:span><office:annotation office:name="__Fieldmark__4219_614782620"><dc:creator>K </dc:creator><dc:date>2016-08-15T12:53:02</dc:date><text:p>фиг. 1 - Warton et al 2012</text:p></office:annotation><text:span text:style-name="T178">….</text:span><office:annotation-end office:name="__Fieldmark__4219_614782620"/><text:span text:style-name="T178"> <text:s text:c="2"/></text:span><text:reference-mark-start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Warton et al., 2012)<text:reference-mark-end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text:span text:style-name="T174">. </text:span></text:p>
      <text:p text:style-name="Thesis_5f_body"><text:span text:style-name="T174">Когато се тества </text:span><text:span text:style-name="T175">за </text:span><text:span text:style-name="T174">разлика между </text:span><text:span text:style-name="T175">групи от многомерни наблюдения, различаваме </text:span><text:span text:style-name="T176">два типа ефекти: на локацията (ефект върху средната численост на някои видове) и на дисперсията (ефект върху </text:span><text:span text:style-name="T368">изменч</text:span><office:annotation office:name="__Fieldmark__4034_614782620"><dc:creator>K </dc:creator><dc:date>2016-08-15T12:38:16</dc:date><text:p>variability??</text:p></office:annotation><text:span text:style-name="T177">ивостта</text:span><office:annotation-end office:name="__Fieldmark__4034_614782620"/><text:span text:style-name="T176">)</text:span><text:span text:style-name="T174">. </text:span><text:span text:style-name="T177">Връзката между тези две характеристики обаче </text:span><text:span text:style-name="T179">предполага, че промяна в средната стойност винаги ще води и до съответна промяна в дисперсията; затова по-скоро трябва да се говори за </text:span><text:span text:style-name="T180">ефекти на дисперсията, които не могат да бъдат обяснени от връзката средна-дисперсия на многомерните данни. </text:span><text:span text:style-name="T181">Повечето от методите, разработени за откриване на разлики между групи, </text:span><text:span text:style-name="T183">обаче </text:span><text:span text:style-name="T181">не могат да различат тези два типа ефекти </text:span><text:reference-mark-start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181">(Anderson, 2001; Clarke et al., 1993)</text:span><text:reference-mark-end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181">, </text:span><text:span text:style-name="T182">което</text:span><text:span text:style-name="T181"> </text:span><text:span text:style-name="T182">може да доведе до погрешна интерпретация на резултатите от анализите </text:span><text:span text:style-name="T184">или да „маскира“ </text:span><text:span text:style-name="T185">тенденции в структурата на данните</text:span><text:span text:style-name="T182">. </text:span><text:span text:style-name="T186">Така например SIMPER има тенденция да определя за значими по-скоро видове с висока дисперсия, отколкото такива, които всъщност са различни между сравняваните групи, а </text:span><text:span text:style-name="T187">ANOSIM и PERMANOVA не </text:span><text:soft-page-break/><text:span text:style-name="T187">успяват да открият значима разлика между групите, освен ако тя не е при видове </text:span><text:span text:style-name="T188">със </text:span><text:span text:style-name="T187">с</text:span><text:span text:style-name="T188">равнително</text:span><text:span text:style-name="T187"> висока дисперсия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187">(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187">. </text:span></text:p>
      <text:p text:style-name="P90"><text:span text:style-name="T189">Едно възможно решение на тези проблеми е да се приложи тестов </text:span><text:span text:style-name="T190">метод</text:span><text:span text:style-name="T189">, ко</text:span><text:span text:style-name="T190">й</text:span><text:span text:style-name="T189">то е съобразен с тези характеристики на данните. </text:span><text:span text:style-name="T190">Такъв метод са</text:span><text:span text:style-name="T189"> </text:span><text:span text:style-name="T190">например </text:span><text:span text:style-name="T113">генерализираните линейни модели</text:span><text:span text:style-name="T190"> (generalized linear models, GLM) </text:span><text:span text:style-name="T191">и техните многомерни модификации</text:span><text:span text:style-name="T190">. </text:span><text:span text:style-name="T193">Например GLM, </text:span><text:span text:style-name="T194">комбиниран</text:span><text:span text:style-name="T193"> </text:span><text:span text:style-name="T194">със сходния </text:span><text:span text:style-name="T193">метод отрицателна биномиална регресия, </text:span><text:span text:style-name="T196">прави приложима</text:span><text:span text:style-name="T194"> </text:span><text:span text:style-name="T195">линейната регресия </text:span><text:span text:style-name="T196">и за случая, когато </text:span><text:span text:style-name="T197">формата на </text:span><text:span text:style-name="T196">mean-variance </text:span><text:span text:style-name="T197">функцията</text:span><text:span text:style-name="T196"> на данните </text:span><text:span text:style-name="T197">е</text:span><text:span text:style-name="T196"> </text:span><text:span text:style-name="T197">известна</text:span><text:span text:style-name="T196">. </text:span><text:span text:style-name="T198">Отрицателната биномиална регресия е </text:span><text:span text:style-name="T199">особено подходяща за данните от екологични изследвания (матрици от числености на голям брой видове), </text:span><text:span text:style-name="T200">защото функцията, описваща тяхната mean-variance връзка, е по-скоро квадратна, отколкото линейна</text:span><text:span text:style-name="T199">. </text:span></text:p>
      <text:p text:style-name="P91">Така проблемът за определянето на видовете, които най-силно допринасят за разликите между групите станции, се опростява значително: <text:span text:style-name="T437">към численостите на всеки вид се напасват едномерни отрицателни биномиални регресии, а впоследствие се използва статистиката likelihood ratio като мярка за степента на междугрупов ефект. <text:s text:c="3"/></text:span><text:s text:c="2"/></text:p>
      <text:p text:style-name="P92"/>
      <text:p text:style-name="P20"><text:span text:style-name="T199">М</text:span><text:span text:style-name="T45">атрицата на числеността на видовете на различните станции, получена в резултат на изследването, по същество представлява многомерен набор данни, върху който може да се напаснат модели и да се тестват хипотези за ефекта на различни параметри на средата. </text:span><text:span text:style-name="T206">Основните въпроси, които най-често се задават, са: </text:span></text:p>
      <text:p text:style-name="P21"><text:span text:style-name="T206">- има ли промяна </text:span><text:span text:style-name="T207">в структурата на съобществата на макрозообентоса?</text:span></text:p>
      <text:p text:style-name="P51">- каква е промяната? </text:p>
      <text:p text:style-name="P51"><text:tab/>- има ли интеракция със станциите? </text:p>
      <text:p text:style-name="P51"><text:tab/>- при кои видове се наблюдава ефектът? </text:p>
      <text:p text:style-name="P51"><text:tab/>- как се променя числеността на тези видове?</text:p>
      <text:p text:style-name="P93"><text:span text:style-name="T114">М</text:span><text:span text:style-name="T118">оделни</text:span><text:span text:style-name="T115">я</text:span><text:span text:style-name="T118">т подход за анализа на </text:span><text:span text:style-name="T115">многомерни данни за численост, и особено генерализираните линейни модели </text:span><text:span text:style-name="T116">(generalized linear models, GLMs)</text:span><text:span text:style-name="T115">, </text:span><text:span text:style-name="T117">се счита за </text:span><text:span text:style-name="T201">най-подходящия метод за анализ </text:span><text:span text:style-name="T202">на </text:span><office:annotation office:name="__Fieldmark__10536_614782620"><dc:creator>K </dc:creator><dc:date>2016-08-15T15:53:27</dc:date><text:p>count data? </text:p></office:annotation><text:span text:style-name="T202">числови данни</text:span><office:annotation-end office:name="__Fieldmark__10536_614782620"/><text:span text:style-name="T203">, </text:span><text:span text:style-name="T204">тъй </text:span><text:span text:style-name="T203">като </text:span><text:span text:style-name="T204">при прилагането им трябва да се прецизира връзката на средния отговор с </text:span><text:span text:style-name="T205">набора предиктори, както и как се очаква да се променя дисперсията, когато се променя средната стойност (</text:span><office:annotation office:name="__Fieldmark__10831_614782620"><dc:creator>K </dc:creator><dc:date>2016-08-15T16:08:22</dc:date><text:p>на бг?</text:p></office:annotation><text:span text:style-name="T205">mean-variance relationship</text:span><office:annotation-end office:name="__Fieldmark__10831_614782620"/><text:span text:style-name="T205">)</text:span><text:span text:style-name="T202">. </text:span><text:span text:style-name="T196"><text:s text:c="2"/></text:span><text:span text:style-name="T193"><text:s/></text:span><text:span text:style-name="T192"><text:s/></text:span></text:p>
      <text:p text:style-name="P94"><text:soft-page-break/><text:span text:style-name="T209">Най-разпространените, </text:span><text:span text:style-name="T45">„</text:span><text:span text:style-name="T209">к</text:span><text:span text:style-name="T45">ласически“ методи за анализ на многомерни данни като PERMANOVA, ANOSIM, CCA </text:span><text:span text:style-name="T208">са създадени, </text:span><text:span text:style-name="T209">за да откриват дали даден параметър има ефект върху съобществата, но не са предназначени да отгов</text:span><text:span text:style-name="T210">о</text:span><text:span text:style-name="T209">рят на въпроса какъв е този ефект. Т</text:span><text:span text:style-name="T210">ъй като тези анализи са разработени по времето, когато компютрите не са имали възможност и изчислителни ресурси да анализират цялата матрица от </text:span><text:span text:style-name="T211">числени </text:span><text:span text:style-name="T210">данни едновременно, </text:span><text:span text:style-name="T211">те работят чрез първоначалното й редуциране</text:span><text:span text:style-name="T209"> </text:span><text:span text:style-name="T211">до матрица на разстоянията между всички двойки станции или проби, върху която после могат да се прилагат едномерни анализи. Основният проблем идва от факта, че тестовете, базирани на разстояния, се фокусират върху видовете с висока дисперсия, </text:span><text:span text:style-name="T212">но не могат да открият разлики при тези с малка дисперсия. Предварителната трансформация на изходните данни подобрява </text:span><text:span text:style-name="T213">статистическата мощност на класическите методи </text:span><text:span text:style-name="T212">до известна степен, </text:span><text:span text:style-name="T213">но не решава изцяло проблема.</text:span><text:span text:style-name="T211"> </text:span></text:p>
      <text:p text:style-name="P95"><text:span text:style-name="T211">Т</text:span><text:span text:style-name="T45">ова се случва </text:span><text:span text:style-name="T214">заради характеристиките на данните. Типичните многомерни числени данни в екологичните изследвания се състоят от голям брой корелирани променливи (видовете, всеки със своята численост). </text:span><text:span text:style-name="T216">С</text:span><text:span text:style-name="T214">ъщо така, </text:span><text:span text:style-name="T216">при тях се наблюдава</text:span><text:span text:style-name="T214"> много силна връзка между средната и дисперсията </text:span><text:span text:style-name="T215">(mean-variance relationship) </text:span><text:span text:style-name="T214">заради големия брой редки видове. </text:span><text:span text:style-name="T218">Поради тази причина,</text:span><text:span text:style-name="T216"> когато средната численост се увеличи, дисперсията също се увеличава, като често размахът й е много голям </text:span><text:span text:style-name="T217">(</text:span><text:span text:style-name="T119">ФИГ</text:span><text:span text:style-name="T217">)</text:span><text:span text:style-name="T214">. <text:s text:c="2"/></text:span></text:p>
      <text:p text:style-name="P52"><text:s/></text:p>
      <text:p text:style-name="P53"><text:span text:style-name="T438">Т</text:span>естването на многомерни хипотези в екологичните изследвания може да стане чрез прилагането на моделен подход. </text:p>
      <text:p text:style-name="P52"/>
      <text:p text:style-name="P63"><text:span text:style-name="T348">Ф</text:span><text:span text:style-name="T349">ункционално разнообразие </text:span><text:span text:style-name="T350">на съобществата</text:span></text:p>
      <text:p text:style-name="P63"><text:span text:style-name="T340">Загубата на биоразнообразие в резултат </text:span><text:span text:style-name="T343">на</text:span><text:span text:style-name="T340">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340">(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340">(</text:span><text:span text:style-name="T341">+ </text:span><text:span text:style-name="T397">РЕФ?</text:span><text:span text:style-name="T340">). </text:span><text:span text:style-name="T344">Основната цел на РДМС е да запази функционирането на морските и крайбрежни екосистеми </text:span><text:span text:style-name="T345">(екосистемен подход </text:span><text:span text:style-name="T346">към опазването на морската среда</text:span><text:span text:style-name="T345">)</text:span><text:span text:style-name="T344">; </text:span><text:span text:style-name="T343">п</text:span><text:span text:style-name="T344">оради тази причина, изучаването, описанието и оценката на функционалното разнообразие на съобществата са актуални проблеми. </text:span><text:span text:style-name="T340">Връзката между структурното биоразнообразие и функционирането на екосистемите е </text:span><text:span text:style-name="T343">сложна и е </text:span><text:span text:style-name="T340">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text:soft-page-break/>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342">, като </text:span><text:span text:style-name="T343">фокусът на повечето е върху т.нар. функционални черти на организмите</text:span><text:span text:style-name="T340">.</text:span><text:span text:style-name="T344"> </text:span><text:span text:style-name="T340"><text:s/></text:span></text:p>
      <text:p text:style-name="P18">Функционалният подход позволява да се 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p>
      <text:p text:style-name="P63"><text:span text:style-name="T325">Ф</text:span><text:span text:style-name="T320">ункционалният анализ </text:span><text:span text:style-name="T325">представлява</text:span><text:span text:style-name="T320">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p>Други източници – защото говоря за много сайтове...</text:p></office:annotation><text:span text:style-name="T320">видове</text:span><office:annotation-end office:name="__Annotation__9836_1416121077"/><text:span text:style-name="T320">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320">(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320">. </text:span><text:span text:style-name="T325">Най-ч</text:span><text:span text:style-name="T321">есто </text:span><text:span text:style-name="T325">разполагаме</text:span><text:span text:style-name="T321"> и </text:span><text:span text:style-name="T325">с </text:span><text:span text:style-name="T321">трета матрица с параметри на околната среда, </text:span><text:span text:style-name="T325">измерени</text:span><text:span text:style-name="T321"> </text:span><text:span text:style-name="T325">н</text:span><text:span text:style-name="T321">а изследваните </text:span><office:annotation office:name="__Annotation__8729_1416121077"><dc:creator>Unknown Author</dc:creator><dc:date>2016-08-05T16:24:15</dc:date><text:p>Схема...</text:p></office:annotation><text:span text:style-name="T321">места</text:span><office:annotation-end office:name="__Annotation__8729_1416121077"/><text:span text:style-name="T321">. Целта на анализа е да опише как численостите на видовете се променят между различните места - </text:span><text:span text:style-name="T325">от една страна </text:span><text:span text:style-name="T321">спрямо измерените там параметри на средата, </text:span><text:span text:style-name="T325">а от друга - </text:span><text:span text:style-name="T321">спрямо чертите на видовете. </text:span><text:span text:style-name="T322">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321">Този проблем е известен като „четвърти ъгъл“ (</text:span><text:span text:style-name="T228">fourth corner problem, </text:span><text:span text:style-name="T229">Legendre et al.</text:span><text:span text:style-name="T228">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228">(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22">)</text:span><text:span text:style-name="T229">, </text:span><text:span text:style-name="T322">заради това, че </text:span><text:span text:style-name="T326">се </text:span><text:span text:style-name="T322">изхожда от три различни матрици, а се интересуваме от четвъртата – тази, която свързва параметрите на средата с функционалните черти на видовете. </text:span></text:p>
      <text:p text:style-name="P63"><text:span text:style-name="T322">Т</text:span><text:span text:style-name="T324">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323">Особено важно в случая е взаимодействието на параметрите на 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323">(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323">. </text:span></text:p>
      <text:p text:style-name="P80"><text:span text:style-name="T404">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04">(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04">, допълнени с други литературни източници (</text:span><text:span text:style-name="T399">РЕФ</text:span><text:span text:style-name="T405">). </text:span></text:p>
      <text:p text:style-name="P80"/>
      <text:p text:style-name="P78"><office:annotation office:name="__Fieldmark__6013_826624822"><dc:creator>K </dc:creator><dc:date>2016-08-10T17:08:56</dc:date><text:p>къде? може би най-отпред на статистиките, за да са заедно анализите на зообентоса.. </text:p><text:p>+ envfit, ordisurf трябва да са след това! </text:p></office:annotation><text:span text:style-name="T123">Статистически а</text:span><text:span text:style-name="T122">нализи на параметрите на околната среда</text:span><text:span text:style-name="T45"> </text:span><office:annotation-end office:name="__Fieldmark__6013_826624822"/></text:p>
      <text:p text:style-name="P78"><text:soft-page-break/>В рамките на тази дисертация бяха събирани също данни за параметрите на околната среда на станциите на пробовзимане. </text:p>
      <text:p text:style-name="P78"><text:span text:style-name="T424">На всяка станция бяха измервани параметри на </text:span>водния стълб: <text:span text:style-name="T423">концентрации на биогенни елементи: нитрати (NO</text:span><text:span text:style-name="T13">3</text:span><text:span text:style-name="T5">-</text:span><text:span text:style-name="T423">), нитрити (NO</text:span><text:span text:style-name="T14">2</text:span><text:span text:style-name="T5">-</text:span><text:span text:style-name="T423">), амоний (NH</text:span><text:span text:style-name="T14">4</text:span><text:span text:style-name="T6">+</text:span><text:span text:style-name="T423">), общ азот, неорганичен азот, фосфати (PO</text:span><text:span text:style-name="T13">4</text:span><text:span text:style-name="T5">-3</text:span><text:span text:style-name="T423">), хлорофил-</text:span><text:span text:style-name="T277">а</text:span><text:span text:style-name="T423">,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401">реф – дисертация Митко</text:span><text:span text:style-name="T423">). Дългосрочни данни на повечето станции има за следните параметри: биогенни елементи, хлорофил-</text:span><text:span text:style-name="T277">а</text:span><text:span text:style-name="T423">, сестон и прозрачност на водата. Някои от станциите обаче са нови, посещавани само в рамките на настоящето изследване, и за тях наличните данни са по-малко. <text:s text:c="2"/></text:span></text:p>
      <text:p text:style-name="P82">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79"><text:span text:style-name="T425">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p>може би да се мине без това – излишно сложно в този случай? и освен това после и без това ги усреднявам, което противоречи на принципа... </text:p></office:annotation><text:span text:style-name="T425">imputation</text:span><office:annotation-end office:name="__Fieldmark__4387_826624822"/><text:span text:style-name="T425">). Тъй като </text:span><office:annotation office:name="__Fieldmark__3642_826624822"><dc:creator>K </dc:creator><dc:date>2016-08-10T12:49:16</dc:date><text:p>фигура...</text:p></office:annotation><text:span text:style-name="T425">липсващите стойности</text:span><office:annotation-end office:name="__Fieldmark__3642_826624822"/><text:span text:style-name="T425">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span text:style-name="T8">Затова за запълването на липсващите стойности беше приложен алгоритъм MICE (Multiple Imputation by Chained Equations) за предвиждане </text:span><text:reference-mark-start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8">(van Buuren and Groothuis-Oudshoorn, 2011)</text:span><text:reference-mark-end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8">. Тази процедура запълва липсващите данни, като замества </text:span><text:soft-page-break/><text:span text:style-name="T8">всяка празнина с възможна нейна стойност, изчислена на базата на теоретично разпределение. Всички останали променливи в набора данни участват в матрицата от предиктори за липсващите данни; по желание някои от тях може да се изключат. Процедурата се повтаря определен брой пъти, като всеки от новите запълнени набори данни се състои от обща част – наличните в началото данни, и от специфична част – предвидените от алгоритъма липсващи стойности. Така предвидените стойности за една променлива максимално съответстват на наблюдаваното разпределение на стойностите й, като също така се взима предвид и възможната корелация със стойностите на другите променливи в набора данни. </text:span></text:p>
      <text:p text:style-name="P79"><text:span text:style-name="T9">По принцип авторите препоръчват последващите анализи да се прилагат последователно върху всички нови запълнени набори данни, като крайния резултат се комбинира в една стойност. В конкретния случай това не беше възможно поради характера на анализите, за които бяха необходими данните за параметрите на средата. Затова процедурата беше повторена 100 пъти, а после данните бяха усреднени: дългосрочните данни за водния стълб - по станции, а останалите – по станции и години, за да се запази максимално наблюдаваната вариация. Тези данни бяха използвани в последващите анализи.</text:span><text:span text:style-name="T426"> <text:s text:c="2"/></text:span></text:p>
      <text:p text:style-name="P81"><text:span text:style-name="T124">В</text:span><text:span text:style-name="T109">ърху параметрите на околната среда на станциите на изследване </text:span><text:span text:style-name="T124">б</text:span><text:span text:style-name="T109">еше приложен </text:span><text:span text:style-name="T124">анализ на главните компоненти (Principal Component Analysis, </text:span><text:span text:style-name="T109">PCA</text:span><text:span text:style-name="T124">)</text:span><text:span text:style-name="T109"> </text:span><text:span text:style-name="T56">с цел </text:span><text:span text:style-name="T57">определяне на </text:span><text:span text:style-name="T58">факторите, които </text:span><text:span text:style-name="T62">най-добре обясняват разликите между станциите, а съответно </text:span><text:span text:style-name="T58">вероятно оказват </text:span><text:span text:style-name="T59">най-голямо влияние върху макрозообентосните съобщества и </text:span><text:span text:style-name="T61">е най-рационално</text:span><text:span text:style-name="T59"> да бъдат използвани в последващите анализи</text:span><text:span text:style-name="T57">. </text:span><text:span text:style-name="T63">PCA декомпозира независимите променливи (параметрите на средата) на ортогонална основа (представена от главните компоненти); след това се избира</text:span><text:span text:style-name="T64">т</text:span><text:span text:style-name="T63"> част от тези компоненти, които </text:span><text:span text:style-name="T64">най-</text:span><text:span text:style-name="T63">д</text:span><text:span text:style-name="T64">обре</text:span><text:span text:style-name="T63"> </text:span><text:span text:style-name="T64">могат да</text:span><text:span text:style-name="T63"> обясн</text:span><text:span text:style-name="T64">ят</text:span><text:span text:style-name="T63"> </text:span><text:span text:style-name="T64">наблюдаваното разпределение</text:span><text:span text:style-name="T63"> на зависимата променлива (станциите). </text:span><text:span text:style-name="T65">Обикновено се избират компонентите с най-гол</text:span><text:span text:style-name="T66">е</text:span><text:span text:style-name="T65">м</text:span><text:span text:style-name="T66">ите единични стойности</text:span><text:span text:style-name="T65">, тъй като се приема, че </text:span><text:span text:style-name="T66">пространството, определено от тях, обяснява по-голямата част от наблюдаваната вариация и следователно </text:span><text:span text:style-name="T67">успява да представи повечето от характеристиките на набора данни</text:span><text:span text:style-name="T66">. </text:span></text:p>
      <text:p text:style-name="P81"><text:span text:style-name="T59">Параметрите на средата бяха </text:span><office:annotation office:name="__Fieldmark__6146_826624822"><dc:creator>K </dc:creator><dc:date>2016-08-10T17:11:51</dc:date><text:p>кое кое е? и така ли се казват? </text:p></office:annotation><text:span text:style-name="T59">нормализирани и стандартизирани</text:span><office:annotation-end office:name="__Fieldmark__6146_826624822"/><text:span text:style-name="T59"> преди факторния анализ чрез изваждане на средната стойност и разделяне на стандартното отклонение</text:span><text:span text:style-name="T60">, </text:span><text:soft-page-break/><text:span text:style-name="T60">тъй като се измерват в различни мерни единици (</text:span><text:span text:style-name="T400">РЕФ?</text:span><text:span text:style-name="T60">)</text:span><text:span text:style-name="T59">.</text:span><text:span text:style-name="T109"> </text:span><text:span text:style-name="T125">Беше проверена корелацията между различните параметри и от анализа бяха изключени най-силно корелираните (</text:span><text:span text:style-name="T129">Pearson's </text:span><text:span text:style-name="T125">r &gt; 0.</text:span><text:span text:style-name="T127">75</text:span><text:span text:style-name="T125">), тъй като това изкривява крайния резултат, придавайки изкуствено по-голяма тежест на първите няколко главни компоненти, </text:span><text:span text:style-name="T128">а реално не допринася за целта на анализа — редуцирането на измеренията</text:span><text:span text:style-name="T125">. <text:s/></text:span></text:p>
      <text:p text:style-name="P85"><text:span text:style-name="T125">Б</text:span><text:span text:style-name="T45">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45">отделни</text:span><office:annotation-end office:name="__Fieldmark__5884_826624822"/><text:span text:style-name="T45"> набора параметри: на водния стълб, на седиментите и на тежките метали в седиментите. <text:s/></text:span></text:p>
      <text:p text:style-name="P86"><text:span text:style-name="T45">Най-добре корелираните с осите на PC </text:span><text:span text:style-name="T157">п</text:span><text:span text:style-name="T45">араметри на средата бяха </text:span><text:span text:style-name="T157">използвани в последващите допълнителни анализи.</text:span></text:p>
      <text:p text:style-name="P86"/>
      <text:p text:style-name="P42"><text:span text:style-name="T435">Land Use Simplified Index (</text:span>LUSI<text:span text:style-name="T435">)</text:span></text:p>
      <text:p text:style-name="Thesis_5f_body"><text:span text:style-name="T160">С цел </text:span><text:span text:style-name="T167">да се оцени</text:span><text:span text:style-name="T160"> </text:span><text:span text:style-name="T167">количествено </text:span><text:span text:style-name="T160">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160">(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160">.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 </text:span></text:p>
      <text:p text:style-name="P44">Индексът LUSI <text:span text:style-name="T436">комбинира в една проста числова оценка натиските от различни типове въздейтвия върху едно водно тяло в крайбрежната зона. </text:span></text:p>
      <text:p text:style-name="P44"><text:span text:style-name="T436">LUSI може да </text:span>се базира <text:span text:style-name="T429">както </text:span>на <text:span text:style-name="T430">официални</text:span> количествени статистически данни за населението и икономиката, <text:span text:style-name="T429">така </text:span>и на сателитни снимки, <text:span text:style-name="T429">на</text:span> които може да се различи типа земеползване в даден район <text:span text:style-name="T427">и да се изчисли заеманата от него площ</text:span>. <text:span text:style-name="T434">За 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p>цитат??</text:p></office:annotation><text:span text:style-name="T434"> CORINE Land Cover (CLC) (2012)</text:span><office:annotation-end office:name="__Fieldmark__7692_1101223808"/><text:span text:style-name="T434">. </text:span></text:p>
      <text:p text:style-name="P46">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 <text:s text:c="2"/></text:p>
      <text:p text:style-name="P43"><text:soft-page-break/><text:span text:style-name="T428">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text:span><office:annotation office:name="__Fieldmark__5117_1101223808"><dc:creator>K </dc:creator><dc:date>2016-08-14T14:02:59</dc:date><text:p>3?</text:p></office:annotation><text:span text:style-name="T428">1.5 km</text:span><office:annotation-end office:name="__Fieldmark__5117_1101223808"/><text:span text:style-name="T428"> към вътрешността на сушата. Всеки от тези натиски получава оценка от 0 до 3 в зависимост от заеманата от него площ в тази зона (</text:span><text:span text:style-name="T428"><text:sequence-ref text:reference-format="category-and-value" text:ref-name="refТаблица0">Таблица 1</text:sequence-ref></text:span><text:span text:style-name="T428">). <text:s/></text:span></text:p>
      <text:p text:style-name="Thesis_5f_caption">Таблица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101">Градове</text:p>
          </table:table-cell>
          <table:table-cell table:style-name="Table1.A1" office:value-type="string">
            <text:p text:style-name="P101">Земеделие (напоително)</text:p>
          </table:table-cell>
          <table:table-cell table:style-name="Table1.A1" office:value-type="string">
            <text:p text:style-name="P101">Индустри<text:span text:style-name="T432">я</text:span></text:p>
          </table:table-cell>
          <table:table-cell table:style-name="Table1.A1" office:value-type="string">
            <text:p text:style-name="P101">Реки (тип)</text:p>
          </table:table-cell>
          <table:table-cell table:style-name="Table1.E1" office:value-type="string">
            <text:p text:style-name="P101">Оценка</text:p>
          </table:table-cell>
        </table:table-row>
        <table:table-row>
          <table:table-cell table:style-name="Table1.A2" office:value-type="string">
            <text:p text:style-name="P97"/>
          </table:table-cell>
          <table:table-cell table:style-name="Table1.A2" office:value-type="string">
            <text:p text:style-name="P97"><text:s/><text:span text:style-name="T431">&lt; 10 %</text:span></text:p>
          </table:table-cell>
          <table:table-cell table:style-name="Table1.A2" office:value-type="string">
            <text:p text:style-name="P96">&lt; 10 %</text:p>
          </table:table-cell>
          <table:table-cell table:style-name="Table1.A2" office:value-type="string">
            <text:p text:style-name="P96">тип III</text:p>
          </table:table-cell>
          <table:table-cell table:style-name="Table1.E2" office:value-type="string">
            <text:p text:style-name="P96">0</text:p>
          </table:table-cell>
        </table:table-row>
        <table:table-row>
          <table:table-cell table:style-name="Table1.A2" office:value-type="string">
            <text:p text:style-name="P96">&lt; 33 %</text:p>
          </table:table-cell>
          <table:table-cell table:style-name="Table1.A2" office:value-type="string">
            <text:p text:style-name="P96">10 – 40 %</text:p>
          </table:table-cell>
          <table:table-cell table:style-name="Table1.A2" office:value-type="string">
            <text:p text:style-name="P96">&gt; 10 %</text:p>
          </table:table-cell>
          <table:table-cell table:style-name="Table1.A2" office:value-type="string">
            <text:p text:style-name="P96">тип II </text:p>
          </table:table-cell>
          <table:table-cell table:style-name="Table1.E2" office:value-type="string">
            <text:p text:style-name="P96">1</text:p>
          </table:table-cell>
        </table:table-row>
        <table:table-row>
          <table:table-cell table:style-name="Table1.A2" office:value-type="string">
            <text:p text:style-name="P96">33 – 66 %</text:p>
          </table:table-cell>
          <table:table-cell table:style-name="Table1.A2" office:value-type="string">
            <text:p text:style-name="P96">&gt; 40 % </text:p>
          </table:table-cell>
          <table:table-cell table:style-name="Table1.A2" office:value-type="string">
            <text:p text:style-name="P98"/>
          </table:table-cell>
          <table:table-cell table:style-name="Table1.A2" office:value-type="string">
            <text:p text:style-name="P96">тип I </text:p>
          </table:table-cell>
          <table:table-cell table:style-name="Table1.E2" office:value-type="string">
            <text:p text:style-name="P96">2</text:p>
          </table:table-cell>
        </table:table-row>
        <table:table-row>
          <table:table-cell table:style-name="Table1.A2" office:value-type="string">
            <text:p text:style-name="P96">&gt; 66 % </text:p>
          </table:table-cell>
          <table:table-cell table:style-name="Table1.A2" office:value-type="string">
            <text:p text:style-name="P97"/>
          </table:table-cell>
          <table:table-cell table:style-name="Table1.A2" office:value-type="string">
            <text:p text:style-name="P98"/>
          </table:table-cell>
          <table:table-cell table:style-name="Table1.A2" office:value-type="string">
            <text:p text:style-name="P96"/>
          </table:table-cell>
          <table:table-cell table:style-name="Table1.E2" office:value-type="string">
            <text:p text:style-name="P96">3</text:p>
          </table:table-cell>
        </table:table-row>
      </table:table>
      <text:p text:style-name="P47"><text:s/></text:p>
      <text:p text:style-name="P45">Оценките на типовете земеползване за всяко водно тяло се събират; сумата се коригира спрямо морфологията на бреговата линия <text:span text:style-name="T433">(</text:span><text:sequence-ref text:reference-format="category-and-value" text:ref-name="refТаблица1">Таблица 2</text:sequence-ref><text:span text:style-name="T433">)</text:span>. </text:p>
      <text:p text:style-name="Thesis_5f_caption">Таблица <text:sequence text:ref-name="refТаблица1" text:name="Таблица" text:formula="ooow:Таблица+1" style:num-format="1">2</text:sequence>. Корекци<text:span text:style-name="T433">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100">Брегова линия</text:p>
          </table:table-cell>
          <table:table-cell table:style-name="Table2.B1" office:value-type="string">
            <text:p text:style-name="P100">Корекция</text:p>
          </table:table-cell>
        </table:table-row>
        <table:table-row>
          <table:table-cell table:style-name="Table2.A2" office:value-type="string">
            <text:p text:style-name="P99">вдлъбната</text:p>
          </table:table-cell>
          <table:table-cell table:style-name="Table2.B2" office:value-type="string">
            <text:p text:style-name="P99">1.25</text:p>
          </table:table-cell>
        </table:table-row>
        <table:table-row>
          <table:table-cell table:style-name="Table2.A2" office:value-type="string">
            <text:p text:style-name="P99">права</text:p>
          </table:table-cell>
          <table:table-cell table:style-name="Table2.B2" office:value-type="string">
            <text:p text:style-name="P99">1</text:p>
          </table:table-cell>
        </table:table-row>
        <table:table-row>
          <table:table-cell table:style-name="Table2.A2" office:value-type="string">
            <text:p text:style-name="P99">изпъкнала</text:p>
          </table:table-cell>
          <table:table-cell table:style-name="Table2.B2" office:value-type="string">
            <text:p text:style-name="P99">0.75</text:p>
          </table:table-cell>
        </table:table-row>
      </table:table>
      <text:p text:style-name="P45"><text:s/></text:p>
      <text:p text:style-name="P88"><text:span text:style-name="T161">Тъй като </text:span><text:span text:style-name="T162">и други </text:span><text:span text:style-name="T163">фактори</text:span><text:span text:style-name="T162"> могат да оказват значително въздействие върху крайбрежните екосистеми, беше приложена </text:span><office:annotation office:name="__Fieldmark__6399_1101223808"><dc:creator>K </dc:creator><dc:date>2016-08-14T14:44:52</dc:date><text:p>Romero 2011 Valencia LUSI?</text:p></office:annotation><text:span text:style-name="T162">модификация</text:span><office:annotation-end office:name="__Fieldmark__6399_1101223808"/><text:span text:style-name="T162"> на LUSI, </text:span><text:span text:style-name="T163">при която се добавя оценка и за тях </text:span><text:span text:style-name="T166">(</text:span><text:span text:style-name="T163"><text:sequence-ref text:reference-format="category-and-value" text:ref-name="refТаблица2">Таблица 3</text:sequence-ref></text:span><text:span text:style-name="T166">)</text:span><text:span text:style-name="T163">.</text:span></text:p>
      <text:p text:style-name="Thesis_5f_caption">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 </text:p>
      <table:table table:name="Table3" table:style-name="Table3">
        <table:table-column table:style-name="Table3.A"/>
        <table:table-column table:style-name="Table3.B"/>
        <table:table-row>
          <table:table-cell table:style-name="Table3.A1" office:value-type="string">
            <text:p text:style-name="P104">Фактор</text:p>
          </table:table-cell>
          <table:table-cell table:style-name="Table3.B1" office:value-type="string">
            <text:p text:style-name="P104">Оценка</text:p>
          </table:table-cell>
        </table:table-row>
        <table:table-row>
          <table:table-cell table:style-name="Table3.A2" office:value-type="string">
            <text:p text:style-name="P61">реки, канали и влажни зони </text:p>
          </table:table-cell>
          <table:table-cell table:style-name="Table3.B2" office:value-type="string">
            <text:p text:style-name="P102">1</text:p>
          </table:table-cell>
        </table:table-row>
        <table:table-row>
          <table:table-cell table:style-name="Table3.A2" office:value-type="string">
            <text:p text:style-name="P102">пристанища</text:p>
          </table:table-cell>
          <table:table-cell table:style-name="Table3.B2" office:value-type="string">
            <text:p text:style-name="P102">1</text:p>
          </table:table-cell>
        </table:table-row>
        <table:table-row>
          <table:table-cell table:style-name="Table3.A2" office:value-type="string">
            <text:p text:style-name="P103">влияние от съседни водни тела</text:p>
          </table:table-cell>
          <table:table-cell table:style-name="Table3.B2" office:value-type="string">
            <text:p text:style-name="P102">1</text:p>
          </table:table-cell>
        </table:table-row>
      </table:table>
      <text:p text:style-name="P48"/>
      <text:p text:style-name="P89"><text:soft-page-break/><text:span text:style-name="T168">Така крайната формула за изчисляване на </text:span><text:span text:style-name="T164">LUSI </text:span><text:span text:style-name="T168">е</text:span><text:span text:style-name="T164">:</text:span></text:p>
      <text:p text:style-name="P49"/>
      <text:p text:style-name="P29"><text:span text:style-name="T165">LUSI = (оценка градове + оценка земеделие + оценка индустрия + оценка реки + оценки допълнителни въздействия) * корекция брегова линия</text:span><text:span text:style-name="T164"> </text:span><text:span text:style-name="T163"><text:s/></text:span></text:p>
      <text:p text:style-name="P50"><text:s/></text:p>
      <text:p text:style-name="P42"/>
      <text:p text:style-name="P42"/>
      <text:list xml:id="list154245838341389" text:continue-numbering="true" text:style-name="Thesis_5f_numbering">
        <text:list-item>
          <text:list>
            <text:list-item>
              <text:list>
                <text:list-item>
                  <text:list>
                    <text:list-item>
                      <text:p text:style-name="Thesis_5f_Heading3"><text:span text:style-name="T412">Б</text:span><text:span text:style-name="T411">иотични индекси за оценка на </text:span><text:span text:style-name="T413">екологичното </text:span><text:span text:style-name="T411">състояние </text:span><text:span text:style-name="T413">на съобществата</text:span></text:p>
                    </text:list-item>
                  </text:list>
                </text:list-item>
              </text:list>
            </text:list-item>
          </text:list>
        </text:list-item>
      </text:list>
      <text:p text:style-name="P87">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414">и съответно могат да служат за първоначална индикация за влошаване на екологичното състояние на съобществата</text:span>. <text:span text:style-name="T414">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 </text:span></text:p>
      <text:p text:style-name="P66"><text:span text:style-name="T70">В рамките на настоящ</text:span><text:span text:style-name="T158">е</text:span><text:span text:style-name="T70">т</text:span><text:span text:style-name="T158">о</text:span><text:span text:style-name="T70"> </text:span><text:span text:style-name="T158">изследване</text:span><text:span text:style-name="T70"> са приложени няколко различни биотични индекси, </text:span><text:span text:style-name="T89">разработени за целите на директивите на ЕС, </text:span><text:span text:style-name="T90">чиято цел е да дадат числена оценка на състоянието на съобществата, както и на тенденциите в </text:span><text:span text:style-name="T158">евентуалнте промени на това състояние</text:span><text:span text:style-name="T90">. </text:span></text:p>
      <text:p text:style-name="P67"><text:span text:style-name="T90">Беше </text:span><text:span text:style-name="T70">провер</text:span><text:span text:style-name="T90">ена</text:span><text:span text:style-name="T70"> чувствителност</text:span><text:span text:style-name="T90">та на избраните индекси</text:span><text:span text:style-name="T70"> към промените в състава и структурата на зообентосните съобщества, изложени на антропогенно въздействие, в плитката крайбрежна зона </text:span><text:span text:style-name="T90">на българското Черно море</text:span><text:span text:style-name="T70">. </text:span><text:span text:style-name="T75">Сравнено</text:span><text:span text:style-name="T70"> </text:span><text:span text:style-name="T90">беше</text:span><text:span text:style-name="T70"> функционирането на методите от националния екологичен мониторинг </text:span><text:span text:style-name="T75">(H', AMBI и M-AMBI)</text:span><text:span text:style-name="T70">, както и това на индекс, разработен и прилаган в </text:span><text:span text:style-name="T91">източната част на </text:span><text:span text:style-name="T70">Средиземно море. </text:span></text:p>
      <text:p text:style-name="P67"><text:span text:style-name="T71">По-долу </text:span><text:span text:style-name="T76">накратко са </text:span><text:span text:style-name="T71">описани особеностите на </text:span><text:span text:style-name="T73">сравн</text:span><text:span text:style-name="T74">ява</text:span><text:span text:style-name="T73">ните</text:span><text:span text:style-name="T72"> </text:span><text:span text:style-name="T71">биотични индекси.</text:span></text:p>
      <text:p text:style-name="P40"/>
      <text:p text:style-name="P6">Индекс на Shannon-Wiener H'</text:p>
      <text:p text:style-name="P68"><text:span text:style-name="T347">Характеристиките на H' са описани подробно в т. </text:span><text:span text:style-name="T347"><text:bookmark-ref text:reference-format="number" text:ref-name="__RefHeading__13188_1543247252">1.1.3.1</text:bookmark-ref></text:span><text:span text:style-name="T347">. </text:span>H’ <text:span text:style-name="T419">е един от най-широко прилаганите в екологичния мониторинг индекси, който се използва и </text:span><text:span text:style-name="T287">като индикатор за </text:span><text:soft-page-break/><text:span text:style-name="T287">промяна в съобществата, подложени на антропогенен или естествен натиск. </text:span><text:span text:style-name="T347">Въпреки това, свойствата на този индекс, споменати по-горе, затрудняват употребата и интерпретацията му. </text:span><text:span text:style-name="T45">Редица изследвания показват, че H' не реагира монотонно на промени </text:span><text:span text:style-name="T92">в съобществата, подложени на въздействие </text:span><text:span text:style-name="T45">— стойностите му </text:span><text:span text:style-name="T287">имат тенденция да </text:span><text:span text:style-name="T45">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45">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45">(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45">. </text:span></text:p>
      <text:p text:style-name="P68"><office:annotation office:name="__Fieldmark__13925_1543247252"><dc:creator>K </dc:creator><dc:date>2016-08-08T16:52:01</dc:date><text:p>може би не в м&amp;м...</text:p></office:annotation><text:span text:style-name="T94">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68"><text:span text:style-name="T93">При прилагането на този индекс е добре да се </text:span><text:span text:style-name="T95">имат предвид неговите особености, а най-добре е </text:span><text:span text:style-name="T159">винаги</text:span><text:span text:style-name="T95"> да се използва в комбинация с други индекси.</text:span><text:span text:style-name="T93"> </text:span><text:span text:style-name="T77"><text:s/></text:span><office:annotation-end office:name="__Fieldmark__13925_1543247252"/></text:p>
      <text:p text:style-name="P41"/>
      <text:p text:style-name="P4"><text:span text:style-name="T71">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71">(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Thesis_5f_body">Индексът AMBI се базира на класифицирането на <text:span text:style-name="T415">макро</text:span>зообентосните видове в 5 групи по чувствителност: </text:p>
      <text:list xml:id="list2524078659780696294" text:style-name="L2">
        <text:list-item>
          <text:p text:style-name="P105">група I – <text:span text:style-name="T266">силно чувствителни видове, присъстващи и доминиращи в съобществата при нормални и референтни условия.</text:span></text:p>
        </text:list-item>
        <text:list-item>
          <text:p text:style-name="P105">група II – <text:span text:style-name="T266">безразлични видове, които присъстват в съобществата винаги, но с малка численост.</text:span></text:p>
        </text:list-item>
        <text:list-item>
          <text:p text:style-name="P105">група III – <text:span text:style-name="T266">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05">група IV – <text:span text:style-name="T266">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266"> редуцирани седименти</text:span><office:annotation-end office:name="__Fieldmark__3566_1101223808"/><text:span text:style-name="T266">.</text:span></text:p>
        </text:list-item>
        <text:list-item>
          <text:p text:style-name="P105">група V – <text:span text:style-name="T266">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71">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text:soft-page-break/>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Thesis_5f_body"><text:span text:style-name="T265">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265">(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265">.</text:span></text:p>
      <text:p text:style-name="Thesis_5f_body">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416">възникне при</text:span> класификацията на видовете в екологичните групи <text:span text:style-name="T417">по чувствителност</text:span>, която трябва да се съобрази с евентуални местни вариации в техните екологични особености и предпочитания. </text:p>
      <text:p text:style-name="P8"/>
      <text:p text:style-name="P3"><text:span text:style-name="T267">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267">(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Thesis_5f_body"><text:span text:style-name="T418">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18">(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18">. Най-голяма тежест във формулата има чувствителната група, така че стойностите на индекса се повишават, когато екологичното състояние се подобрява. </text:span></text:p>
      <text:p text:style-name="Thesis_5f_body">BENTIX също изпитва колебания, когато броят видове <text:span text:style-name="T269">и индивиди </text:span>в пробата е ограничен; това може също така да влоши ефекта от евентуална погрешна класификация на видовете. </text:p>
      <text:p text:style-name="Thesis_5f_body"/>
      <text:p text:style-name="P7"><text:span text:style-name="T278">M-AMBI </text:span><text:span text:style-name="T232">(multivariate AMBI)</text:span><text:span text:style-name="T278">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278">(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Thesis_5f_body">Индексът <text:span text:style-name="T268">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 </text:span></text:p>
      <text:p text:style-name="Thesis_5f_body"><text:soft-page-break/></text:p>
      <text:p text:style-name="Thesis_5f_body">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372">от Европейския Съюз</text:span>. <text:span text:style-name="T271">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3272_379240939" field:type=""/><text:span text:style-name="T271">гранични стойности</text:span><field:fieldmark-end/><text:span text:style-name="T271"><office:annotation office:name="__Fieldmark__24304_119404090"><dc:creator>K </dc:creator><dc:date>2015-12-14T17:22:52</dc:date><text:p text:style-name="P114"><text:span text:style-name="T447">старите стойности – за сравнение с оценките на БД?</text:span></text:p></office:annotation></text:span><text:span text:style-name="T271">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270">на екологичните класове за качество (като EQR) </text:span>са посочени в <text:sequence-ref text:reference-format="category-and-value" text:ref-name="refТаблица3">Таблица 4</text:sequence-ref>. <text:s/></text:p>
      <text:p text:style-name="Thesis_5f_body"><draw:frame draw:style-name="fr4" draw:name="Frame8" text:anchor-type="as-char" svg:y="-1.028in" svg:width="5.8028in" draw:z-index="5"><draw:text-box fo:min-height="2.098in"><text:p text:style-name="Thesis_5f_caption"><draw:frame draw:style-name="fr6" draw:name="Object3" text:anchor-type="paragraph" svg:x="0in" svg:y="0.7689in" svg:width="5.8028in" style:rel-width="100%" svg:height="1.4484in" style:rel-height="scale" draw:z-index="6"><draw:object xlink:href="./Object 3" xlink:type="simple" xlink:show="embed" xlink:actuate="onLoad"/><draw:image xlink:href="./ObjectReplacements/Object 3" xlink:type="simple" xlink:show="embed" xlink:actuate="onLoad"/></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272">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272">(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272">; </text:span><office:annotation office:name="__Fieldmark__14038_1543247252"><dc:creator>K </dc:creator><dc:date>2016-08-08T16:54:35</dc:date><text:p>без MEDOCC!</text:p></office:annotation><text:span text:style-name="T272">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272">(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272">;</text:span><office:annotation-end office:name="__Fieldmark__14038_1543247252"/><text:span text:style-name="T272">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272">(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Thesis_5f_body"/>
      <text:p text:style-name="Thesis_5f_body"/>
      <text:p text:style-name="Thesis_5f_body"><text:span text:style-name="T420">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20">(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20">. </text:span></text:p>
      <text:p text:style-name="P19">таблица нови стойности + защо в анализите старите – басейнова дирекция итн...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line-height="150%"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Normal_20__28_Web_29_" style:display-name="Normal (Web)" style:family="paragraph" style:parent-style-name="Standard">
      <style:paragraph-properties fo:margin-top="0.0693in" fo:margin-bottom="0.1in" loext:contextual-spacing="false" fo:line-height="120%" fo:hyphenation-ladder-count="no-limit"/>
      <style:text-properties style:font-name="Times New Roman5" fo:font-family="'Times New Roman'" style:font-family-generic="roman" style:font-pitch="variable" style:letter-kerning="true" style:font-name-asian="Times New Roman5" style:font-family-asian="'Times New Roman'" style:font-family-generic-asian="roman" style:font-pitch-asian="variable" style:font-name-complex="Times New Roman5" style:font-family-complex="'Times New Roman'" style:font-family-generic-complex="roman" style:font-pitch-complex="variable" style:language-complex="ar" style:country-complex="SA" fo:hyphenate="true" fo:hyphenation-remain-char-count="2" fo:hyphenation-push-char-count="2"/>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tyle:protect="position" style:wrap="none" style:horizontal-pos="left" style:horizontal-rel="paragraph-content" fo:background-color="transparent" draw:fill="none" draw:fill-color="#729fcf" style:shadow="none" draw:shadow-opacity="100%" style:flow-with-text="tru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hesis_5f_numbering" style:display-name="Thesis_numbering">
      <text:list-level-style-number text:level="1" text:style-name="Numbering_20_Symbols" style:num-prefix=" " style:num-suffix=" " style:num-format="1">
        <style:list-level-properties text:list-level-position-and-space-mode="label-alignment" fo:text-align="end">
          <style:list-level-label-alignment text:label-followed-by="listtab" text:list-tab-stop-position="0.3937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9839in" fo:margin-right="0.9839in" fo:margin-bottom="0.1965in" style:dynamic-spacing="false"/>
      </style:header-style>
      <style:footer-style>
        <style:header-footer-properties fo:min-height="0.3929in" fo:margin-left="0in" fo:margin-right="0in" fo:margin-top="0.1965in" style:dynamic-spacing="false"/>
      </style:footer-style>
    </style:page-layout>
    <style:page-layout style:name="Mpm3">
      <style:page-layout-properties fo:page-width="8.2681in" fo:page-height="11.6929in" style:num-format="1" style:print-orientation="portrait" fo:margin-top="0.9839in" fo:margin-bottom="0.9839in" fo:margin-left="0.9839in" fo:margin-right="0.9839in" style:shadow="none" fo:background-color="transparent" style:writing-mode="lr-tb" draw:fill="none" draw:fill-color="#729fcf"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3DT10H16M20S</meta:editing-duration>
    <meta:editing-cycles>629</meta:editing-cycles>
    <meta:generator>LibreOffice/5.1.4.2$Windows_x86 LibreOffice_project/f99d75f39f1c57ebdd7ffc5f42867c12031db97a</meta:generator>
    <meta:initial-creator>K </meta:initial-creator>
    <dc:date>2016-08-24T13:53:55.024000000</dc:date>
    <meta:document-statistic meta:table-count="3" meta:image-count="0" meta:object-count="4" meta:page-count="29" meta:paragraph-count="202" meta:word-count="8038" meta:character-count="55989" meta:non-whitespace-character-count="47915"/>
    <meta:user-defined meta:name="ZOTERO_PREF_1">&lt;data data-version="3" zotero-version="4.0.29.11"&gt;&lt;session id="GlEqxorD"/&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4">00/00/0000</text:date>, <text:time style:data-style-name="N2" text:time-value="09:45:47.42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6/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